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AMT" svg:font-family="'Albany AMT', Arial" style:font-family-generic="swiss" style:font-pitch="variable"/>
    <style:font-face style:name="Arial" svg:font-family="Arial" style:font-family-generic="swiss" style:font-pitch="variable"/>
    <style:font-face style:name="Lucida Sans Unicode" svg:font-family="'Lucida Sans Unicode'" style:font-family-generic="system" style:font-pitch="variable"/>
    <style:font-face style:name="Nimbus Sans L" svg:font-family="'Nimbus Sans L'" style:font-family-generic="swiss" style:font-pitch="variable"/>
    <style:font-face style:name="Nimbus Sans L1" svg:font-family="'Nimbus Sans L', Arial" style:font-family-generic="swiss" style:font-pitch="variable"/>
    <style:font-face style:name="StarSymbol" svg:font-family="StarSymbol, 'Arial Unicode MS'" style:font-charset="x-symbol"/>
    <style:font-face style:name="Tahoma" svg:font-family="Tahoma" style:font-family-generic="system" style:font-pitch="variable"/>
    <style:font-face style:name="Thorndale AMT" svg:font-family="'Thorndale AMT', 'Times New Roman'" style:font-family-generic="roman" style:font-pitch="variable"/>
    <style:font-face style:name="Times New Roman" svg:font-family="'Times New Roman'" style:font-family-generic="roman" style:font-pitch="variable"/>
    <style:font-face style:name="Times New Roman1" svg:font-family="'Times New Roman'" style:font-family-generic="swiss"/>
  </office:font-face-decls>
  <office:automatic-styles>
    <style:style style:name="Table1" style:family="table">
      <style:table-properties style:width="2.8in" table:align="center" style:writing-mode="lr-tb"/>
    </style:style>
    <style:style style:name="Table1.A" style:family="table-column">
      <style:table-column-properties style:column-width="0.9326in"/>
    </style:style>
    <style:style style:name="Table1.B" style:family="table-column">
      <style:table-column-properties style:column-width="0.4674in"/>
    </style:style>
    <style:style style:name="Table1.C" style:family="table-column">
      <style:table-column-properties style:column-width="0.4653in"/>
    </style:style>
    <style:style style:name="Table1.D" style:family="table-column">
      <style:table-column-properties style:column-width="0.9347in"/>
    </style:style>
    <style:style style:name="Table1.1" style:family="table-row">
      <style:table-row-properties style:row-height="0.2201in" fo:keep-together="auto"/>
    </style:style>
    <style:style style:name="Table1.A1" style:family="table-cell">
      <style:table-cell-properties style:vertical-align="top" fo:background-color="transparent" fo:padding="0.0201in" fo:border-left="0.05pt solid #000000" fo:border-right="none" fo:border-top="0.05pt solid #000000" fo:border-bottom="0.05pt solid #000000" style:writing-mode="lr-tb">
        <style:background-image/>
      </style:table-cell-properties>
    </style:style>
    <style:style style:name="Table1.C1" style:family="table-cell">
      <style:table-cell-properties style:vertical-align="top" fo:background-color="transparent" fo:padding="0.0201in" fo:border="0.05pt solid #000000" style:writing-mode="lr-tb">
        <style:background-image/>
      </style:table-cell-properties>
    </style:style>
    <style:style style:name="Table1.A2" style:family="table-cell">
      <style:table-cell-properties style:vertical-align="top" fo:padding="0.0201in" fo:border-left="0.05pt solid #000000" fo:border-right="none" fo:border-top="none" fo:border-bottom="0.05pt solid #000000" style:writing-mode="lr-tb"/>
    </style:style>
    <style:style style:name="Table1.B2" style:family="table-cell">
      <style:table-cell-properties style:vertical-align="top" fo:padding="0.0201in" fo:border-left="0.05pt solid #000000" fo:border-right="none" fo:border-top="none" fo:border-bottom="0.05pt solid #000000" style:writing-mode="lr-tb"/>
    </style:style>
    <style:style style:name="Table1.D2" style:family="table-cell">
      <style:table-cell-properties style:vertical-align="top" fo:padding="0.0201in" fo:border-left="0.05pt solid #000000" fo:border-right="0.05pt solid #000000" fo:border-top="none" fo:border-bottom="0.05pt solid #000000" style:writing-mode="lr-tb"/>
    </style:style>
    <style:style style:name="Table1.A3" style:family="table-cell">
      <style:table-cell-properties style:vertical-align="top" fo:padding="0.0201in" fo:border-left="0.05pt solid #000000" fo:border-right="none" fo:border-top="none" fo:border-bottom="0.05pt solid #000000" style:writing-mode="lr-tb"/>
    </style:style>
    <style:style style:name="Table1.B3" style:family="table-cell">
      <style:table-cell-properties style:vertical-align="top" fo:padding="0.0201in" fo:border-left="0.05pt solid #000000" fo:border-right="none" fo:border-top="none" fo:border-bottom="0.05pt solid #000000" style:writing-mode="lr-tb"/>
    </style:style>
    <style:style style:name="Table1.D3" style:family="table-cell">
      <style:table-cell-properties style:vertical-align="top" fo:padding="0.0201in" fo:border-left="0.05pt solid #000000" fo:border-right="0.05pt solid #000000" fo:border-top="none" fo:border-bottom="0.05pt solid #000000" style:writing-mode="lr-tb"/>
    </style:style>
    <style:style style:name="Table1.A4" style:family="table-cell">
      <style:table-cell-properties style:vertical-align="top" fo:padding="0.0201in" fo:border-left="0.05pt solid #000000" fo:border-right="none" fo:border-top="none" fo:border-bottom="0.05pt solid #000000" style:writing-mode="lr-tb"/>
    </style:style>
    <style:style style:name="Table1.B4" style:family="table-cell">
      <style:table-cell-properties style:vertical-align="top" fo:padding="0.0201in" fo:border-left="0.05pt solid #000000" fo:border-right="none" fo:border-top="none" fo:border-bottom="0.05pt solid #000000" style:writing-mode="lr-tb"/>
    </style:style>
    <style:style style:name="Table1.D4" style:family="table-cell">
      <style:table-cell-properties style:vertical-align="top" fo:padding="0.0201in" fo:border-left="0.05pt solid #000000" fo:border-right="0.05pt solid #000000" fo:border-top="none" fo:border-bottom="0.05pt solid #000000" style:writing-mode="lr-tb"/>
    </style:style>
    <style:style style:name="Table8" style:family="table">
      <style:table-properties style:width="3.9in" table:align="center" style:may-break-between-rows="true" style:writing-mode="lr-tb"/>
    </style:style>
    <style:style style:name="Table8.A" style:family="table-column">
      <style:table-column-properties style:column-width="0.9674in"/>
    </style:style>
    <style:style style:name="Table8.B" style:family="table-column">
      <style:table-column-properties style:column-width="0.4903in"/>
    </style:style>
    <style:style style:name="Table8.C" style:family="table-column">
      <style:table-column-properties style:column-width="0.4854in"/>
    </style:style>
    <style:style style:name="Table8.D" style:family="table-column">
      <style:table-column-properties style:column-width="0.9813in"/>
    </style:style>
    <style:style style:name="Table8.E" style:family="table-column">
      <style:table-column-properties style:column-width="0.4882in"/>
    </style:style>
    <style:style style:name="Table8.F" style:family="table-column">
      <style:table-column-properties style:column-width="0.4875in"/>
    </style:style>
    <style:style style:name="Table8.1" style:family="table-row">
      <style:table-row-properties style:row-height="0.2201in" fo:keep-together="auto"/>
    </style:style>
    <style:style style:name="Table8.A1" style:family="table-cell">
      <style:table-cell-properties style:vertical-align="middle" fo:padding="0in" fo:border-left="0.5pt solid #000000" fo:border-right="none" fo:border-top="0.5pt solid #000000" fo:border-bottom="0.5pt solid #000000" style:writing-mode="lr-tb"/>
    </style:style>
    <style:style style:name="Table8.D1" style:family="table-cell">
      <style:table-cell-properties style:vertical-align="middle" fo:padding="0in" fo:border="0.5pt solid #000000" style:writing-mode="lr-tb"/>
    </style:style>
    <style:style style:name="Table8.10" style:family="table-row">
      <style:table-row-properties style:row-height="0.2201in" fo:keep-together="always"/>
    </style:style>
    <style:style style:name="Table8.A12" style:family="table-cell">
      <style:table-cell-properties style:vertical-align="middle" fo:padding="0in" fo:border-left="0.5pt solid #000000" fo:border-right="none" fo:border-top="none" fo:border-bottom="0.5pt solid #000000" style:writing-mode="lr-tb"/>
    </style:style>
    <style:style style:name="Table8.E12" style:family="table-cell" style:data-style-name="N0">
      <style:table-cell-properties style:vertical-align="middle" fo:padding="0in" fo:border-left="0.5pt solid #000000" fo:border-right="none" fo:border-top="none" fo:border-bottom="0.5pt solid #000000" style:writing-mode="lr-tb"/>
    </style:style>
    <style:style style:name="Table8.F13" style:family="table-cell" style:data-style-name="N0">
      <style:table-cell-properties style:vertical-align="middle" fo:padding="0in" fo:border="0.5pt solid #000000" style:writing-mode="lr-tb"/>
    </style:style>
    <style:style style:name="Table9" style:family="table">
      <style:table-properties style:width="4in" table:align="center" style:may-break-between-rows="false" style:writing-mode="lr-tb"/>
    </style:style>
    <style:style style:name="Table9.A" style:family="table-column">
      <style:table-column-properties style:column-width="0.8in"/>
    </style:style>
    <style:style style:name="Table9.1" style:family="table-row">
      <style:table-row-properties style:row-height="0.2201in" fo:keep-together="auto"/>
    </style:style>
    <style:style style:name="Table9.A1" style:family="table-cell">
      <style:table-cell-properties style:vertical-align="middle" fo:padding="0.0201in" fo:border-left="0.05pt solid #000000" fo:border-right="none" fo:border-top="0.05pt solid #000000" fo:border-bottom="0.05pt solid #000000" style:writing-mode="lr-tb"/>
    </style:style>
    <style:style style:name="Table9.E1" style:family="table-cell">
      <style:table-cell-properties style:vertical-align="middle" fo:padding="0.0201in" fo:border="0.05pt solid #000000" style:writing-mode="lr-tb"/>
    </style:style>
    <style:style style:name="Table9.A2" style:family="table-cell">
      <style:table-cell-properties style:vertical-align="middle" fo:padding="0.0201in" fo:border-left="0.05pt solid #000000" fo:border-right="none" fo:border-top="none" fo:border-bottom="0.05pt solid #000000" style:writing-mode="lr-tb"/>
    </style:style>
    <style:style style:name="Table9.E2" style:family="table-cell">
      <style:table-cell-properties style:vertical-align="middle" fo:padding="0.0201in" fo:border-left="0.05pt solid #000000" fo:border-right="0.05pt solid #000000" fo:border-top="none" fo:border-bottom="0.05pt solid #000000" style:writing-mode="lr-tb"/>
    </style:style>
    <style:style style:name="Table4" style:family="table">
      <style:table-properties style:width="3.9in" table:align="center" style:writing-mode="lr-tb"/>
    </style:style>
    <style:style style:name="Table4.A" style:family="table-column">
      <style:table-column-properties style:column-width="0.9674in"/>
    </style:style>
    <style:style style:name="Table4.B" style:family="table-column">
      <style:table-column-properties style:column-width="0.4903in"/>
    </style:style>
    <style:style style:name="Table4.C" style:family="table-column">
      <style:table-column-properties style:column-width="0.4924in"/>
    </style:style>
    <style:style style:name="Table4.D" style:family="table-column">
      <style:table-column-properties style:column-width="0.9743in"/>
    </style:style>
    <style:style style:name="Table4.E" style:family="table-column">
      <style:table-column-properties style:column-width="0.4882in"/>
    </style:style>
    <style:style style:name="Table4.F" style:family="table-column">
      <style:table-column-properties style:column-width="0.4875in"/>
    </style:style>
    <style:style style:name="Table4.1" style:family="table-row">
      <style:table-row-properties style:row-height="0.2201in" fo:keep-together="auto"/>
    </style:style>
    <style:style style:name="Table4.A1" style:family="table-cell">
      <style:table-cell-properties style:vertical-align="middle" fo:padding="0in" fo:border-left="0.5pt solid #000000" fo:border-right="none" fo:border-top="0.5pt solid #000000" fo:border-bottom="0.5pt solid #000000" style:writing-mode="lr-tb"/>
    </style:style>
    <style:style style:name="Table4.D1" style:family="table-cell">
      <style:table-cell-properties style:vertical-align="middle" fo:padding="0in" fo:border="0.5pt solid #000000" style:writing-mode="lr-tb"/>
    </style:style>
    <style:style style:name="Table4.10" style:family="table-row">
      <style:table-row-properties style:row-height="0.2201in" fo:keep-together="always"/>
    </style:style>
    <style:style style:name="Table4.A12" style:family="table-cell">
      <style:table-cell-properties style:vertical-align="middle" fo:padding="0in" fo:border-left="0.5pt solid #000000" fo:border-right="none" fo:border-top="none" fo:border-bottom="0.5pt solid #000000" style:writing-mode="lr-tb"/>
    </style:style>
    <style:style style:name="Table4.E12" style:family="table-cell" style:data-style-name="N0">
      <style:table-cell-properties style:vertical-align="middle" fo:padding="0in" fo:border-left="0.5pt solid #000000" fo:border-right="none" fo:border-top="none" fo:border-bottom="0.5pt solid #000000" style:writing-mode="lr-tb"/>
    </style:style>
    <style:style style:name="Table4.F13" style:family="table-cell" style:data-style-name="N0">
      <style:table-cell-properties style:vertical-align="middle" fo:padding="0in" fo:border="0.5pt solid #000000" style:writing-mode="lr-tb"/>
    </style:style>
    <style:style style:name="Table2" style:family="table">
      <style:table-properties style:width="3.9in" table:align="center" style:writing-mode="lr-tb"/>
    </style:style>
    <style:style style:name="Table2.A" style:family="table-column">
      <style:table-column-properties style:column-width="0.9674in"/>
    </style:style>
    <style:style style:name="Table2.B" style:family="table-column">
      <style:table-column-properties style:column-width="0.4903in"/>
    </style:style>
    <style:style style:name="Table2.C" style:family="table-column">
      <style:table-column-properties style:column-width="0.4924in"/>
    </style:style>
    <style:style style:name="Table2.D" style:family="table-column">
      <style:table-column-properties style:column-width="0.9743in"/>
    </style:style>
    <style:style style:name="Table2.E" style:family="table-column">
      <style:table-column-properties style:column-width="0.4882in"/>
    </style:style>
    <style:style style:name="Table2.F" style:family="table-column">
      <style:table-column-properties style:column-width="0.4875in"/>
    </style:style>
    <style:style style:name="Table2.1" style:family="table-row">
      <style:table-row-properties style:row-height="0.2201in" fo:keep-together="auto"/>
    </style:style>
    <style:style style:name="Table2.A1" style:family="table-cell">
      <style:table-cell-properties style:vertical-align="middle" fo:padding="0in" fo:border-left="0.5pt solid #000000" fo:border-right="none" fo:border-top="0.5pt solid #000000" fo:border-bottom="0.5pt solid #000000" style:writing-mode="lr-tb"/>
    </style:style>
    <style:style style:name="Table2.D1" style:family="table-cell">
      <style:table-cell-properties style:vertical-align="middle" fo:padding="0in" fo:border="0.5pt solid #000000" style:writing-mode="lr-tb"/>
    </style:style>
    <style:style style:name="Table2.10" style:family="table-row">
      <style:table-row-properties style:row-height="0.2201in" fo:keep-together="always"/>
    </style:style>
    <style:style style:name="Table2.A12" style:family="table-cell">
      <style:table-cell-properties style:vertical-align="middle" fo:padding="0in" fo:border-left="0.5pt solid #000000" fo:border-right="none" fo:border-top="none" fo:border-bottom="0.5pt solid #000000" style:writing-mode="lr-tb"/>
    </style:style>
    <style:style style:name="Table6" style:family="table">
      <style:table-properties style:width="3.9in" table:align="center" style:writing-mode="lr-tb"/>
    </style:style>
    <style:style style:name="Table6.A" style:family="table-column">
      <style:table-column-properties style:column-width="0.9674in"/>
    </style:style>
    <style:style style:name="Table6.B" style:family="table-column">
      <style:table-column-properties style:column-width="0.4896in"/>
    </style:style>
    <style:style style:name="Table6.C" style:family="table-column">
      <style:table-column-properties style:column-width="0.4931in"/>
    </style:style>
    <style:style style:name="Table6.D" style:family="table-column">
      <style:table-column-properties style:column-width="0.9736in"/>
    </style:style>
    <style:style style:name="Table6.F" style:family="table-column">
      <style:table-column-properties style:column-width="0.4868in"/>
    </style:style>
    <style:style style:name="Table6.1" style:family="table-row">
      <style:table-row-properties style:row-height="0.2201in" fo:keep-together="auto"/>
    </style:style>
    <style:style style:name="Table6.A1" style:family="table-cell">
      <style:table-cell-properties style:vertical-align="middle" fo:padding="0in" fo:border-left="0.5pt solid #000000" fo:border-right="none" fo:border-top="0.5pt solid #000000" fo:border-bottom="0.5pt solid #000000" style:writing-mode="lr-tb"/>
    </style:style>
    <style:style style:name="Table6.D1" style:family="table-cell">
      <style:table-cell-properties style:vertical-align="middle" fo:padding="0in" fo:border="0.5pt solid #000000" style:writing-mode="lr-tb"/>
    </style:style>
    <style:style style:name="Table6.10" style:family="table-row">
      <style:table-row-properties style:row-height="0.2201in" fo:keep-together="always"/>
    </style:style>
    <style:style style:name="Table6.A12" style:family="table-cell">
      <style:table-cell-properties style:vertical-align="middle" fo:padding="0in" fo:border-left="0.5pt solid #000000" fo:border-right="none" fo:border-top="none" fo:border-bottom="0.5pt solid #000000" style:writing-mode="lr-tb"/>
    </style:style>
    <style:style style:name="Table6.D14" style:family="table-cell">
      <style:table-cell-properties style:vertical-align="middle" fo:padding="0in" fo:border-left="0.5pt solid #000000" fo:border-right="0.5pt solid #000000" fo:border-top="none" fo:border-bottom="0.5pt solid #000000" style:writing-mode="lr-tb"/>
    </style:style>
    <style:style style:name="Table3" style:family="table">
      <style:table-properties style:width="3.9in" table:align="center" style:writing-mode="lr-tb"/>
    </style:style>
    <style:style style:name="Table3.A" style:family="table-column">
      <style:table-column-properties style:column-width="0.9681in"/>
    </style:style>
    <style:style style:name="Table3.B" style:family="table-column">
      <style:table-column-properties style:column-width="0.4903in"/>
    </style:style>
    <style:style style:name="Table3.C" style:family="table-column">
      <style:table-column-properties style:column-width="0.4917in"/>
    </style:style>
    <style:style style:name="Table3.D" style:family="table-column">
      <style:table-column-properties style:column-width="0.9743in"/>
    </style:style>
    <style:style style:name="Table3.E" style:family="table-column">
      <style:table-column-properties style:column-width="0.4896in"/>
    </style:style>
    <style:style style:name="Table3.F" style:family="table-column">
      <style:table-column-properties style:column-width="0.4861in"/>
    </style:style>
    <style:style style:name="Table3.1" style:family="table-row">
      <style:table-row-properties style:row-height="0.2201in" fo:keep-together="auto"/>
    </style:style>
    <style:style style:name="Table3.A1" style:family="table-cell">
      <style:table-cell-properties style:vertical-align="middle" fo:padding="0in" fo:border-left="0.5pt solid #000000" fo:border-right="none" fo:border-top="0.5pt solid #000000" fo:border-bottom="0.5pt solid #000000" style:writing-mode="lr-tb"/>
    </style:style>
    <style:style style:name="Table3.D1" style:family="table-cell">
      <style:table-cell-properties style:vertical-align="middle" fo:padding="0in" fo:border="0.5pt solid #000000" style:writing-mode="lr-tb"/>
    </style:style>
    <style:style style:name="Table3.10" style:family="table-row">
      <style:table-row-properties style:row-height="0.2201in" fo:keep-together="always"/>
    </style:style>
    <style:style style:name="Table3.A12" style:family="table-cell">
      <style:table-cell-properties style:vertical-align="middle" fo:padding="0in" fo:border-left="0.5pt solid #000000" fo:border-right="none" fo:border-top="none" fo:border-bottom="0.5pt solid #000000" style:writing-mode="lr-tb"/>
    </style:style>
    <style:style style:name="Table7" style:family="table">
      <style:table-properties style:width="4.2806in" table:align="center" style:writing-mode="lr-tb"/>
    </style:style>
    <style:style style:name="Table7.A" style:family="table-column">
      <style:table-column-properties style:column-width="0.8201in"/>
    </style:style>
    <style:style style:name="Table7.C" style:family="table-column">
      <style:table-column-properties style:column-width="1in"/>
    </style:style>
    <style:style style:name="Table7.1" style:family="table-row">
      <style:table-row-properties style:row-height="0.4403in" fo:keep-together="always"/>
    </style:style>
    <style:style style:name="Table7.A1" style:family="table-cell">
      <style:table-cell-properties style:vertical-align="middle" fo:padding="0in" fo:border-left="0.5pt solid #000000" fo:border-right="none" fo:border-top="0.5pt solid #000000" fo:border-bottom="0.5pt solid #000000" style:writing-mode="lr-tb"/>
    </style:style>
    <style:style style:name="Table7.E1" style:family="table-cell">
      <style:table-cell-properties style:vertical-align="middle" fo:padding="0in" fo:border="0.5pt solid #000000" style:writing-mode="lr-tb"/>
    </style:style>
    <style:style style:name="Table7.2" style:family="table-row">
      <style:table-row-properties style:row-height="0.2201in" fo:keep-together="auto"/>
    </style:style>
    <style:style style:name="Table7.3" style:family="table-row">
      <style:table-row-properties style:row-height="0.2201in" fo:keep-together="always"/>
    </style:style>
    <style:style style:name="Table7.A5" style:family="table-cell">
      <style:table-cell-properties style:vertical-align="middle" fo:padding="0in" fo:border-left="0.5pt solid #000000" fo:border-right="none" fo:border-top="none" fo:border-bottom="0.5pt solid #000000" style:writing-mode="lr-tb"/>
    </style:style>
    <style:style style:name="Table7.E5" style:family="table-cell">
      <style:table-cell-properties style:vertical-align="middle" fo:padding="0in" fo:border-left="0.5pt solid #000000" fo:border-right="0.5pt solid #000000" fo:border-top="none" fo:border-bottom="0.5pt solid #000000" style:writing-mode="lr-tb"/>
    </style:style>
    <style:style style:name="Table7.6" style:family="table-row">
      <style:table-row-properties style:min-row-height="0.4403in" fo:keep-together="always"/>
    </style:style>
    <style:style style:name="Table5" style:family="table">
      <style:table-properties style:width="4.3597in" table:align="center" style:may-break-between-rows="false" style:writing-mode="lr-tb"/>
    </style:style>
    <style:style style:name="Table5.A" style:family="table-column">
      <style:table-column-properties style:column-width="0.8in"/>
    </style:style>
    <style:style style:name="Table5.C" style:family="table-column">
      <style:table-column-properties style:column-width="1.1597in"/>
    </style:style>
    <style:style style:name="Table5.1" style:family="table-row">
      <style:table-row-properties style:row-height="0.2201in" fo:keep-together="auto"/>
    </style:style>
    <style:style style:name="Table5.A1" style:family="table-cell">
      <style:table-cell-properties style:vertical-align="middle" fo:padding="0.0201in" fo:border-left="0.05pt solid #000000" fo:border-right="none" fo:border-top="0.05pt solid #000000" fo:border-bottom="0.05pt solid #000000" style:writing-mode="lr-tb"/>
    </style:style>
    <style:style style:name="Table5.E1" style:family="table-cell">
      <style:table-cell-properties style:vertical-align="middle" fo:padding="0.0201in" fo:border="0.05pt solid #000000" style:writing-mode="lr-tb"/>
    </style:style>
    <style:style style:name="Table5.A2" style:family="table-cell">
      <style:table-cell-properties style:vertical-align="middle" fo:padding="0.0201in" fo:border-left="0.05pt solid #000000" fo:border-right="none" fo:border-top="none" fo:border-bottom="0.05pt solid #000000" style:writing-mode="lr-tb"/>
    </style:style>
    <style:style style:name="Table5.E2" style:family="table-cell">
      <style:table-cell-properties style:vertical-align="middle" fo:padding="0.0201in" fo:border-left="0.05pt solid #000000" fo:border-right="0.05pt solid #000000" fo:border-top="none" fo:border-bottom="0.05pt solid #000000" style:writing-mode="lr-tb"/>
    </style:style>
    <style:style style:name="P1" style:family="paragraph" style:parent-style-name="Footer">
      <style:paragraph-properties fo:text-align="center" style:justify-single-word="false"/>
      <style:text-properties fo:font-size="11pt" style:font-size-asian="11pt" style:font-size-complex="11pt"/>
    </style:style>
    <style:style style:name="P2" style:family="paragraph" style:parent-style-name="Standard">
      <style:paragraph-properties fo:margin-left="0.2035in" fo:margin-right="0in" fo:line-height="150%" fo:hyphenation-ladder-count="no-limit" fo:text-indent="0in" style:auto-text-indent="false"/>
      <style:text-properties style:font-name="Times New Roman" fo:font-size="12pt" fo:font-weight="normal"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3" style:family="paragraph" style:parent-style-name="Standard">
      <style:paragraph-properties fo:line-height="150%" fo:hyphenation-ladder-count="no-limit"/>
      <style:text-properties style:font-name="Times New Roman" fo:font-size="12pt" fo:font-weight="normal"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4" style:family="paragraph" style:parent-style-name="Standard">
      <style:paragraph-properties fo:line-height="150%" fo:hyphenation-ladder-count="no-limit"/>
      <style:text-properties style:font-name="Times New Roman" fo:font-size="12pt" fo:font-weight="normal" officeooo:paragraph-rsid="008c979b"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5" style:family="paragraph" style:parent-style-name="Standard">
      <style:paragraph-properties fo:margin-left="0in" fo:margin-right="0in" fo:line-height="150%" fo:hyphenation-ladder-count="no-limit" fo:text-indent="0in" style:auto-text-indent="false"/>
      <style:text-properties style:font-name="Times New Roman" fo:font-size="12pt" fo:font-weight="normal"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6" style:family="paragraph" style:parent-style-name="Standard">
      <style:paragraph-properties fo:line-height="150%"/>
      <style:text-properties style:font-name="Times New Roman" fo:font-size="12pt" fo:font-weight="normal" style:font-size-asian="12pt" style:font-weight-asian="normal" style:font-size-complex="12pt" style:font-weight-complex="normal"/>
    </style:style>
    <style:style style:name="P7" style:family="paragraph" style:parent-style-name="Standard">
      <style:paragraph-properties fo:line-height="150%" fo:text-align="center" style:justify-single-word="false"/>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fo:line-height="150%" fo:hyphenation-ladder-count="no-limit">
        <style:tab-stops>
          <style:tab-stop style:position="0in"/>
        </style:tab-stops>
      </style:paragraph-properties>
      <style:text-properties style:font-name="Times New Roman" fo:font-size="12pt" fo:font-weight="normal"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9" style:family="paragraph" style:parent-style-name="Standard">
      <style:paragraph-properties fo:margin-left="0in" fo:margin-right="-0.0201in" fo:line-height="150%" fo:hyphenation-ladder-count="no-limit" fo:text-indent="0in" style:auto-text-indent="false">
        <style:tab-stops>
          <style:tab-stop style:position="0in"/>
        </style:tab-stops>
      </style:paragraph-properties>
      <style:text-properties style:font-name="Times New Roman" fo:font-size="12pt" fo:font-weight="normal"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0" style:family="paragraph" style:parent-style-name="Standard">
      <style:paragraph-properties fo:line-height="150%" fo:text-align="start" style:justify-single-word="false"/>
      <style:text-properties style:font-name="Times New Roman" fo:font-size="12pt" fo:font-weight="normal" style:font-size-asian="12pt" style:font-weight-asian="normal" style:font-size-complex="12pt" style:font-weight-complex="normal"/>
    </style:style>
    <style:style style:name="P11" style:family="paragraph" style:parent-style-name="Standard">
      <style:paragraph-properties fo:line-height="150%" fo:text-align="start" style:justify-single-word="false" fo:hyphenation-ladder-count="no-limit"/>
      <style:text-properties style:font-name="Times New Roman" fo:font-size="12pt" fo:font-weight="normal"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2" style:family="paragraph" style:parent-style-name="Standard">
      <style:paragraph-properties fo:line-height="150%" fo:hyphenation-ladder-count="no-limit"/>
      <style:text-properties style:font-name="Times New Roman" fo:font-size="12pt" fo:font-weight="normal" officeooo:rsid="002d8742" officeooo:paragraph-rsid="00146a2f"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line-height="150%" fo:hyphenation-ladder-count="no-limit"/>
      <style:text-properties style:font-name="Times New Roman" fo:font-size="12pt" fo:font-weight="normal" officeooo:rsid="00146a2f" officeooo:paragraph-rsid="002d8742"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4" style:family="paragraph" style:parent-style-name="Standard">
      <style:paragraph-properties fo:line-height="150%" fo:hyphenation-ladder-count="no-limit">
        <style:tab-stops/>
      </style:paragraph-properties>
      <style:text-properties style:font-name="Times New Roman" fo:font-size="12pt" fo:font-weight="normal" officeooo:rsid="0029b175" officeooo:paragraph-rsid="002d0528"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5" style:family="paragraph" style:parent-style-name="Standard">
      <style:paragraph-properties fo:line-height="150%" fo:hyphenation-ladder-count="no-limit"/>
      <style:text-properties style:font-name="Times New Roman" fo:font-size="12pt" fo:font-weight="normal" officeooo:rsid="02728a4a" officeooo:paragraph-rsid="0274f17d"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6" style:family="paragraph" style:parent-style-name="Standard">
      <style:paragraph-properties fo:line-height="150%" fo:text-align="center" style:justify-single-word="false" fo:hyphenation-ladder-count="no-limit">
        <style:tab-stops/>
      </style:paragraph-properties>
      <style:text-properties style:font-name="Times New Roman" fo:font-size="12pt" fo:font-weight="normal" officeooo:rsid="03c165e2" officeooo:paragraph-rsid="03c165e2"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7" style:family="paragraph" style:parent-style-name="Standard">
      <style:paragraph-properties fo:line-height="150%" fo:hyphenation-ladder-count="no-limit"/>
      <style:text-properties style:font-name="Times New Roman" fo:font-size="12pt" fo:font-weight="normal" style:font-name-asian="Nimbus Sans L1" style:font-size-asian="12pt" style:font-weight-asian="normal" style:font-name-complex="Thorndale AMT"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8" style:family="paragraph" style:parent-style-name="Standard">
      <style:paragraph-properties fo:margin-left="0.2035in" fo:margin-right="0in" fo:line-height="150%" fo:hyphenation-ladder-count="no-limit" fo:text-indent="0in" style:auto-text-indent="false">
        <style:tab-stops>
          <style:tab-stop style:position="-2.9374in"/>
        </style:tab-stops>
      </style:paragraph-properties>
      <style:text-properties style:font-name="Times New Roman" fo:font-size="12p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9" style:family="paragraph" style:parent-style-name="Standard">
      <style:paragraph-properties fo:margin-left="0.2035in" fo:margin-right="0in" fo:line-height="150%" fo:hyphenation-ladder-count="no-limit" fo:text-indent="0in" style:auto-text-indent="false">
        <style:tab-stops>
          <style:tab-stop style:position="0in"/>
        </style:tab-stops>
      </style:paragraph-properties>
      <style:text-properties style:font-name="Times New Roman" fo:font-size="12p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0" style:family="paragraph" style:parent-style-name="Standard">
      <style:paragraph-properties fo:line-height="150%" fo:hyphenation-ladder-count="no-limit">
        <style:tab-stops>
          <style:tab-stop style:position="0in"/>
        </style:tab-stops>
      </style:paragraph-properties>
      <style:text-properties style:font-name="Times New Roman" fo:font-size="12p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1" style:family="paragraph" style:parent-style-name="Standard">
      <style:paragraph-properties fo:line-height="150%" fo:hyphenation-ladder-count="no-limit">
        <style:tab-stops>
          <style:tab-stop style:position="0in"/>
        </style:tab-stops>
      </style:paragraph-properties>
      <style:text-properties style:font-name="Times New Roman" fo:font-size="12pt" officeooo:paragraph-rsid="01ae6f6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2" style:family="paragraph" style:parent-style-name="Standard">
      <style:paragraph-properties fo:margin-left="0.2083in" fo:margin-right="0in" fo:line-height="150%" fo:hyphenation-ladder-count="no-limit" fo:text-indent="0in" style:auto-text-indent="false">
        <style:tab-stops>
          <style:tab-stop style:position="0in"/>
        </style:tab-stops>
      </style:paragraph-properties>
      <style:text-properties style:font-name="Times New Roman" fo:font-size="12p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3" style:family="paragraph" style:parent-style-name="Standard">
      <style:paragraph-properties fo:line-height="150%">
        <style:tab-stops>
          <style:tab-stop style:position="0in"/>
        </style:tab-stops>
      </style:paragraph-properties>
      <style:text-properties style:font-name="Times New Roman" fo:font-size="12pt" officeooo:paragraph-rsid="008c979b" style:font-size-asian="12pt" style:font-size-complex="12pt"/>
    </style:style>
    <style:style style:name="P24" style:family="paragraph" style:parent-style-name="Standard">
      <style:paragraph-properties fo:margin-left="0.2035in" fo:margin-right="0in" fo:line-height="150%" fo:hyphenation-ladder-count="no-limit" fo:text-indent="0in" style:auto-text-indent="false"/>
      <style:text-properties style:font-name="Times New Roman" fo:font-size="12p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5" style:family="paragraph" style:parent-style-name="Standard">
      <style:paragraph-properties fo:line-height="150%" fo:hyphenation-ladder-count="no-limit"/>
      <style:text-properties style:font-name="Times New Roman" fo:font-size="12p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6" style:family="paragraph" style:parent-style-name="Standard">
      <style:paragraph-properties fo:line-height="150%" fo:hyphenation-ladder-count="no-limit"/>
      <style:text-properties style:font-name="Times New Roman" fo:font-size="12pt" officeooo:paragraph-rsid="0087d32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7" style:family="paragraph" style:parent-style-name="Standard">
      <style:paragraph-properties fo:line-height="150%" fo:hyphenation-ladder-count="no-limit"/>
      <style:text-properties style:font-name="Times New Roman" fo:font-size="12pt" officeooo:paragraph-rsid="01ae6f6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8" style:family="paragraph" style:parent-style-name="Standard">
      <style:paragraph-properties fo:margin-left="0.2in" fo:margin-right="0in" fo:line-height="150%" fo:hyphenation-ladder-count="no-limit" fo:text-indent="0in" style:auto-text-indent="false"/>
      <style:text-properties style:font-name="Times New Roman" fo:font-size="12pt" officeooo:paragraph-rsid="01ae6f6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9" style:family="paragraph" style:parent-style-name="Standard">
      <style:paragraph-properties fo:line-height="150%" fo:hyphenation-ladder-count="no-limit"/>
      <style:text-properties style:font-name="Times New Roman" fo:font-size="12pt" officeooo:paragraph-rsid="030b8fdc"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0" style:family="paragraph" style:parent-style-name="Standard">
      <style:paragraph-properties fo:line-height="150%" fo:hyphenation-ladder-count="no-limit"/>
      <style:text-properties style:font-name="Times New Roman" fo:font-size="12pt" officeooo:paragraph-rsid="00772c71"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1" style:family="paragraph" style:parent-style-name="Standard">
      <style:paragraph-properties fo:line-height="150%" fo:hyphenation-ladder-count="no-limit"/>
      <style:text-properties style:font-name="Times New Roman" fo:font-size="12pt" officeooo:paragraph-rsid="008c979b"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2" style:family="paragraph" style:parent-style-name="Standard">
      <style:paragraph-properties fo:margin-left="0in" fo:margin-right="0in" fo:line-height="150%" fo:hyphenation-ladder-count="no-limit" fo:text-indent="0in" style:auto-text-indent="false"/>
      <style:text-properties style:font-name="Times New Roman" fo:font-size="12pt" officeooo:paragraph-rsid="008c979b"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3" style:family="paragraph" style:parent-style-name="Standard">
      <style:paragraph-properties fo:line-height="150%" fo:hyphenation-ladder-count="no-limit"/>
      <style:text-properties style:font-name="Times New Roman" fo:font-size="12pt" officeooo:paragraph-rsid="0079e24a"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4" style:family="paragraph" style:parent-style-name="Standard">
      <style:paragraph-properties fo:line-height="150%" fo:hyphenation-ladder-count="no-limit"/>
      <style:text-properties style:font-name="Times New Roman" fo:font-size="12pt" officeooo:paragraph-rsid="02dc4753"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5" style:family="paragraph" style:parent-style-name="Standard">
      <style:paragraph-properties fo:line-height="150%" fo:hyphenation-ladder-count="no-limit"/>
      <style:text-properties style:font-name="Times New Roman" fo:font-size="12pt" officeooo:paragraph-rsid="03d1b49c"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6" style:family="paragraph" style:parent-style-name="Standard">
      <style:paragraph-properties fo:margin-left="0.2in" fo:margin-right="0in" fo:line-height="150%" fo:hyphenation-ladder-count="no-limit" fo:text-indent="0in" style:auto-text-indent="false"/>
      <style:text-properties style:font-name="Times New Roman" fo:font-size="12p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7" style:family="paragraph" style:parent-style-name="Standard">
      <style:paragraph-properties fo:margin-left="0.2in" fo:margin-right="0in" fo:line-height="150%" fo:hyphenation-ladder-count="no-limit" fo:text-indent="0in" style:auto-text-indent="false"/>
      <style:text-properties style:font-name="Times New Roman" fo:font-size="12pt" officeooo:paragraph-rsid="0271b7e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8" style:family="paragraph" style:parent-style-name="Standard">
      <style:paragraph-properties fo:margin-left="0.5in" fo:margin-right="0in" fo:line-height="150%" fo:hyphenation-ladder-count="no-limit" fo:text-indent="0in" style:auto-text-indent="false"/>
      <style:text-properties style:font-name="Times New Roman" fo:font-size="12p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9" style:family="paragraph" style:parent-style-name="Standard">
      <style:paragraph-properties fo:margin-left="0.2083in" fo:margin-right="0in" fo:line-height="150%" fo:hyphenation-ladder-count="no-limit" fo:text-indent="0in" style:auto-text-indent="false"/>
      <style:text-properties style:font-name="Times New Roman" fo:font-size="12p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0" style:family="paragraph" style:parent-style-name="Standard">
      <style:paragraph-properties fo:margin-left="0.198in" fo:margin-right="0in" fo:line-height="150%" fo:hyphenation-ladder-count="no-limit" fo:text-indent="0in" style:auto-text-indent="false"/>
      <style:text-properties style:font-name="Times New Roman" fo:font-size="12p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1" style:family="paragraph" style:parent-style-name="Standard">
      <style:paragraph-properties fo:margin-left="0in" fo:margin-right="0in" fo:line-height="150%" fo:hyphenation-ladder-count="no-limit" fo:text-indent="0in" style:auto-text-indent="false"/>
      <style:text-properties style:font-name="Times New Roman" fo:font-size="12p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2" style:family="paragraph" style:parent-style-name="Standard">
      <style:paragraph-properties fo:margin-left="0in" fo:margin-right="0in" fo:line-height="150%" fo:hyphenation-ladder-count="no-limit" fo:text-indent="0in" style:auto-text-indent="false"/>
      <style:text-properties style:font-name="Times New Roman" fo:font-size="12pt" officeooo:paragraph-rsid="0097b134"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3" style:family="paragraph" style:parent-style-name="Standard">
      <style:paragraph-properties fo:margin-left="0.2098in" fo:margin-right="0in" fo:line-height="150%" fo:hyphenation-ladder-count="no-limit" fo:text-indent="0in" style:auto-text-indent="false"/>
      <style:text-properties style:font-name="Times New Roman" fo:font-size="12p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4" style:family="paragraph" style:parent-style-name="Standard">
      <style:paragraph-properties fo:margin-left="0in" fo:margin-right="0.0055in" fo:line-height="150%" fo:hyphenation-ladder-count="no-limit" fo:text-indent="0in" style:auto-text-indent="false"/>
      <style:text-properties style:font-name="Times New Roman" fo:font-size="12p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5" style:family="paragraph" style:parent-style-name="Standard">
      <style:paragraph-properties fo:margin-left="0.5043in" fo:margin-right="0in" fo:line-height="150%" fo:hyphenation-ladder-count="no-limit" fo:text-indent="0in" style:auto-text-indent="false"/>
      <style:text-properties style:font-name="Times New Roman" fo:font-size="12p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6" style:family="paragraph" style:parent-style-name="Standard">
      <style:paragraph-properties fo:margin-left="0.0102in" fo:margin-right="0in" fo:line-height="150%" fo:hyphenation-ladder-count="no-limit" fo:text-indent="0in" style:auto-text-indent="false"/>
      <style:text-properties style:font-name="Times New Roman" fo:font-size="12p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7" style:family="paragraph" style:parent-style-name="Standard">
      <style:paragraph-properties fo:line-height="150%"/>
      <style:text-properties style:font-name="Times New Roman" fo:font-size="12pt" style:font-size-asian="12pt" style:font-size-complex="12pt"/>
    </style:style>
    <style:style style:name="P48" style:family="paragraph" style:parent-style-name="Standard">
      <style:paragraph-properties fo:line-height="150%" fo:text-align="center" style:justify-single-word="false"/>
      <style:text-properties style:font-name="Times New Roman" fo:font-size="12pt" style:font-size-asian="12pt" style:font-size-complex="12pt"/>
    </style:style>
    <style:style style:name="P49" style:family="paragraph" style:parent-style-name="Standard">
      <style:paragraph-properties fo:line-height="150%" fo:text-align="center" style:justify-single-word="false" fo:hyphenation-ladder-count="no-limit"/>
      <style:text-properties style:font-name="Times New Roman" fo:font-size="12p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50" style:family="paragraph" style:parent-style-name="Standard">
      <style:paragraph-properties fo:line-height="150%" fo:text-align="center" style:justify-single-word="false" fo:hyphenation-ladder-count="no-limit"/>
      <style:text-properties style:font-name="Times New Roman" fo:font-size="12pt" officeooo:paragraph-rsid="008c979b"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51" style:family="paragraph" style:parent-style-name="Standard">
      <style:paragraph-properties fo:margin-left="0.0126in" fo:margin-right="0in" fo:line-height="150%" fo:text-align="center" style:justify-single-word="false" fo:hyphenation-ladder-count="no-limit" fo:text-indent="0in" style:auto-text-indent="false"/>
      <style:text-properties style:font-name="Times New Roman" fo:font-size="12pt" officeooo:paragraph-rsid="008c979b"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52" style:family="paragraph" style:parent-style-name="Standard">
      <style:paragraph-properties fo:line-height="150%" fo:text-align="center" style:justify-single-word="false">
        <style:tab-stops>
          <style:tab-stop style:position="0.5in"/>
        </style:tab-stops>
      </style:paragraph-properties>
      <style:text-properties style:font-name="Times New Roman" fo:font-size="12pt" officeooo:paragraph-rsid="008c979b" style:font-size-asian="12pt" style:font-size-complex="12pt"/>
    </style:style>
    <style:style style:name="P53" style:family="paragraph" style:parent-style-name="Standard">
      <style:paragraph-properties fo:line-height="150%" fo:text-align="center" style:justify-single-word="false" fo:hyphenation-ladder-count="no-limit">
        <style:tab-stops>
          <style:tab-stop style:position="0in"/>
        </style:tab-stops>
      </style:paragraph-properties>
      <style:text-properties style:font-name="Times New Roman" fo:font-size="12p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54" style:family="paragraph" style:parent-style-name="Standard">
      <style:paragraph-properties fo:line-height="150%" fo:hyphenation-ladder-count="no-limit">
        <style:tab-stops>
          <style:tab-stop style:position="3.5835in"/>
        </style:tab-stops>
      </style:paragraph-properties>
      <style:text-properties style:font-name="Times New Roman" fo:font-size="12p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55" style:family="paragraph" style:parent-style-name="Standard">
      <style:paragraph-properties fo:line-height="150%" fo:text-align="start" style:justify-single-word="false" fo:hyphenation-ladder-count="no-limit"/>
      <style:text-properties style:font-name="Times New Roman" fo:font-size="12p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56" style:family="paragraph" style:parent-style-name="Standard">
      <style:paragraph-properties fo:line-height="150%" fo:text-align="start" style:justify-single-word="false" fo:hyphenation-ladder-count="no-limit"/>
      <style:text-properties style:font-name="Times New Roman" fo:font-size="12pt" officeooo:paragraph-rsid="022c5310"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57" style:family="paragraph" style:parent-style-name="Standard">
      <style:paragraph-properties fo:line-height="150%" fo:text-align="start" style:justify-single-word="false" fo:hyphenation-ladder-count="no-limit"/>
      <style:text-properties style:font-name="Times New Roman" fo:font-size="12pt" officeooo:paragraph-rsid="02f15700"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58" style:family="paragraph" style:parent-style-name="Standard">
      <style:paragraph-properties fo:margin-left="0.2083in" fo:margin-right="0in" fo:line-height="150%" fo:text-align="start" style:justify-single-word="false" fo:hyphenation-ladder-count="no-limit" fo:text-indent="0in" style:auto-text-indent="false"/>
      <style:text-properties style:font-name="Times New Roman" fo:font-size="12p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59" style:family="paragraph" style:parent-style-name="Standard" style:master-page-name="">
      <style:paragraph-properties fo:margin-left="0in" fo:margin-right="0in" fo:line-height="150%" fo:text-align="start" style:justify-single-word="false" fo:orphans="0" fo:widows="0" fo:hyphenation-ladder-count="no-limit" fo:text-indent="0in" style:auto-text-indent="false" style:page-number="auto" style:text-autospace="ideograph-alpha" style:punctuation-wrap="hanging" style:line-break="strict" style:writing-mode="lr-tb"/>
      <style:text-properties style:font-name="Times New Roman" fo:font-size="12p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60" style:family="paragraph" style:parent-style-name="Standard" style:master-page-name="">
      <style:paragraph-properties fo:margin-left="0.2083in" fo:margin-right="-0.0209in" fo:line-height="150%" fo:text-align="start" style:justify-single-word="false" fo:orphans="0" fo:widows="0" fo:hyphenation-ladder-count="no-limit" fo:text-indent="0in" style:auto-text-indent="false" style:page-number="auto" style:text-autospace="ideograph-alpha" style:punctuation-wrap="hanging" style:line-break="strict" style:writing-mode="lr-tb"/>
      <style:text-properties style:font-name="Times New Roman" fo:font-size="12p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61" style:family="paragraph" style:parent-style-name="Standard">
      <style:paragraph-properties fo:line-height="150%" fo:hyphenation-ladder-count="no-limit">
        <style:tab-stops>
          <style:tab-stop style:position="0.5in"/>
        </style:tab-stops>
      </style:paragraph-properties>
      <style:text-properties style:font-name="Times New Roman" fo:font-size="12p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62" style:family="paragraph" style:parent-style-name="Standard">
      <style:paragraph-properties fo:line-height="150%" fo:orphans="0" fo:widows="0"/>
      <style:text-properties style:font-name="Times New Roman" fo:font-size="12pt" style:font-size-asian="12pt" style:font-size-complex="12pt"/>
    </style:style>
    <style:style style:name="P63" style:family="paragraph" style:parent-style-name="Standard">
      <style:paragraph-properties fo:line-height="150%"/>
      <style:text-properties style:font-name="Times New Roman" fo:font-size="12pt" officeooo:paragraph-rsid="03d1b49c" style:font-size-asian="12pt" style:font-size-complex="12pt"/>
    </style:style>
    <style:style style:name="P64" style:family="paragraph" style:parent-style-name="Body_20_Text_20_2">
      <style:paragraph-properties fo:margin-left="0.2in" fo:margin-right="0in" fo:line-height="150%" fo:text-indent="0in" style:auto-text-indent="false"/>
      <style:text-properties style:font-name="Times New Roman" fo:font-size="12pt" style:font-size-asian="12pt" style:font-size-complex="12pt"/>
    </style:style>
    <style:style style:name="P65" style:family="paragraph" style:parent-style-name="Body_20_Text_20_Indent_20_3">
      <style:paragraph-properties fo:margin-left="0.2in" fo:margin-right="0in" fo:line-height="150%" fo:text-indent="0in" style:auto-text-indent="false"/>
      <style:text-properties style:font-name="Times New Roman" fo:font-size="12pt" style:font-size-asian="12pt" style:font-size-complex="12pt"/>
    </style:style>
    <style:style style:name="P66" style:family="paragraph" style:parent-style-name="Standard">
      <style:paragraph-properties fo:margin-left="0.5in" fo:margin-right="0in" fo:line-height="150%" fo:text-indent="0in" style:auto-text-indent="false"/>
      <style:text-properties style:font-name="Times New Roman" fo:font-size="12pt" style:font-size-asian="12pt" style:font-size-complex="12pt"/>
    </style:style>
    <style:style style:name="P67" style:family="paragraph" style:parent-style-name="Standard">
      <style:paragraph-properties fo:margin-left="0.2083in" fo:margin-right="0in" fo:line-height="150%" fo:text-indent="0in" style:auto-text-indent="false"/>
      <style:text-properties style:font-name="Times New Roman" fo:font-size="12pt" style:font-size-asian="12pt" style:font-size-complex="12pt"/>
    </style:style>
    <style:style style:name="P68" style:family="paragraph" style:parent-style-name="Body_20_Text_20_2">
      <style:paragraph-properties fo:line-height="150%"/>
      <style:text-properties style:font-name="Times New Roman" fo:font-size="12pt" style:font-size-asian="12pt" style:font-size-complex="12pt"/>
    </style:style>
    <style:style style:name="P69" style:family="paragraph" style:parent-style-name="Standard">
      <style:paragraph-properties fo:line-height="150%" fo:hyphenation-ladder-count="no-limit"/>
      <style:text-properties style:font-name="Times New Roman" fo:font-size="12pt" officeooo:rsid="0045f2b1" officeooo:paragraph-rsid="0045f2b1"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70" style:family="paragraph" style:parent-style-name="Standard">
      <style:paragraph-properties fo:margin-left="0in" fo:margin-right="0in" fo:line-height="150%" fo:hyphenation-ladder-count="no-limit" fo:text-indent="0in" style:auto-text-indent="false">
        <style:tab-stops/>
      </style:paragraph-properties>
      <style:text-properties style:font-name="Times New Roman" fo:font-size="12pt" officeooo:rsid="001e657e" officeooo:paragraph-rsid="002f1573"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71" style:family="paragraph" style:parent-style-name="Standard">
      <style:paragraph-properties fo:margin-left="0in" fo:margin-right="0in" fo:line-height="150%" fo:hyphenation-ladder-count="no-limit" fo:text-indent="0in" style:auto-text-indent="false"/>
      <style:text-properties style:font-name="Times New Roman" fo:font-size="12pt" officeooo:rsid="0098d845" officeooo:paragraph-rsid="0097b134"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72" style:family="paragraph" style:parent-style-name="Standard">
      <style:paragraph-properties fo:line-height="150%" fo:hyphenation-ladder-count="no-limit">
        <style:tab-stops>
          <style:tab-stop style:position="3.5835in"/>
        </style:tab-stops>
      </style:paragraph-properties>
      <style:text-properties style:font-name="Times New Roman" fo:font-size="12pt" fo:font-weight="bold" style:font-size-asian="12pt" style:font-weight-asian="bold" style:font-size-complex="12pt" fo:hyphenate="true" fo:hyphenation-remain-char-count="2" fo:hyphenation-push-char-count="2" loext:hyphenation-no-caps="false" loext:hyphenation-no-last-word="false" loext:hyphenation-word-char-count="no-limit" loext:hyphenation-zone="no-limit"/>
    </style:style>
    <style:style style:name="P73" style:family="paragraph" style:parent-style-name="Standard">
      <style:paragraph-properties fo:line-height="150%" fo:hyphenation-ladder-count="no-limit"/>
      <style:text-properties style:font-name="Times New Roman" fo:font-size="12pt" fo:font-weight="bold" style:font-size-asian="12pt" style:font-weight-asian="bold" style:font-size-complex="12pt" fo:hyphenate="true" fo:hyphenation-remain-char-count="2" fo:hyphenation-push-char-count="2" loext:hyphenation-no-caps="false" loext:hyphenation-no-last-word="false" loext:hyphenation-word-char-count="no-limit" loext:hyphenation-zone="no-limit"/>
    </style:style>
    <style:style style:name="P74" style:family="paragraph" style:parent-style-name="Standard">
      <style:paragraph-properties fo:line-height="150%" fo:text-align="center" style:justify-single-word="false" fo:hyphenation-ladder-count="no-limit">
        <style:tab-stops/>
      </style:paragraph-properties>
      <style:text-properties style:font-name="Times New Roman" fo:font-size="12pt" fo:font-weight="bold" style:font-size-asian="12pt" style:font-weight-asian="bold" style:font-size-complex="12pt" fo:hyphenate="true" fo:hyphenation-remain-char-count="2" fo:hyphenation-push-char-count="2" loext:hyphenation-no-caps="false" loext:hyphenation-no-last-word="false" loext:hyphenation-word-char-count="no-limit" loext:hyphenation-zone="no-limit"/>
    </style:style>
    <style:style style:name="P75" style:family="paragraph" style:parent-style-name="Standard">
      <style:paragraph-properties fo:line-height="150%" fo:hyphenation-ladder-count="no-limit"/>
      <style:text-properties style:font-name="Times New Roman" fo:font-size="12pt" fo:font-style="normal"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76" style:family="paragraph" style:parent-style-name="Standard">
      <style:paragraph-properties fo:line-height="150%" fo:hyphenation-ladder-count="no-limit"/>
      <style:text-properties style:font-name="Times New Roman" fo:font-size="12pt" fo:font-style="normal" officeooo:paragraph-rsid="03e9843c"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77" style:family="paragraph" style:parent-style-name="Standard">
      <style:paragraph-properties fo:margin-left="0.2083in" fo:margin-right="0in" fo:line-height="150%" fo:text-align="start" style:justify-single-word="false" fo:hyphenation-ladder-count="no-limit" fo:text-indent="0in" style:auto-text-indent="false"/>
      <style:text-properties style:font-name="Times New Roman" fo:font-size="12pt" fo:font-style="normal"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78" style:family="paragraph" style:parent-style-name="Standard">
      <style:paragraph-properties fo:line-height="150%" fo:text-align="start" style:justify-single-word="false" fo:hyphenation-ladder-count="no-limit"/>
      <style:text-properties style:font-name="Times New Roman" fo:font-size="12pt" fo:language="en" fo:country="US" officeooo:paragraph-rsid="00eb573f" style:letter-kerning="true" style:font-name-asian="Times New Roman1"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79" style:family="paragraph" style:parent-style-name="Standard">
      <style:paragraph-properties fo:margin-left="0.2035in" fo:margin-right="0in" fo:line-height="150%" fo:text-indent="0in" style:auto-text-indent="false"/>
    </style:style>
    <style:style style:name="P80" style:family="paragraph" style:parent-style-name="Standard">
      <style:paragraph-properties fo:line-height="150%"/>
    </style:style>
    <style:style style:name="P81" style:family="paragraph" style:parent-style-name="Standard">
      <style:paragraph-properties fo:line-height="150%" fo:text-align="start" style:justify-single-word="false"/>
    </style:style>
    <style:style style:name="P82" style:family="paragraph" style:parent-style-name="Standard" style:master-page-name="">
      <style:paragraph-properties fo:line-height="150%" fo:text-align="start" style:justify-single-word="false" fo:hyphenation-ladder-count="no-limit" style:page-number="auto"/>
      <style:text-properties fo:hyphenate="true" fo:hyphenation-remain-char-count="2" fo:hyphenation-push-char-count="2" loext:hyphenation-no-caps="false" loext:hyphenation-no-last-word="false" loext:hyphenation-word-char-count="no-limit" loext:hyphenation-zone="no-limit"/>
    </style:style>
    <style:style style:name="P83" style:family="paragraph" style:parent-style-name="Standard">
      <style:paragraph-properties fo:line-height="150%"/>
      <style:text-properties officeooo:paragraph-rsid="0340fcaf"/>
    </style:style>
    <style:style style:name="P84" style:family="paragraph" style:parent-style-name="Body_20_Text_20_2">
      <style:paragraph-properties fo:line-height="150%"/>
      <style:text-properties officeooo:paragraph-rsid="0340fcaf"/>
    </style:style>
    <style:style style:name="P85" style:family="paragraph" style:parent-style-name="Standard">
      <style:paragraph-properties fo:line-height="150%" fo:text-align="center" style:justify-single-word="false"/>
    </style:style>
    <style:style style:name="P86" style:family="paragraph" style:parent-style-name="Standard">
      <style:paragraph-properties fo:line-height="150%" fo:text-align="center" style:justify-single-word="false" fo:hyphenation-ladder-count="no-limit"/>
      <style:text-properties officeooo:paragraph-rsid="008c979b" fo:hyphenate="true" fo:hyphenation-remain-char-count="2" fo:hyphenation-push-char-count="2" loext:hyphenation-no-caps="false" loext:hyphenation-no-last-word="false" loext:hyphenation-word-char-count="no-limit" loext:hyphenation-zone="no-limit"/>
    </style:style>
    <style:style style:name="P87" style:family="paragraph" style:parent-style-name="Standard">
      <style:paragraph-properties fo:line-height="150%"/>
      <style:text-properties officeooo:paragraph-rsid="03902831"/>
    </style:style>
    <style:style style:name="P88" style:family="paragraph" style:parent-style-name="Body_20_Text_20_2">
      <style:paragraph-properties fo:line-height="150%"/>
      <style:text-properties officeooo:paragraph-rsid="03902831"/>
    </style:style>
    <style:style style:name="P89" style:family="paragraph" style:parent-style-name="Standard">
      <style:paragraph-properties fo:line-height="150%"/>
      <style:text-properties officeooo:paragraph-rsid="03d1b49c"/>
    </style:style>
    <style:style style:name="P90" style:family="paragraph" style:parent-style-name="Standard">
      <style:paragraph-properties fo:margin-left="0.2in" fo:margin-right="0in" fo:line-height="150%" fo:text-indent="0in" style:auto-text-indent="false"/>
    </style:style>
    <style:style style:name="P91" style:family="paragraph" style:parent-style-name="Standard">
      <style:paragraph-properties fo:margin-left="0.5in" fo:margin-right="0in" fo:line-height="150%" fo:text-indent="0in" style:auto-text-indent="false"/>
    </style:style>
    <style:style style:name="P92" style:family="paragraph" style:parent-style-name="Standard">
      <style:paragraph-properties fo:margin-left="0.198in" fo:margin-right="0in" fo:line-height="150%" fo:text-indent="0in" style:auto-text-indent="false"/>
    </style:style>
    <style:style style:name="P93" style:family="paragraph" style:parent-style-name="Body_20_Text_20_2">
      <style:paragraph-properties fo:line-height="150%"/>
    </style:style>
    <style:style style:name="P94" style:family="paragraph" style:parent-style-name="Body_20_Text_20_2">
      <style:paragraph-properties fo:line-height="150%"/>
      <style:text-properties officeooo:paragraph-rsid="033b04bb"/>
    </style:style>
    <style:style style:name="P95" style:family="paragraph" style:parent-style-name="Header">
      <style:paragraph-properties fo:line-height="150%">
        <style:tab-stops/>
      </style:paragraph-properties>
      <style:text-properties officeooo:paragraph-rsid="03d1b49c"/>
    </style:style>
    <style:style style:name="P96" style:family="paragraph" style:parent-style-name="Standard">
      <style:paragraph-properties fo:margin-left="0.2035in" fo:margin-right="0in" fo:line-height="150%" fo:text-indent="0in" style:auto-text-indent="false"/>
      <style:text-properties fo:font-size="12pt" style:font-size-asian="12pt" style:font-size-complex="12pt"/>
    </style:style>
    <style:style style:name="P97" style:family="paragraph" style:parent-style-name="Standard">
      <style:paragraph-properties fo:margin-left="0.2035in" fo:margin-right="0in" fo:line-height="150%" fo:hyphenation-ladder-count="no-limit" fo:text-indent="0in" style:auto-text-indent="false"/>
      <style:text-properties fo:font-size="12p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98" style:family="paragraph" style:parent-style-name="Standard">
      <style:paragraph-properties fo:line-height="150%" fo:hyphenation-ladder-count="no-limit"/>
      <style:text-properties fo:font-size="12p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99" style:family="paragraph" style:parent-style-name="Standard">
      <style:paragraph-properties fo:line-height="150%" fo:hyphenation-ladder-count="no-limit"/>
      <style:text-properties fo:font-size="12pt" officeooo:paragraph-rsid="004c98c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00" style:family="paragraph" style:parent-style-name="Standard">
      <style:paragraph-properties fo:line-height="150%" fo:hyphenation-ladder-count="no-limit"/>
      <style:text-properties fo:font-size="12pt" officeooo:paragraph-rsid="026888d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01" style:family="paragraph" style:parent-style-name="Standard">
      <style:paragraph-properties fo:line-height="150%" fo:hyphenation-ladder-count="no-limit"/>
      <style:text-properties fo:font-size="12pt" officeooo:paragraph-rsid="02efe779"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02" style:family="paragraph" style:parent-style-name="Standard">
      <style:paragraph-properties fo:line-height="150%" fo:hyphenation-ladder-count="no-limit"/>
      <style:text-properties fo:font-size="12pt" officeooo:paragraph-rsid="0274f17d"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03" style:family="paragraph" style:parent-style-name="Standard">
      <style:paragraph-properties fo:line-height="150%" fo:hyphenation-ladder-count="no-limit"/>
      <style:text-properties fo:font-size="12pt" officeooo:paragraph-rsid="033b04bb"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04" style:family="paragraph" style:parent-style-name="Standard">
      <style:paragraph-properties fo:margin-left="0.2in" fo:margin-right="0in" fo:line-height="150%" fo:hyphenation-ladder-count="no-limit" fo:text-indent="0in" style:auto-text-indent="false"/>
      <style:text-properties fo:font-size="12pt" officeooo:paragraph-rsid="033b04bb"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05" style:family="paragraph" style:parent-style-name="Standard">
      <style:paragraph-properties fo:line-height="150%" fo:hyphenation-ladder-count="no-limit"/>
      <style:text-properties fo:font-size="12pt" officeooo:paragraph-rsid="0340fca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06" style:family="paragraph" style:parent-style-name="Standard">
      <style:paragraph-properties fo:line-height="150%" fo:hyphenation-ladder-count="no-limit"/>
      <style:text-properties fo:font-size="12pt" officeooo:paragraph-rsid="03902831"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07" style:family="paragraph" style:parent-style-name="Standard">
      <style:paragraph-properties fo:margin-left="0.2in" fo:margin-right="0in" fo:line-height="150%" fo:hyphenation-ladder-count="no-limit" fo:text-indent="0in" style:auto-text-indent="false"/>
      <style:text-properties fo:font-size="12p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08" style:family="paragraph" style:parent-style-name="Standard">
      <style:paragraph-properties fo:margin-left="0.2in" fo:margin-right="0in" fo:line-height="150%" fo:hyphenation-ladder-count="no-limit" fo:text-indent="0in" style:auto-text-indent="false"/>
      <style:text-properties fo:font-size="12pt" officeooo:paragraph-rsid="03e1248d"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09" style:family="paragraph" style:parent-style-name="Standard">
      <style:paragraph-properties fo:margin-left="0in" fo:margin-right="0in" fo:line-height="150%" fo:hyphenation-ladder-count="no-limit" fo:text-indent="0in" style:auto-text-indent="false"/>
      <style:text-properties fo:font-size="12pt" officeooo:paragraph-rsid="01ae84cc"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10" style:family="paragraph" style:parent-style-name="Standard">
      <style:paragraph-properties fo:margin-left="0in" fo:margin-right="0in" fo:line-height="150%" fo:hyphenation-ladder-count="no-limit" fo:text-indent="0in" style:auto-text-indent="false"/>
      <style:text-properties fo:font-size="12pt" officeooo:paragraph-rsid="01ae6f6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11" style:family="paragraph" style:parent-style-name="Body_20_Text_20_Indent_20_3">
      <style:paragraph-properties fo:margin-left="0in" fo:margin-right="0in" fo:line-height="150%" fo:hyphenation-ladder-count="no-limit" fo:text-indent="0in" style:auto-text-indent="false"/>
      <style:text-properties fo:font-size="12p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12" style:family="paragraph" style:parent-style-name="Standard" style:master-page-name="">
      <style:paragraph-properties fo:line-height="150%" fo:hyphenation-ladder-count="no-limit" style:page-number="auto"/>
      <style:text-properties fo:font-size="12p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13" style:family="paragraph" style:parent-style-name="Standard">
      <style:paragraph-properties fo:margin-left="0.2098in" fo:margin-right="0in" fo:line-height="150%" fo:hyphenation-ladder-count="no-limit" fo:text-indent="0in" style:auto-text-indent="false"/>
      <style:text-properties fo:font-size="12p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14" style:family="paragraph" style:parent-style-name="Standard">
      <style:paragraph-properties fo:margin-left="0.5043in" fo:margin-right="0in" fo:line-height="150%" fo:hyphenation-ladder-count="no-limit" fo:text-indent="0in" style:auto-text-indent="false"/>
      <style:text-properties fo:font-size="12p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15" style:family="paragraph" style:parent-style-name="Standard">
      <style:paragraph-properties fo:line-height="150%"/>
      <style:text-properties fo:font-size="12pt" style:font-size-asian="12pt" style:font-size-complex="12pt"/>
    </style:style>
    <style:style style:name="P116" style:family="paragraph" style:parent-style-name="Standard">
      <style:paragraph-properties fo:line-height="150%" fo:text-align="start" style:justify-single-word="false" fo:hyphenation-ladder-count="no-limit"/>
      <style:text-properties fo:font-size="12p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17" style:family="paragraph" style:parent-style-name="Standard">
      <style:paragraph-properties fo:margin-left="0in" fo:margin-right="0in" fo:line-height="150%" fo:text-align="start" style:justify-single-word="false" fo:hyphenation-ladder-count="no-limit" fo:text-indent="0in" style:auto-text-indent="false"/>
      <style:text-properties fo:font-size="12pt" officeooo:paragraph-rsid="0356b24e"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18" style:family="paragraph" style:parent-style-name="Standard">
      <style:paragraph-properties fo:line-height="150%" fo:text-align="start" style:justify-single-word="false"/>
      <style:text-properties fo:font-size="12pt" officeooo:paragraph-rsid="0356b24e" style:font-size-asian="12pt" style:font-size-complex="12pt"/>
    </style:style>
    <style:style style:name="P119" style:family="paragraph" style:parent-style-name="Standard">
      <style:paragraph-properties fo:line-height="150%" fo:hyphenation-ladder-count="no-limit">
        <style:tab-stops>
          <style:tab-stop style:position="0in"/>
        </style:tab-stops>
      </style:paragraph-properties>
      <style:text-properties fo:font-size="12p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20" style:family="paragraph" style:parent-style-name="Standard">
      <style:paragraph-properties fo:margin-left="0in" fo:margin-right="0in" fo:line-height="150%" fo:hyphenation-ladder-count="no-limit" fo:text-indent="0in" style:auto-text-indent="false">
        <style:tab-stops>
          <style:tab-stop style:position="0in"/>
        </style:tab-stops>
      </style:paragraph-properties>
      <style:text-properties fo:font-size="12pt" officeooo:paragraph-rsid="01ae6f6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21" style:family="paragraph" style:parent-style-name="Standard">
      <style:paragraph-properties fo:line-height="150%">
        <style:tab-stops>
          <style:tab-stop style:position="0.5in"/>
        </style:tab-stops>
      </style:paragraph-properties>
      <style:text-properties fo:font-size="12pt" style:font-size-asian="12pt" style:font-size-complex="12pt"/>
    </style:style>
    <style:style style:name="P122" style:family="paragraph" style:parent-style-name="Standard">
      <style:paragraph-properties fo:line-height="150%" fo:text-align="center" style:justify-single-word="false"/>
      <style:text-properties fo:font-size="12pt" style:font-size-asian="12pt" style:font-size-complex="12pt"/>
    </style:style>
    <style:style style:name="P123" style:family="paragraph" style:parent-style-name="Standard">
      <style:paragraph-properties fo:line-height="150%" fo:text-align="center" style:justify-single-word="false"/>
      <style:text-properties fo:font-size="12pt" officeooo:paragraph-rsid="0356b24e" style:font-size-asian="12pt" style:font-size-complex="12pt"/>
    </style:style>
    <style:style style:name="P124" style:family="paragraph" style:parent-style-name="Body_20_Text_20_2">
      <style:paragraph-properties fo:line-height="150%" fo:text-align="center" style:justify-single-word="false"/>
      <style:text-properties fo:font-size="12pt" style:font-size-asian="12pt" style:font-size-complex="12pt"/>
    </style:style>
    <style:style style:name="P125" style:family="paragraph" style:parent-style-name="Body_20_Text_20_2">
      <style:paragraph-properties fo:line-height="150%" fo:text-align="center" style:justify-single-word="false" fo:hyphenation-ladder-count="no-limit"/>
      <style:text-properties fo:font-size="12pt"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26" style:family="paragraph" style:parent-style-name="Standard">
      <style:paragraph-properties fo:line-height="150%" fo:hyphenation-ladder-count="no-limit">
        <style:tab-stops>
          <style:tab-stop style:position="-2.9374in"/>
        </style:tab-stops>
      </style:paragraph-properties>
      <style:text-properties fo:font-size="12p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27" style:family="paragraph" style:parent-style-name="Standard">
      <style:paragraph-properties fo:line-height="150%" fo:hyphenation-ladder-count="no-limit">
        <style:tab-stops>
          <style:tab-stop style:position="-2.9374in"/>
        </style:tab-stops>
      </style:paragraph-properties>
      <style:text-properties fo:font-size="12pt" officeooo:paragraph-rsid="03e1248d"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28" style:family="paragraph" style:parent-style-name="Body_20_Text_20_2">
      <style:paragraph-properties fo:line-height="150%">
        <style:tab-stops>
          <style:tab-stop style:position="-2.9374in"/>
        </style:tab-stops>
      </style:paragraph-properties>
      <style:text-properties fo:font-size="12pt" style:font-size-asian="12pt" style:font-size-complex="12pt"/>
    </style:style>
    <style:style style:name="P129" style:family="paragraph" style:parent-style-name="Body_20_Text_20_2">
      <style:paragraph-properties fo:line-height="150%">
        <style:tab-stops>
          <style:tab-stop style:position="-2.9374in"/>
        </style:tab-stops>
      </style:paragraph-properties>
      <style:text-properties fo:font-size="12pt" officeooo:paragraph-rsid="0375e1df" style:font-size-asian="12pt" style:font-size-complex="12pt"/>
    </style:style>
    <style:style style:name="P130" style:family="paragraph" style:parent-style-name="Body_20_Text_20_2">
      <style:paragraph-properties fo:line-height="150%">
        <style:tab-stops>
          <style:tab-stop style:position="-2.9374in"/>
        </style:tab-stops>
      </style:paragraph-properties>
      <style:text-properties fo:font-size="12pt" officeooo:paragraph-rsid="03e1248d" style:font-size-asian="12pt" style:font-size-complex="12pt"/>
    </style:style>
    <style:style style:name="P131" style:family="paragraph" style:parent-style-name="Standard">
      <style:paragraph-properties fo:line-height="150%"/>
      <style:text-properties fo:font-size="12pt" officeooo:paragraph-rsid="035422a2" style:font-size-asian="12pt" style:font-size-complex="12pt"/>
    </style:style>
    <style:style style:name="P132" style:family="paragraph" style:parent-style-name="Standard">
      <style:paragraph-properties fo:line-height="150%"/>
      <style:text-properties fo:font-size="12pt" officeooo:paragraph-rsid="0356b24e" style:font-size-asian="12pt" style:font-size-complex="12pt"/>
    </style:style>
    <style:style style:name="P133" style:family="paragraph" style:parent-style-name="Standard">
      <style:paragraph-properties fo:margin-left="0in" fo:margin-right="-0.0201in" fo:line-height="150%" fo:text-indent="0in" style:auto-text-indent="false"/>
      <style:text-properties fo:font-size="12pt" officeooo:paragraph-rsid="0356b24e" style:font-size-asian="12pt" style:font-size-complex="12pt"/>
    </style:style>
    <style:style style:name="P134" style:family="paragraph" style:parent-style-name="Standard">
      <style:paragraph-properties fo:margin-left="0.2in" fo:margin-right="-0.0201in" fo:line-height="150%" fo:text-indent="0in" style:auto-text-indent="false"/>
      <style:text-properties fo:font-size="12pt" officeooo:paragraph-rsid="0356b24e" style:font-size-asian="12pt" style:font-size-complex="12pt"/>
    </style:style>
    <style:style style:name="P135" style:family="paragraph" style:parent-style-name="Standard">
      <style:paragraph-properties fo:line-height="150%" fo:orphans="2" fo:widows="2"/>
      <style:text-properties fo:font-size="12pt" officeooo:paragraph-rsid="03d1b49c" style:font-size-asian="12pt" style:font-size-complex="12pt"/>
    </style:style>
    <style:style style:name="P136" style:family="paragraph" style:parent-style-name="Standard">
      <style:paragraph-properties fo:margin-left="0.2in" fo:margin-right="0in" fo:line-height="150%" fo:text-indent="0in" style:auto-text-indent="false"/>
      <style:text-properties fo:font-size="12pt" style:font-size-asian="12pt" style:font-size-complex="12pt"/>
    </style:style>
    <style:style style:name="P137" style:family="paragraph" style:parent-style-name="Standard">
      <style:paragraph-properties fo:margin-left="0.2in" fo:margin-right="0in" fo:line-height="150%" fo:text-indent="0in" style:auto-text-indent="false"/>
      <style:text-properties fo:font-size="12pt" officeooo:paragraph-rsid="02792d50" style:font-size-asian="12pt" style:font-size-complex="12pt"/>
    </style:style>
    <style:style style:name="P138" style:family="paragraph" style:parent-style-name="Body_20_Text_20_2">
      <style:paragraph-properties fo:margin-left="0.2in" fo:margin-right="0in" fo:line-height="150%" fo:hyphenation-ladder-count="no-limit" fo:text-indent="0in" style:auto-text-indent="false"/>
      <style:text-properties fo:font-size="12pt"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39" style:family="paragraph" style:parent-style-name="Body_20_Text_20_2">
      <style:paragraph-properties fo:line-height="150%" fo:hyphenation-ladder-count="no-limit"/>
      <style:text-properties fo:font-size="12pt"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40" style:family="paragraph" style:parent-style-name="Body_20_Text_20_Indent_20_3">
      <style:paragraph-properties fo:margin-left="0in" fo:margin-right="0in" fo:line-height="150%" fo:hyphenation-ladder-count="no-limit" fo:text-indent="0in" style:auto-text-indent="false"/>
      <style:text-properties fo:font-size="12pt"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41" style:family="paragraph" style:parent-style-name="Body_20_Text_20_Indent_20_3">
      <style:paragraph-properties fo:margin-left="0in" fo:margin-right="0in" fo:line-height="150%" fo:hyphenation-ladder-count="no-limit" fo:text-indent="0in" style:auto-text-indent="false"/>
      <style:text-properties fo:font-size="12pt" officeooo:paragraph-rsid="0356b24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42" style:family="paragraph" style:parent-style-name="Standard">
      <style:paragraph-properties fo:margin-left="0.5in" fo:margin-right="0in" fo:line-height="150%" fo:text-indent="0in" style:auto-text-indent="false"/>
      <style:text-properties fo:font-size="12pt" style:font-size-asian="12pt" style:font-size-complex="12pt"/>
    </style:style>
    <style:style style:name="P143" style:family="paragraph" style:parent-style-name="Body_20_Text_20_2">
      <style:paragraph-properties fo:line-height="150%"/>
      <style:text-properties fo:font-size="12pt" style:font-size-asian="12pt" style:font-size-complex="12pt"/>
    </style:style>
    <style:style style:name="P144" style:family="paragraph" style:parent-style-name="Body_20_Text_20_2">
      <style:paragraph-properties fo:line-height="150%"/>
      <style:text-properties fo:font-size="12pt" officeooo:paragraph-rsid="033b04bb" style:font-size-asian="12pt" style:font-size-complex="12pt"/>
    </style:style>
    <style:style style:name="P145" style:family="paragraph" style:parent-style-name="Body_20_Text_20_2">
      <style:paragraph-properties fo:line-height="150%"/>
      <style:text-properties fo:font-size="12pt" officeooo:paragraph-rsid="0340fcaf" style:font-size-asian="12pt" style:font-size-complex="12pt"/>
    </style:style>
    <style:style style:name="P146" style:family="paragraph" style:parent-style-name="Body_20_Text_20_2">
      <style:paragraph-properties fo:line-height="150%"/>
      <style:text-properties fo:font-size="12pt" officeooo:paragraph-rsid="03902831" style:font-size-asian="12pt" style:font-size-complex="12pt"/>
    </style:style>
    <style:style style:name="P147" style:family="paragraph" style:parent-style-name="Body_20_Text_20_2">
      <style:paragraph-properties fo:line-height="150%"/>
      <style:text-properties fo:font-size="12pt" officeooo:paragraph-rsid="03a3c40d" style:font-size-asian="12pt" style:font-size-complex="12pt"/>
    </style:style>
    <style:style style:name="P148" style:family="paragraph" style:parent-style-name="Body_20_Text_20_2">
      <style:paragraph-properties fo:line-height="150%"/>
      <style:text-properties fo:font-size="12pt" officeooo:paragraph-rsid="03a435e4" style:font-size-asian="12pt" style:font-size-complex="12pt"/>
    </style:style>
    <style:style style:name="P149" style:family="paragraph" style:parent-style-name="Body_20_Text_20_2">
      <style:paragraph-properties fo:line-height="150%"/>
      <style:text-properties fo:font-size="12pt" officeooo:paragraph-rsid="03a7af17" style:font-size-asian="12pt" style:font-size-complex="12pt"/>
    </style:style>
    <style:style style:name="P150" style:family="paragraph" style:parent-style-name="Body_20_Text_20_2">
      <style:paragraph-properties fo:line-height="150%"/>
      <style:text-properties fo:font-size="12pt" officeooo:paragraph-rsid="03d1b49c" style:font-size-asian="12pt" style:font-size-complex="12pt"/>
    </style:style>
    <style:style style:name="P151" style:family="paragraph" style:parent-style-name="Standard">
      <style:paragraph-properties fo:margin-left="0in" fo:margin-right="0in" fo:line-height="150%" fo:text-indent="0in" style:auto-text-indent="false"/>
      <style:text-properties fo:font-size="12pt" style:font-size-asian="12pt" style:font-size-complex="12pt"/>
    </style:style>
    <style:style style:name="P152" style:family="paragraph" style:parent-style-name="Body_20_Text_20_2">
      <style:paragraph-properties fo:margin-left="0in" fo:margin-right="-0.0201in" fo:line-height="150%" fo:text-indent="0in" style:auto-text-indent="false"/>
      <style:text-properties fo:font-size="12pt" style:font-size-asian="12pt" style:font-size-complex="12pt"/>
    </style:style>
    <style:style style:name="P153" style:family="paragraph" style:parent-style-name="Standard">
      <style:paragraph-properties fo:margin-left="0in" fo:margin-right="0.0055in" fo:line-height="150%" fo:text-indent="0in" style:auto-text-indent="false"/>
      <style:text-properties fo:font-size="12pt" style:font-size-asian="12pt" style:font-size-complex="12pt"/>
    </style:style>
    <style:style style:name="P154" style:family="paragraph" style:parent-style-name="Body_20_Text_20_2">
      <style:paragraph-properties fo:margin-left="0in" fo:margin-right="-0.0626in" fo:line-height="150%" fo:text-indent="0in" style:auto-text-indent="false"/>
      <style:text-properties fo:font-size="12pt" officeooo:paragraph-rsid="03e9843c" style:font-size-asian="12pt" style:font-size-complex="12pt"/>
    </style:style>
    <style:style style:name="P155" style:family="paragraph" style:parent-style-name="Standard">
      <style:paragraph-properties fo:line-height="150%" fo:hyphenation-ladder-count="no-limit"/>
      <style:text-properties fo:font-size="12pt" officeooo:rsid="02728a4a"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56" style:family="paragraph" style:parent-style-name="Standard">
      <style:paragraph-properties fo:margin-left="0.2in" fo:margin-right="0in" fo:line-height="150%" fo:hyphenation-ladder-count="no-limit" fo:text-indent="0in" style:auto-text-indent="false"/>
      <style:text-properties fo:font-size="12pt" officeooo:rsid="0285a74b" officeooo:paragraph-rsid="0283cb0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57" style:family="paragraph" style:parent-style-name="Standard">
      <style:paragraph-properties fo:line-height="150%" fo:hyphenation-ladder-count="no-limit"/>
      <style:text-properties fo:font-size="12pt" officeooo:paragraph-rsid="03902831"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P158" style:family="paragraph" style:parent-style-name="Standard">
      <style:paragraph-properties fo:line-height="150%" fo:hyphenation-ladder-count="no-limit"/>
      <style:text-properties fo:font-size="12pt" officeooo:paragraph-rsid="03a36f70"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P159" style:family="paragraph" style:parent-style-name="Standard">
      <style:paragraph-properties fo:line-height="150%" fo:hyphenation-ladder-count="no-limit"/>
      <style:text-properties fo:font-size="12pt" officeooo:paragraph-rsid="03a3c40d"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P160" style:family="paragraph" style:parent-style-name="Standard">
      <style:paragraph-properties fo:line-height="150%" fo:hyphenation-ladder-count="no-limit"/>
      <style:text-properties fo:font-size="12pt" officeooo:paragraph-rsid="03a435e4"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P161" style:family="paragraph" style:parent-style-name="Standard">
      <style:paragraph-properties fo:line-height="150%" fo:hyphenation-ladder-count="no-limit"/>
      <style:text-properties fo:font-size="12pt" officeooo:paragraph-rsid="03a7af17"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P162" style:family="paragraph" style:parent-style-name="List">
      <style:paragraph-properties fo:margin-top="0in" fo:margin-bottom="0in" style:contextual-spacing="false" fo:line-height="150%" fo:hyphenation-ladder-count="no-limit">
        <style:tab-stops>
          <style:tab-stop style:position="-2.9374in"/>
        </style:tab-stops>
      </style:paragraph-properties>
      <style:text-properties fo:font-size="12pt" officeooo:paragraph-rsid="0375e1df"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P163" style:family="paragraph" style:parent-style-name="List">
      <style:paragraph-properties fo:margin-top="0in" fo:margin-bottom="0in" style:contextual-spacing="false" fo:line-height="150%" fo:hyphenation-ladder-count="no-limit">
        <style:tab-stops>
          <style:tab-stop style:position="-2.9374in"/>
        </style:tab-stops>
      </style:paragraph-properties>
      <style:text-properties fo:font-size="12pt" officeooo:paragraph-rsid="03e1248d"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P164" style:family="paragraph" style:parent-style-name="Standard">
      <style:paragraph-properties fo:line-height="150%"/>
      <style:text-properties fo:font-size="12pt" style:font-name-asian="Times New Roman" style:font-size-asian="12pt" style:font-size-complex="12pt"/>
    </style:style>
    <style:style style:name="P165" style:family="paragraph" style:parent-style-name="Standard">
      <style:paragraph-properties fo:line-height="150%"/>
      <style:text-properties fo:font-size="12pt" fo:font-weight="normal" style:font-size-asian="12pt" style:font-weight-asian="normal" style:font-size-complex="12pt" style:font-weight-complex="normal"/>
    </style:style>
    <style:style style:name="P166" style:family="paragraph" style:parent-style-name="Standard">
      <style:paragraph-properties fo:line-height="150%" fo:hyphenation-ladder-count="no-limit"/>
      <style:text-properties fo:font-size="12pt" fo:font-weight="normal"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67" style:family="paragraph" style:parent-style-name="Standard">
      <style:paragraph-properties fo:line-height="150%" fo:hyphenation-ladder-count="no-limit"/>
      <style:text-properties fo:font-size="12pt" fo:font-weight="normal" officeooo:paragraph-rsid="006f412f"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68" style:family="paragraph" style:parent-style-name="Standard">
      <style:paragraph-properties fo:line-height="150%" fo:hyphenation-ladder-count="no-limit"/>
      <style:text-properties fo:font-size="12pt" fo:font-weight="normal" officeooo:paragraph-rsid="004e8ea7"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69" style:family="paragraph" style:parent-style-name="Standard">
      <style:paragraph-properties fo:line-height="150%" fo:hyphenation-ladder-count="no-limit"/>
      <style:text-properties fo:font-size="12pt" fo:font-weight="normal" officeooo:paragraph-rsid="03377f76"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70" style:family="paragraph" style:parent-style-name="Body_20_Text_20_2">
      <style:paragraph-properties fo:line-height="150%"/>
      <style:text-properties fo:font-size="12pt" fo:font-weight="normal" style:font-size-asian="12pt" style:font-weight-asian="normal" style:font-size-complex="12pt" style:font-weight-complex="normal"/>
    </style:style>
    <style:style style:name="P171" style:family="paragraph" style:parent-style-name="Body_20_Text_20_2">
      <style:paragraph-properties fo:line-height="150%" fo:text-align="center" style:justify-single-word="false" fo:break-before="page"/>
      <style:text-properties fo:font-size="12pt" fo:font-weight="bold" officeooo:paragraph-rsid="0356b24e" style:font-size-asian="12pt" style:font-weight-asian="bold" style:font-size-complex="12pt"/>
    </style:style>
    <style:style style:name="P172" style:family="paragraph" style:parent-style-name="Standard">
      <style:paragraph-properties fo:line-height="150%"/>
      <style:text-properties fo:font-size="10pt" style:font-size-asian="10pt"/>
    </style:style>
    <style:style style:name="P173" style:family="paragraph" style:parent-style-name="Standard">
      <style:paragraph-properties fo:line-height="150%" fo:hyphenation-ladder-count="no-limit"/>
      <style:text-properties fo:font-size="10pt" style:font-size-asian="10pt" fo:hyphenate="true" fo:hyphenation-remain-char-count="2" fo:hyphenation-push-char-count="2" loext:hyphenation-no-caps="false" loext:hyphenation-no-last-word="false" loext:hyphenation-word-char-count="no-limit" loext:hyphenation-zone="no-limit"/>
    </style:style>
    <style:style style:name="P174" style:family="paragraph" style:parent-style-name="Table_20_Contents">
      <style:paragraph-properties fo:text-align="center" style:justify-single-word="false"/>
      <style:text-properties fo:font-size="10pt" style:font-size-asian="10pt" style:font-size-complex="10pt"/>
    </style:style>
    <style:style style:name="P175" style:family="paragraph" style:parent-style-name="Standard">
      <style:paragraph-properties fo:text-align="center" style:justify-single-word="false" fo:hyphenation-ladder-count="no-limit" style:snap-to-layout-grid="false"/>
      <style:text-properties style:font-name="Nimbus Sans L" fo:font-size="10pt" style:font-size-asian="10pt" style:font-size-complex="10pt" fo:hyphenate="true" fo:hyphenation-remain-char-count="2" fo:hyphenation-push-char-count="2" loext:hyphenation-no-caps="false" loext:hyphenation-no-last-word="false" loext:hyphenation-word-char-count="no-limit" loext:hyphenation-zone="no-limit"/>
    </style:style>
    <style:style style:name="P176" style:family="paragraph" style:parent-style-name="Table_20_Contents">
      <style:paragraph-properties fo:text-align="center" style:justify-single-word="false" style:snap-to-layout-grid="false"/>
      <style:text-properties style:font-name="Nimbus Sans L" fo:font-size="10pt" officeooo:paragraph-rsid="0375e1df" style:font-size-asian="10pt" style:font-size-complex="10pt"/>
    </style:style>
    <style:style style:name="P177" style:family="paragraph" style:parent-style-name="Table_20_Contents">
      <style:paragraph-properties fo:text-align="center" style:justify-single-word="false" style:snap-to-layout-grid="false"/>
      <style:text-properties style:font-name="Nimbus Sans L" fo:font-size="10pt" officeooo:paragraph-rsid="03e1248d" style:font-size-asian="10pt" style:font-size-complex="10pt"/>
    </style:style>
    <style:style style:name="P178" style:family="paragraph" style:parent-style-name="Table_20_Contents">
      <style:paragraph-properties fo:text-align="center" style:justify-single-word="false"/>
      <style:text-properties style:font-name="Nimbus Sans L" fo:font-size="10pt" officeooo:paragraph-rsid="03e1248d" style:font-size-asian="10pt" style:font-size-complex="10pt"/>
    </style:style>
    <style:style style:name="P179" style:family="paragraph" style:parent-style-name="Table_20_Contents">
      <style:paragraph-properties fo:text-align="center" style:justify-single-word="false" style:snap-to-layout-grid="false"/>
      <style:text-properties style:font-name="Nimbus Sans L" fo:font-size="10pt" officeooo:rsid="037763ef" officeooo:paragraph-rsid="037763ef" style:font-size-asian="10pt" style:font-size-complex="10pt"/>
    </style:style>
    <style:style style:name="P180" style:family="paragraph" style:parent-style-name="Table_20_Contents">
      <style:paragraph-properties fo:text-align="center" style:justify-single-word="false" style:snap-to-layout-grid="false"/>
      <style:text-properties style:font-name="Nimbus Sans L" fo:font-size="10pt" officeooo:rsid="038d7265" officeooo:paragraph-rsid="03e1248d" style:font-size-asian="10pt" style:font-size-complex="10pt"/>
    </style:style>
    <style:style style:name="P181" style:family="paragraph" style:parent-style-name="Table_20_Contents">
      <style:paragraph-properties fo:text-align="center" style:justify-single-word="false" style:snap-to-layout-grid="false"/>
      <style:text-properties style:font-name="Nimbus Sans L" fo:font-size="10pt" officeooo:rsid="038e39b3" officeooo:paragraph-rsid="03e1248d" style:font-size-asian="10pt" style:font-size-complex="10pt"/>
    </style:style>
    <style:style style:name="P182" style:family="paragraph" style:parent-style-name="Table_20_Contents">
      <style:paragraph-properties fo:text-align="center" style:justify-single-word="false" style:snap-to-layout-grid="false"/>
      <style:text-properties style:font-name="Nimbus Sans L" fo:font-size="10pt" officeooo:rsid="03902831" officeooo:paragraph-rsid="03902831" style:font-size-asian="10pt" style:font-size-complex="10pt"/>
    </style:style>
    <style:style style:name="P183" style:family="paragraph" style:parent-style-name="Table_20_Contents">
      <style:paragraph-properties fo:text-align="center" style:justify-single-word="false" style:snap-to-layout-grid="false"/>
      <style:text-properties style:font-name="Nimbus Sans L" fo:font-size="10pt" style:font-size-asian="10pt" style:font-name-complex="Arial"/>
    </style:style>
    <style:style style:name="P184" style:family="paragraph" style:parent-style-name="Table_20_Contents">
      <style:paragraph-properties fo:text-align="center" style:justify-single-word="false" style:snap-to-layout-grid="false"/>
      <style:text-properties style:font-name="Nimbus Sans L" fo:font-size="10pt" officeooo:paragraph-rsid="03902831" style:font-size-asian="10pt" style:font-name-complex="Arial"/>
    </style:style>
    <style:style style:name="P185" style:family="paragraph" style:parent-style-name="Table_20_Contents">
      <style:paragraph-properties fo:text-align="center" style:justify-single-word="false" style:snap-to-layout-grid="false"/>
      <style:text-properties style:font-name="Nimbus Sans L" fo:font-size="10pt" officeooo:paragraph-rsid="03a36f70" style:font-size-asian="10pt" style:font-name-complex="Arial"/>
    </style:style>
    <style:style style:name="P186" style:family="paragraph" style:parent-style-name="Table_20_Contents">
      <style:paragraph-properties fo:text-align="center" style:justify-single-word="false" style:snap-to-layout-grid="false"/>
      <style:text-properties style:font-name="Nimbus Sans L" fo:font-size="10pt" officeooo:paragraph-rsid="03a3c40d" style:font-size-asian="10pt" style:font-name-complex="Arial"/>
    </style:style>
    <style:style style:name="P187" style:family="paragraph" style:parent-style-name="Table_20_Contents">
      <style:paragraph-properties fo:text-align="center" style:justify-single-word="false" style:snap-to-layout-grid="false"/>
      <style:text-properties style:font-name="Nimbus Sans L" fo:font-size="10pt" officeooo:paragraph-rsid="03a435e4" style:font-size-asian="10pt" style:font-name-complex="Arial"/>
    </style:style>
    <style:style style:name="P188" style:family="paragraph" style:parent-style-name="Table_20_Contents">
      <style:paragraph-properties fo:text-align="center" style:justify-single-word="false" style:snap-to-layout-grid="false"/>
      <style:text-properties style:font-name="Nimbus Sans L" fo:font-size="10pt" officeooo:paragraph-rsid="03a7af17" style:font-size-asian="10pt" style:font-name-complex="Arial"/>
    </style:style>
    <style:style style:name="P189" style:family="paragraph" style:parent-style-name="Table_20_Contents">
      <style:paragraph-properties fo:text-align="center" style:justify-single-word="false" style:snap-to-layout-grid="false"/>
      <style:text-properties style:font-name="Nimbus Sans L" fo:font-size="10pt" officeooo:paragraph-rsid="03782fe1" style:font-size-asian="10pt" style:font-name-complex="Arial"/>
    </style:style>
    <style:style style:name="P190" style:family="paragraph" style:parent-style-name="Table_20_Contents">
      <style:paragraph-properties fo:text-align="center" style:justify-single-word="false" style:snap-to-layout-grid="false"/>
      <style:text-properties style:font-name="Nimbus Sans L" fo:font-size="10pt" officeooo:rsid="0340fb28" officeooo:paragraph-rsid="03902831" style:font-size-asian="10pt" style:font-name-complex="Arial"/>
    </style:style>
    <style:style style:name="P191" style:family="paragraph" style:parent-style-name="Table_20_Contents">
      <style:paragraph-properties fo:text-align="center" style:justify-single-word="false" style:snap-to-layout-grid="false"/>
      <style:text-properties style:font-name="Nimbus Sans L" fo:font-size="10pt" officeooo:rsid="0340fb28" officeooo:paragraph-rsid="03a36f70" style:font-size-asian="10pt" style:font-name-complex="Arial"/>
    </style:style>
    <style:style style:name="P192" style:family="paragraph" style:parent-style-name="Table_20_Contents">
      <style:paragraph-properties fo:text-align="center" style:justify-single-word="false" style:snap-to-layout-grid="false"/>
      <style:text-properties style:font-name="Nimbus Sans L" fo:font-size="10pt" officeooo:rsid="0340fb28" officeooo:paragraph-rsid="03a3c40d" style:font-size-asian="10pt" style:font-name-complex="Arial"/>
    </style:style>
    <style:style style:name="P193" style:family="paragraph" style:parent-style-name="Table_20_Contents">
      <style:paragraph-properties fo:text-align="center" style:justify-single-word="false" style:snap-to-layout-grid="false"/>
      <style:text-properties style:font-name="Nimbus Sans L" fo:font-size="10pt" officeooo:rsid="0340fb28" officeooo:paragraph-rsid="03a435e4" style:font-size-asian="10pt" style:font-name-complex="Arial"/>
    </style:style>
    <style:style style:name="P194" style:family="paragraph" style:parent-style-name="Table_20_Contents">
      <style:paragraph-properties fo:text-align="center" style:justify-single-word="false" style:snap-to-layout-grid="false"/>
      <style:text-properties style:font-name="Nimbus Sans L" fo:font-size="10pt" officeooo:rsid="0340fb28" officeooo:paragraph-rsid="03a7af17" style:font-size-asian="10pt" style:font-name-complex="Arial"/>
    </style:style>
    <style:style style:name="P195" style:family="paragraph" style:parent-style-name="Table_20_Contents">
      <style:paragraph-properties fo:text-align="center" style:justify-single-word="false" style:snap-to-layout-grid="false"/>
      <style:text-properties style:font-name="Nimbus Sans L" fo:font-size="10pt" officeooo:rsid="03905b08" officeooo:paragraph-rsid="03905b08" style:font-size-asian="10pt" style:font-name-complex="Arial"/>
    </style:style>
    <style:style style:name="P196" style:family="paragraph" style:parent-style-name="Table_20_Contents">
      <style:paragraph-properties fo:text-align="center" style:justify-single-word="false" style:snap-to-layout-grid="false"/>
      <style:text-properties style:font-name="Nimbus Sans L" fo:font-size="10pt" officeooo:rsid="03905b08" officeooo:paragraph-rsid="03902831" style:font-size-asian="10pt" style:font-name-complex="Arial"/>
    </style:style>
    <style:style style:name="P197" style:family="paragraph" style:parent-style-name="Table_20_Contents">
      <style:paragraph-properties fo:text-align="center" style:justify-single-word="false" style:snap-to-layout-grid="false"/>
      <style:text-properties style:font-name="Nimbus Sans L" fo:font-size="10pt" officeooo:rsid="03905b08" officeooo:paragraph-rsid="03a36f70" style:font-size-asian="10pt" style:font-name-complex="Arial"/>
    </style:style>
    <style:style style:name="P198" style:family="paragraph" style:parent-style-name="Table_20_Contents">
      <style:paragraph-properties fo:text-align="center" style:justify-single-word="false" style:snap-to-layout-grid="false"/>
      <style:text-properties style:font-name="Nimbus Sans L" fo:font-size="10pt" officeooo:rsid="03905b08" officeooo:paragraph-rsid="03a3c40d" style:font-size-asian="10pt" style:font-name-complex="Arial"/>
    </style:style>
    <style:style style:name="P199" style:family="paragraph" style:parent-style-name="Table_20_Contents">
      <style:paragraph-properties fo:text-align="center" style:justify-single-word="false" style:snap-to-layout-grid="false"/>
      <style:text-properties style:font-name="Nimbus Sans L" fo:font-size="10pt" officeooo:rsid="03905b08" officeooo:paragraph-rsid="03a435e4" style:font-size-asian="10pt" style:font-name-complex="Arial"/>
    </style:style>
    <style:style style:name="P200" style:family="paragraph" style:parent-style-name="Table_20_Contents">
      <style:paragraph-properties fo:text-align="center" style:justify-single-word="false" style:snap-to-layout-grid="false"/>
      <style:text-properties style:font-name="Nimbus Sans L" fo:font-size="10pt" officeooo:rsid="03905b08" officeooo:paragraph-rsid="03a7af17" style:font-size-asian="10pt" style:font-name-complex="Arial"/>
    </style:style>
    <style:style style:name="P201" style:family="paragraph" style:parent-style-name="Table_20_Contents">
      <style:paragraph-properties fo:text-align="center" style:justify-single-word="false" style:snap-to-layout-grid="false"/>
      <style:text-properties style:font-name="Nimbus Sans L" fo:font-size="10pt" officeooo:rsid="03964d83" officeooo:paragraph-rsid="03964d83" style:font-size-asian="10pt" style:font-name-complex="Arial"/>
    </style:style>
    <style:style style:name="P202" style:family="paragraph" style:parent-style-name="Table_20_Contents">
      <style:paragraph-properties fo:text-align="center" style:justify-single-word="false" style:snap-to-layout-grid="false"/>
      <style:text-properties style:font-name="Nimbus Sans L" fo:font-size="10pt" officeooo:rsid="03a36f70" officeooo:paragraph-rsid="03a36f70" style:font-size-asian="10pt" style:font-name-complex="Arial"/>
    </style:style>
    <style:style style:name="P203" style:family="paragraph" style:parent-style-name="Table_20_Contents">
      <style:paragraph-properties fo:text-align="center" style:justify-single-word="false" style:snap-to-layout-grid="false"/>
      <style:text-properties style:font-name="Nimbus Sans L" fo:font-size="10pt" officeooo:rsid="03a3c40d" officeooo:paragraph-rsid="03a3c40d" style:font-size-asian="10pt" style:font-name-complex="Arial"/>
    </style:style>
    <style:style style:name="P204" style:family="paragraph" style:parent-style-name="Table_20_Contents">
      <style:paragraph-properties fo:text-align="center" style:justify-single-word="false" style:snap-to-layout-grid="false"/>
      <style:text-properties style:font-name="Nimbus Sans L" fo:font-size="10pt" officeooo:rsid="03a3c40d" officeooo:paragraph-rsid="03a435e4" style:font-size-asian="10pt" style:font-name-complex="Arial"/>
    </style:style>
    <style:style style:name="P205" style:family="paragraph" style:parent-style-name="Table_20_Contents">
      <style:paragraph-properties fo:text-align="center" style:justify-single-word="false" style:snap-to-layout-grid="false"/>
      <style:text-properties style:font-name="Nimbus Sans L" fo:font-size="10pt" officeooo:rsid="03a3c40d" officeooo:paragraph-rsid="03a7af17" style:font-size-asian="10pt" style:font-name-complex="Arial"/>
    </style:style>
    <style:style style:name="P206" style:family="paragraph" style:parent-style-name="Table_20_Contents">
      <style:paragraph-properties fo:text-align="center" style:justify-single-word="false" style:snap-to-layout-grid="false"/>
      <style:text-properties style:font-name="Nimbus Sans L" fo:font-size="10pt" officeooo:rsid="03a435e4" officeooo:paragraph-rsid="03a435e4" style:font-size-asian="10pt" style:font-name-complex="Arial"/>
    </style:style>
    <style:style style:name="P207" style:family="paragraph" style:parent-style-name="Table_20_Contents">
      <style:paragraph-properties fo:text-align="center" style:justify-single-word="false" style:snap-to-layout-grid="false"/>
      <style:text-properties style:font-name="Nimbus Sans L" fo:font-size="10pt" officeooo:rsid="03a435e4" officeooo:paragraph-rsid="03a7af17" style:font-size-asian="10pt" style:font-name-complex="Arial"/>
    </style:style>
    <style:style style:name="P208" style:family="paragraph" style:parent-style-name="Table_20_Contents">
      <style:paragraph-properties fo:text-align="center" style:justify-single-word="false" style:snap-to-layout-grid="false"/>
      <style:text-properties style:font-name="Nimbus Sans L" fo:font-size="10pt" officeooo:rsid="03a69673" officeooo:paragraph-rsid="03a435e4" style:font-size-asian="10pt" style:font-name-complex="Arial"/>
    </style:style>
    <style:style style:name="P209" style:family="paragraph" style:parent-style-name="Table_20_Contents">
      <style:paragraph-properties fo:text-align="center" style:justify-single-word="false" style:snap-to-layout-grid="false"/>
      <style:text-properties style:font-name="Nimbus Sans L" fo:font-size="10pt" officeooo:rsid="03a98203" officeooo:paragraph-rsid="03a98203" style:font-size-asian="10pt" style:font-name-complex="Arial"/>
    </style:style>
    <style:style style:name="P210" style:family="paragraph" style:parent-style-name="Table_20_Contents">
      <style:paragraph-properties fo:text-align="center" style:justify-single-word="false" style:snap-to-layout-grid="false"/>
      <style:text-properties style:font-name="Nimbus Sans L" fo:font-size="10pt" officeooo:rsid="03b20edd" officeooo:paragraph-rsid="03b20edd" style:font-size-asian="10pt" style:font-name-complex="Arial"/>
    </style:style>
    <style:style style:name="P211" style:family="paragraph" style:parent-style-name="Table_20_Contents">
      <style:paragraph-properties fo:text-align="center" style:justify-single-word="false" style:snap-to-layout-grid="false"/>
      <style:text-properties style:font-name="Nimbus Sans L" fo:font-size="10pt" officeooo:rsid="03a0c28e" officeooo:paragraph-rsid="03a0c28e" style:font-size-asian="10pt" style:font-name-complex="Arial"/>
    </style:style>
    <style:style style:name="P212" style:family="paragraph" style:parent-style-name="Table_20_Contents">
      <style:paragraph-properties fo:text-align="center" style:justify-single-word="false" style:snap-to-layout-grid="false"/>
      <style:text-properties style:font-name="Nimbus Sans L" fo:font-size="10pt" officeooo:rsid="03902831" officeooo:paragraph-rsid="03902831" style:font-size-asian="10pt" style:font-name-complex="Arial"/>
    </style:style>
    <style:style style:name="P213" style:family="paragraph" style:parent-style-name="Table_20_Contents">
      <style:paragraph-properties fo:text-align="center" style:justify-single-word="false" style:snap-to-layout-grid="false"/>
      <style:text-properties style:font-name="Nimbus Sans L" fo:font-size="10pt" officeooo:rsid="039db6a8" officeooo:paragraph-rsid="039db6a8" style:font-size-asian="10pt" style:font-name-complex="Arial"/>
    </style:style>
    <style:style style:name="P214" style:family="paragraph" style:parent-style-name="Standard">
      <style:paragraph-properties fo:text-align="center" style:justify-single-word="false" fo:hyphenation-ladder-count="no-limit" style:snap-to-layout-grid="false"/>
      <style:text-properties style:font-name="Nimbus Sans L" fo:font-size="10pt" style:text-underline-style="none" style:font-size-asian="10pt" style:font-size-complex="10pt" fo:hyphenate="true" fo:hyphenation-remain-char-count="2" fo:hyphenation-push-char-count="2" loext:hyphenation-no-caps="false" loext:hyphenation-no-last-word="false" loext:hyphenation-word-char-count="no-limit" loext:hyphenation-zone="no-limit"/>
    </style:style>
    <style:style style:name="P215" style:family="paragraph" style:parent-style-name="Standard">
      <style:paragraph-properties fo:text-align="center" style:justify-single-word="false" fo:hyphenation-ladder-count="no-limit" style:snap-to-layout-grid="false"/>
      <style:text-properties style:font-name="Nimbus Sans L" fo:font-size="10pt" style:text-underline-style="none" officeooo:rsid="03a7af17" officeooo:paragraph-rsid="03a7af17" style:font-size-asian="10pt" style:font-size-complex="10pt" fo:hyphenate="true" fo:hyphenation-remain-char-count="2" fo:hyphenation-push-char-count="2" loext:hyphenation-no-caps="false" loext:hyphenation-no-last-word="false" loext:hyphenation-word-char-count="no-limit" loext:hyphenation-zone="no-limit"/>
    </style:style>
    <style:style style:name="P216" style:family="paragraph" style:parent-style-name="Table_20_Contents">
      <style:paragraph-properties fo:text-align="center" style:justify-single-word="false"/>
      <style:text-properties style:font-name="Nimbus Sans L" fo:font-size="10pt" style:text-underline-style="none" officeooo:rsid="038e39b3" officeooo:paragraph-rsid="03e1248d" style:font-size-asian="10pt" style:font-size-complex="10pt"/>
    </style:style>
    <style:style style:name="P217" style:family="paragraph" style:parent-style-name="Table_20_Contents">
      <style:paragraph-properties fo:text-align="center" style:justify-single-word="false"/>
      <style:text-properties style:font-name="Nimbus Sans L" fo:font-size="10pt" style:text-underline-style="none" officeooo:rsid="038bacb6" officeooo:paragraph-rsid="03e1248d" style:font-size-asian="10pt" style:font-size-complex="10pt"/>
    </style:style>
    <style:style style:name="P218" style:family="paragraph" style:parent-style-name="Table_20_Contents">
      <style:paragraph-properties fo:text-align="center" style:justify-single-word="false"/>
      <style:text-properties style:font-name="Nimbus Sans L" fo:font-size="10pt" style:text-underline-style="none" officeooo:rsid="0376c529" officeooo:paragraph-rsid="0376c529" style:font-size-asian="10pt" style:font-size-complex="10pt"/>
    </style:style>
    <style:style style:name="P219" style:family="paragraph" style:parent-style-name="Table_20_Contents">
      <style:paragraph-properties fo:text-align="center" style:justify-single-word="false"/>
      <style:text-properties style:font-name="Nimbus Sans L" fo:font-size="10pt" style:text-underline-style="none" officeooo:rsid="03902831" officeooo:paragraph-rsid="03902831" style:font-size-asian="10pt" style:font-size-complex="10pt"/>
    </style:style>
    <style:style style:name="P220" style:family="paragraph" style:parent-style-name="Table_20_Heading">
      <style:paragraph-properties style:snap-to-layout-grid="false"/>
      <style:text-properties style:font-name="Nimbus Sans L" fo:font-size="10pt" style:text-underline-style="none" fo:font-weight="normal" officeooo:paragraph-rsid="0375e1df" style:font-size-asian="10pt" style:font-weight-asian="normal" style:font-size-complex="10pt"/>
    </style:style>
    <style:style style:name="P221" style:family="paragraph" style:parent-style-name="Table_20_Heading">
      <style:paragraph-properties style:snap-to-layout-grid="false"/>
      <style:text-properties style:font-name="Nimbus Sans L" fo:font-size="10pt" style:text-underline-style="none" fo:font-weight="normal" officeooo:paragraph-rsid="03e1248d" style:font-size-asian="10pt" style:font-weight-asian="normal" style:font-size-complex="10pt"/>
    </style:style>
    <style:style style:name="P222" style:family="paragraph" style:parent-style-name="Table_20_Heading">
      <style:paragraph-properties fo:text-align="center" style:justify-single-word="false" style:snap-to-layout-grid="false"/>
      <style:text-properties style:font-name="Nimbus Sans L" fo:font-size="10pt" style:text-underline-style="none" fo:font-weight="normal" officeooo:paragraph-rsid="0375e1df" style:font-size-asian="10pt" style:font-weight-asian="normal" style:font-size-complex="10pt"/>
    </style:style>
    <style:style style:name="P223" style:family="paragraph" style:parent-style-name="Table_20_Heading">
      <style:paragraph-properties fo:text-align="center" style:justify-single-word="false" style:snap-to-layout-grid="false"/>
      <style:text-properties style:font-name="Nimbus Sans L" fo:font-size="10pt" style:text-underline-style="none" fo:font-weight="normal" officeooo:paragraph-rsid="03e1248d" style:font-size-asian="10pt" style:font-weight-asian="normal" style:font-size-complex="10pt"/>
    </style:style>
    <style:style style:name="P224" style:family="paragraph" style:parent-style-name="Table_20_Heading">
      <style:paragraph-properties fo:text-align="center" style:justify-single-word="false" style:snap-to-layout-grid="false"/>
      <style:text-properties style:font-name="Nimbus Sans L" fo:font-size="10pt" style:text-underline-style="none" fo:font-weight="normal" officeooo:rsid="0376c529" officeooo:paragraph-rsid="0376c529" style:font-size-asian="10pt" style:font-weight-asian="normal" style:font-size-complex="10pt"/>
    </style:style>
    <style:style style:name="P225" style:family="paragraph" style:parent-style-name="Table_20_Heading">
      <style:paragraph-properties style:snap-to-layout-grid="false"/>
      <style:text-properties style:font-name="Nimbus Sans L" fo:font-size="10pt" style:text-underline-style="none" fo:font-weight="normal" officeooo:rsid="038e39b3" officeooo:paragraph-rsid="03e1248d" style:font-size-asian="10pt" style:font-weight-asian="normal" style:font-size-complex="10pt"/>
    </style:style>
    <style:style style:name="P226" style:family="paragraph" style:parent-style-name="Table_20_Heading">
      <style:paragraph-properties style:snap-to-layout-grid="false"/>
      <style:text-properties style:font-name="Nimbus Sans L" fo:font-size="10pt" style:text-underline-style="none" fo:font-weight="normal" officeooo:rsid="0375e1df" officeooo:paragraph-rsid="0375e1df" style:font-size-asian="10pt" style:font-weight-asian="normal" style:font-size-complex="10pt"/>
    </style:style>
    <style:style style:name="P227" style:family="paragraph" style:parent-style-name="Table_20_Heading">
      <style:paragraph-properties style:snap-to-layout-grid="false"/>
      <style:text-properties style:font-name="Nimbus Sans L" fo:font-size="10pt" style:text-underline-style="none" fo:font-weight="normal" officeooo:rsid="03902831" officeooo:paragraph-rsid="03902831" style:font-size-asian="10pt" style:font-weight-asian="normal" style:font-size-complex="10pt"/>
    </style:style>
    <style:style style:name="P228" style:family="paragraph" style:parent-style-name="Table_20_Heading">
      <style:paragraph-properties style:snap-to-layout-grid="false"/>
      <style:text-properties style:font-name="Nimbus Sans L" fo:font-size="10pt" style:text-underline-style="none" fo:font-weight="normal" officeooo:rsid="03a0c28e" officeooo:paragraph-rsid="03a0c28e" style:font-size-asian="10pt" style:font-weight-asian="normal" style:font-size-complex="10pt"/>
    </style:style>
    <style:style style:name="P229" style:family="paragraph" style:parent-style-name="Standard">
      <style:paragraph-properties fo:text-align="center" style:justify-single-word="false"/>
      <style:text-properties officeooo:paragraph-rsid="035422a2"/>
    </style:style>
    <style:style style:name="P230" style:family="paragraph" style:parent-style-name="Standard">
      <style:paragraph-properties fo:line-height="150%"/>
      <style:text-properties fo:font-weight="normal" style:font-weight-asian="normal" style:font-weight-complex="normal"/>
    </style:style>
    <style:style style:name="P231" style:family="paragraph" style:parent-style-name="Header">
      <style:paragraph-properties fo:line-height="150%" fo:text-align="center" style:justify-single-word="false">
        <style:tab-stops/>
      </style:paragraph-properties>
      <style:text-properties fo:font-weight="bold" officeooo:paragraph-rsid="03d1b49c" style:letter-kerning="true" style:font-name-asian="Times New Roman" style:language-asian="en" style:country-asian="US" style:font-weight-asian="bold" style:font-weight-complex="bold"/>
    </style:style>
    <style:style style:name="P232" style:family="paragraph" style:parent-style-name="Heading_20_2">
      <style:paragraph-properties fo:line-height="150%" fo:orphans="2" fo:widows="2"/>
      <style:text-properties style:font-name="Times New Roman" fo:font-size="12pt" officeooo:paragraph-rsid="03d1b49c" style:font-size-asian="12pt" style:font-size-complex="12pt"/>
    </style:style>
    <style:style style:name="P233" style:family="paragraph" style:parent-style-name="Heading_20_6">
      <style:paragraph-properties fo:line-height="150%" fo:orphans="2" fo:widows="2"/>
      <style:text-properties fo:font-weight="bold" officeooo:paragraph-rsid="03d1b49c" style:letter-kerning="true" style:font-name-asian="Times New Roman" style:language-asian="en" style:country-asian="US" style:font-weight-asian="bold"/>
    </style:style>
    <style:style style:name="P234" style:family="paragraph" style:parent-style-name="Standard" style:master-page-name="Patent">
      <style:paragraph-properties fo:line-height="150%" fo:text-align="center" style:justify-single-word="false" fo:hyphenation-ladder-count="no-limit" style:page-number="auto" fo:break-before="page">
        <style:tab-stops/>
      </style:paragraph-properties>
      <style:text-properties style:font-name="Times New Roman" fo:font-size="12pt" fo:font-weight="normal" officeooo:rsid="03c165e2" officeooo:paragraph-rsid="03c165e2"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235" style:family="paragraph" style:parent-style-name="Standard" style:list-style-name="WW8Num7">
      <style:paragraph-properties fo:margin-left="0in" fo:margin-right="0in" fo:line-height="150%" fo:text-indent="-0.25in" style:auto-text-indent="false">
        <style:tab-stops/>
      </style:paragraph-properties>
      <style:text-properties style:font-name="Times New Roman" fo:font-size="12pt" fo:font-weight="normal" style:font-size-asian="12pt" style:font-weight-asian="normal" style:font-size-complex="12pt" style:font-weight-complex="normal"/>
    </style:style>
    <style:style style:name="P236" style:family="paragraph" style:parent-style-name="Standard">
      <style:paragraph-properties fo:line-height="150%" fo:text-align="center" style:justify-single-word="false" fo:hyphenation-ladder-count="no-limit">
        <style:tab-stops/>
      </style:paragraph-properties>
      <style:text-properties style:font-name="Times New Roman" fo:font-size="12pt" fo:font-weight="normal" officeooo:rsid="03f1c761" officeooo:paragraph-rsid="03f1c761"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237" style:family="paragraph" style:parent-style-name="Standard" style:list-style-name="L2">
      <style:paragraph-properties fo:line-height="150%" fo:hyphenation-ladder-count="no-limit">
        <style:tab-stops>
          <style:tab-stop style:position="0.5in"/>
        </style:tab-stops>
      </style:paragraph-properties>
      <style:text-properties style:font-name="Times New Roman" fo:font-size="12pt" officeooo:paragraph-rsid="002bcb2e"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38" style:family="paragraph" style:parent-style-name="Standard" style:list-style-name="L2">
      <style:paragraph-properties fo:line-height="150%" fo:hyphenation-ladder-count="no-limit">
        <style:tab-stops>
          <style:tab-stop style:position="0.5in"/>
        </style:tab-stops>
      </style:paragraph-properties>
      <style:text-properties style:font-name="Times New Roman" fo:font-size="12p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39" style:family="paragraph" style:parent-style-name="Standard" style:list-style-name="L3">
      <style:paragraph-properties fo:line-height="150%" fo:hyphenation-ladder-count="no-limit">
        <style:tab-stops>
          <style:tab-stop style:position="0.5in"/>
        </style:tab-stops>
      </style:paragraph-properties>
      <style:text-properties style:font-name="Times New Roman" fo:font-size="12pt" officeooo:paragraph-rsid="02c537a6"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40" style:family="paragraph" style:parent-style-name="Standard" style:list-style-name="L3">
      <style:paragraph-properties fo:line-height="150%" fo:hyphenation-ladder-count="no-limit">
        <style:tab-stops>
          <style:tab-stop style:position="0.5in"/>
        </style:tab-stops>
      </style:paragraph-properties>
      <style:text-properties style:font-name="Times New Roman" fo:font-size="12pt" officeooo:paragraph-rsid="008c979b"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41" style:family="paragraph" style:parent-style-name="Standard" style:list-style-name="WW8Num4">
      <style:paragraph-properties fo:line-height="150%" fo:hyphenation-ladder-count="no-limit">
        <style:tab-stops>
          <style:tab-stop style:position="0.5in"/>
        </style:tab-stops>
      </style:paragraph-properties>
      <style:text-properties style:font-name="Times New Roman" fo:font-size="12p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42" style:family="paragraph" style:parent-style-name="Standard" style:list-style-name="L4">
      <style:paragraph-properties fo:line-height="150%" fo:hyphenation-ladder-count="no-limit">
        <style:tab-stops>
          <style:tab-stop style:position="0.5in"/>
        </style:tab-stops>
      </style:paragraph-properties>
      <style:text-properties style:font-name="Times New Roman" fo:font-size="12p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43" style:family="paragraph" style:parent-style-name="Standard" style:list-style-name="L3">
      <style:paragraph-properties fo:line-height="150%">
        <style:tab-stops>
          <style:tab-stop style:position="0.5in"/>
        </style:tab-stops>
      </style:paragraph-properties>
      <style:text-properties style:font-name="Times New Roman" fo:font-size="12pt" officeooo:paragraph-rsid="008c979b" style:font-size-asian="12pt" style:font-size-complex="12pt"/>
    </style:style>
    <style:style style:name="P244" style:family="paragraph" style:parent-style-name="Standard" style:list-style-name="L1">
      <style:paragraph-properties fo:line-height="150%" fo:hyphenation-ladder-count="no-limit">
        <style:tab-stops>
          <style:tab-stop style:position="0.5in"/>
        </style:tab-stops>
      </style:paragraph-properties>
      <style:text-properties fo:font-size="12p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45" style:family="paragraph" style:parent-style-name="Standard" style:list-style-name="L1">
      <style:paragraph-properties fo:line-height="150%" fo:hyphenation-ladder-count="no-limit">
        <style:tab-stops>
          <style:tab-stop style:position="0.5in"/>
        </style:tab-stops>
      </style:paragraph-properties>
      <style:text-properties fo:font-size="12pt" officeooo:paragraph-rsid="0343e85a"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46" style:family="paragraph" style:parent-style-name="Standard" style:list-style-name="L1">
      <style:paragraph-properties fo:line-height="150%" fo:hyphenation-ladder-count="no-limit">
        <style:tab-stops>
          <style:tab-stop style:position="0.5in"/>
        </style:tab-stops>
      </style:paragraph-properties>
      <style:text-properties fo:font-size="12pt" officeooo:paragraph-rsid="0392482e"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47" style:family="paragraph" style:parent-style-name="Standard" style:list-style-name="L3">
      <style:paragraph-properties fo:line-height="150%" fo:hyphenation-ladder-count="no-limit">
        <style:tab-stops>
          <style:tab-stop style:position="0.5in"/>
        </style:tab-stops>
      </style:paragraph-properties>
      <style:text-properties fo:font-size="12pt" officeooo:paragraph-rsid="024e92e0"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48" style:family="paragraph" style:parent-style-name="Standard" style:list-style-name="L3">
      <style:paragraph-properties fo:line-height="150%" fo:hyphenation-ladder-count="no-limit">
        <style:tab-stops>
          <style:tab-stop style:position="0.5in"/>
        </style:tab-stops>
      </style:paragraph-properties>
      <style:text-properties fo:font-size="12pt" officeooo:paragraph-rsid="02c537a6"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49" style:family="paragraph" style:parent-style-name="Standard" style:list-style-name="L3">
      <style:paragraph-properties fo:line-height="150%" fo:hyphenation-ladder-count="no-limit">
        <style:tab-stops>
          <style:tab-stop style:position="0.5in"/>
        </style:tab-stops>
      </style:paragraph-properties>
      <style:text-properties fo:font-size="12pt" officeooo:paragraph-rsid="008c979b"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50" style:family="paragraph" style:parent-style-name="Standard" style:list-style-name="WW8Num4">
      <style:paragraph-properties fo:line-height="150%" fo:hyphenation-ladder-count="no-limit">
        <style:tab-stops>
          <style:tab-stop style:position="0.5in"/>
        </style:tab-stops>
      </style:paragraph-properties>
      <style:text-properties fo:font-size="12p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51" style:family="paragraph" style:parent-style-name="Standard" style:list-style-name="WW8Num3">
      <style:paragraph-properties fo:line-height="150%" fo:hyphenation-ladder-count="no-limit">
        <style:tab-stops>
          <style:tab-stop style:position="0.5in"/>
        </style:tab-stops>
      </style:paragraph-properties>
      <style:text-properties fo:font-size="12p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52" style:family="paragraph" style:parent-style-name="Standard" style:list-style-name="WW8Num5">
      <style:paragraph-properties fo:line-height="150%">
        <style:tab-stops>
          <style:tab-stop style:position="0.5in"/>
        </style:tab-stops>
      </style:paragraph-properties>
      <style:text-properties fo:font-size="12pt" style:font-size-asian="12pt" style:font-size-complex="12pt"/>
    </style:style>
    <style:style style:name="P253" style:family="paragraph" style:parent-style-name="Standard" style:list-style-name="L3">
      <style:paragraph-properties fo:line-height="150%">
        <style:tab-stops>
          <style:tab-stop style:position="0.5in"/>
        </style:tab-stops>
      </style:paragraph-properties>
      <style:text-properties fo:font-size="12pt" officeooo:paragraph-rsid="008c979b" style:font-size-asian="12pt" style:font-size-complex="12pt"/>
    </style:style>
    <style:style style:name="P254" style:family="paragraph" style:parent-style-name="Standard" style:list-style-name="WW8Num7">
      <style:paragraph-properties fo:line-height="150%"/>
    </style:style>
    <style:style style:name="T1" style:family="text">
      <style:text-properties style:font-name="Times New Roman"/>
    </style:style>
    <style:style style:name="T2" style:family="text">
      <style:text-properties style:font-name="Times New Roman" fo:font-weight="bold" style:font-weight-asian="bold"/>
    </style:style>
    <style:style style:name="T3" style:family="text">
      <style:text-properties style:font-name="Times New Roman" fo:font-weight="bold" style:font-weight-asian="bold" style:font-weight-complex="bold"/>
    </style:style>
    <style:style style:name="T4" style:family="text">
      <style:text-properties style:font-name="Times New Roman" fo:font-weight="bold" officeooo:rsid="009be655" style:font-weight-asian="bold" style:font-weight-complex="bold"/>
    </style:style>
    <style:style style:name="T5" style:family="text">
      <style:text-properties style:font-name="Times New Roman" fo:font-weight="bold" officeooo:rsid="027690a9" style:font-weight-asian="bold" style:font-weight-complex="bold"/>
    </style:style>
    <style:style style:name="T6" style:family="text">
      <style:text-properties style:font-name="Times New Roman" fo:font-weight="bold" officeooo:rsid="02efe779" style:font-weight-asian="bold" style:font-weight-complex="bold"/>
    </style:style>
    <style:style style:name="T7" style:family="text">
      <style:text-properties style:font-name="Times New Roman" fo:font-weight="bold" officeooo:rsid="009c5162" style:font-weight-asian="bold" style:font-weight-complex="bold"/>
    </style:style>
    <style:style style:name="T8" style:family="text">
      <style:text-properties style:font-name="Times New Roman" fo:font-weight="bold" officeooo:rsid="0080ce53" style:font-weight-asian="bold" style:font-weight-complex="bold"/>
    </style:style>
    <style:style style:name="T9" style:family="text">
      <style:text-properties style:font-name="Times New Roman" fo:font-weight="bold" style:font-weight-asian="bold" style:font-weight-complex="normal"/>
    </style:style>
    <style:style style:name="T10" style:family="text">
      <style:text-properties style:font-name="Times New Roman" fo:font-weight="bold" officeooo:rsid="009be655" style:font-weight-asian="bold" style:font-weight-complex="normal"/>
    </style:style>
    <style:style style:name="T11" style:family="text">
      <style:text-properties style:font-name="Times New Roman" fo:font-weight="bold" officeooo:rsid="0048688c" style:font-weight-asian="bold" style:font-weight-complex="normal"/>
    </style:style>
    <style:style style:name="T12" style:family="text">
      <style:text-properties style:font-name="Times New Roman" fo:font-weight="bold" officeooo:rsid="00708331" style:font-weight-asian="bold" style:font-weight-complex="normal"/>
    </style:style>
    <style:style style:name="T13" style:family="text">
      <style:text-properties style:font-name="Times New Roman" fo:font-weight="bold" officeooo:rsid="0048e206" style:font-weight-asian="bold" style:font-weight-complex="normal"/>
    </style:style>
    <style:style style:name="T14" style:family="text">
      <style:text-properties style:font-name="Times New Roman" fo:font-weight="bold" officeooo:rsid="009be655" style:font-weight-asian="bold"/>
    </style:style>
    <style:style style:name="T15" style:family="text">
      <style:text-properties style:font-name="Times New Roman" fo:font-weight="bold" officeooo:rsid="007f0548" style:font-weight-asian="bold"/>
    </style:style>
    <style:style style:name="T16" style:family="text">
      <style:text-properties style:font-name="Times New Roman" fo:font-weight="bold" officeooo:rsid="0073d7c5" style:font-weight-asian="bold"/>
    </style:style>
    <style:style style:name="T17" style:family="text">
      <style:text-properties style:font-name="Times New Roman" fo:font-weight="bold" officeooo:rsid="007fda7c" style:font-weight-asian="bold"/>
    </style:style>
    <style:style style:name="T18" style:family="text">
      <style:text-properties style:font-name="Times New Roman" fo:font-weight="bold" officeooo:rsid="03377f76" style:font-weight-asian="bold"/>
    </style:style>
    <style:style style:name="T19" style:family="text">
      <style:text-properties style:font-name="Times New Roman" fo:font-weight="bold" style:letter-kerning="true" style:font-name-asian="Nimbus Sans L1" style:font-weight-asian="bold" style:font-name-complex="Times New Roman" style:font-weight-complex="bold"/>
    </style:style>
    <style:style style:name="T20" style:family="text">
      <style:text-properties style:font-name="Times New Roman" fo:font-weight="bold" officeooo:rsid="009be655" style:letter-kerning="true" style:font-name-asian="Nimbus Sans L1" style:font-weight-asian="bold" style:font-name-complex="Times New Roman" style:font-weight-complex="bold"/>
    </style:style>
    <style:style style:name="T21" style:family="text">
      <style:text-properties style:font-name="Times New Roman" fo:font-weight="bold" style:letter-kerning="true" style:font-name-asian="Nimbus Sans L1" style:font-weight-asian="bold" style:font-name-complex="Times New Roman" style:font-weight-complex="normal"/>
    </style:style>
    <style:style style:name="T22" style:family="text">
      <style:text-properties style:font-name="Times New Roman" fo:font-weight="normal" style:font-weight-asian="normal" style:font-weight-complex="normal"/>
    </style:style>
    <style:style style:name="T23" style:family="text">
      <style:text-properties style:font-name="Times New Roman" fo:font-weight="normal" officeooo:rsid="00132ae4" style:font-weight-asian="normal" style:font-weight-complex="normal"/>
    </style:style>
    <style:style style:name="T24" style:family="text">
      <style:text-properties style:font-name="Times New Roman" fo:font-weight="normal" officeooo:rsid="02728a4a" style:font-weight-asian="normal" style:font-weight-complex="normal"/>
    </style:style>
    <style:style style:name="T25" style:family="text">
      <style:text-properties style:font-name="Times New Roman" fo:font-weight="normal" officeooo:rsid="027690a9" style:font-weight-asian="normal" style:font-weight-complex="normal"/>
    </style:style>
    <style:style style:name="T26" style:family="text">
      <style:text-properties style:font-name="Times New Roman" fo:font-weight="normal" officeooo:rsid="02784aab" style:font-weight-asian="normal" style:font-weight-complex="normal"/>
    </style:style>
    <style:style style:name="T27" style:family="text">
      <style:text-properties style:font-name="Times New Roman" fo:font-weight="normal" officeooo:rsid="002857b7" style:font-weight-asian="normal" style:font-weight-complex="normal"/>
    </style:style>
    <style:style style:name="T28" style:family="text">
      <style:text-properties style:font-name="Times New Roman" fo:font-weight="normal" officeooo:rsid="00346ac9" style:font-weight-asian="normal" style:font-weight-complex="normal"/>
    </style:style>
    <style:style style:name="T29" style:family="text">
      <style:text-properties style:font-name="Times New Roman" fo:font-weight="normal" officeooo:rsid="01455353" style:font-weight-asian="normal" style:font-weight-complex="normal"/>
    </style:style>
    <style:style style:name="T30" style:family="text">
      <style:text-properties style:font-name="Times New Roman" fo:font-weight="normal" officeooo:rsid="02c895ac" style:font-weight-asian="normal" style:font-weight-complex="normal"/>
    </style:style>
    <style:style style:name="T31" style:family="text">
      <style:text-properties style:font-name="Times New Roman" fo:font-weight="normal" officeooo:rsid="0045f2b1" style:font-weight-asian="normal" style:font-weight-complex="normal"/>
    </style:style>
    <style:style style:name="T32" style:family="text">
      <style:text-properties style:font-name="Times New Roman" fo:font-weight="normal" officeooo:rsid="009e031a" style:font-weight-asian="normal" style:font-weight-complex="normal"/>
    </style:style>
    <style:style style:name="T33" style:family="text">
      <style:text-properties style:font-name="Times New Roman" fo:font-weight="normal" officeooo:rsid="0048688c" style:font-weight-asian="normal" style:font-weight-complex="normal"/>
    </style:style>
    <style:style style:name="T34" style:family="text">
      <style:text-properties style:font-name="Times New Roman" fo:font-weight="normal" officeooo:rsid="00716694" style:font-weight-asian="normal" style:font-weight-complex="normal"/>
    </style:style>
    <style:style style:name="T35" style:family="text">
      <style:text-properties style:font-name="Times New Roman" fo:font-weight="normal" officeooo:rsid="0046ae17" style:font-weight-asian="normal" style:font-weight-complex="normal"/>
    </style:style>
    <style:style style:name="T36" style:family="text">
      <style:text-properties style:font-name="Times New Roman" fo:font-weight="normal" officeooo:rsid="0048e206" style:font-weight-asian="normal" style:font-weight-complex="normal"/>
    </style:style>
    <style:style style:name="T37" style:family="text">
      <style:text-properties style:font-name="Times New Roman" fo:font-weight="normal" officeooo:rsid="02344ad7" style:font-weight-asian="normal" style:font-weight-complex="normal"/>
    </style:style>
    <style:style style:name="T38" style:family="text">
      <style:text-properties style:font-name="Times New Roman" fo:font-weight="normal" officeooo:rsid="025fcd99" style:font-weight-asian="normal" style:font-weight-complex="normal"/>
    </style:style>
    <style:style style:name="T39" style:family="text">
      <style:text-properties style:font-name="Times New Roman" fo:font-weight="normal" officeooo:rsid="0274f17d" style:font-weight-asian="normal" style:font-weight-complex="normal"/>
    </style:style>
    <style:style style:name="T40" style:family="text">
      <style:text-properties style:font-name="Times New Roman" fo:font-weight="normal" officeooo:rsid="02743506" style:font-weight-asian="normal" style:font-weight-complex="normal"/>
    </style:style>
    <style:style style:name="T41" style:family="text">
      <style:text-properties style:font-name="Times New Roman" fo:font-weight="normal" officeooo:rsid="02efe779" style:font-weight-asian="normal" style:font-weight-complex="normal"/>
    </style:style>
    <style:style style:name="T42" style:family="text">
      <style:text-properties style:font-name="Times New Roman" fo:font-weight="normal" style:letter-kerning="true" style:font-name-asian="Nimbus Sans L1" style:font-weight-asian="normal" style:font-name-complex="Times New Roman" style:font-weight-complex="normal"/>
    </style:style>
    <style:style style:name="T43" style:family="text">
      <style:text-properties style:font-name="Times New Roman" fo:font-weight="normal" style:font-name-asian="Nimbus Sans L1" style:font-weight-asian="normal" style:font-name-complex="Thorndale AMT" style:font-weight-complex="normal"/>
    </style:style>
    <style:style style:name="T44" style:family="text">
      <style:text-properties style:font-name="Times New Roman" style:letter-kerning="true"/>
    </style:style>
    <style:style style:name="T45" style:family="text">
      <style:text-properties style:font-name="Times New Roman" style:letter-kerning="true" style:font-name-asian="Nimbus Sans L1" style:font-name-complex="Times New Roman"/>
    </style:style>
    <style:style style:name="T46" style:family="text">
      <style:text-properties style:font-name="Times New Roman" officeooo:rsid="0251377a"/>
    </style:style>
    <style:style style:name="T47" style:family="text">
      <style:text-properties style:font-name="Times New Roman" officeooo:rsid="0090bd7d"/>
    </style:style>
    <style:style style:name="T48" style:family="text">
      <style:text-properties style:font-name="Times New Roman" officeooo:rsid="00456c66"/>
    </style:style>
    <style:style style:name="T49" style:family="text">
      <style:text-properties style:font-name="Times New Roman" officeooo:rsid="004a0313"/>
    </style:style>
    <style:style style:name="T50" style:family="text">
      <style:text-properties style:font-name="Times New Roman" officeooo:rsid="00146a2f"/>
    </style:style>
    <style:style style:name="T51" style:family="text">
      <style:text-properties style:font-name="Times New Roman" officeooo:rsid="026fafb5"/>
    </style:style>
    <style:style style:name="T52" style:family="text">
      <style:text-properties style:font-name="Times New Roman" officeooo:rsid="026888d7"/>
    </style:style>
    <style:style style:name="T53" style:family="text">
      <style:text-properties style:font-name="Times New Roman" officeooo:rsid="026c02ce"/>
    </style:style>
    <style:style style:name="T54" style:family="text">
      <style:text-properties style:font-name="Times New Roman" officeooo:rsid="026adef3"/>
    </style:style>
    <style:style style:name="T55" style:family="text">
      <style:text-properties style:font-name="Times New Roman" officeooo:rsid="026f024f"/>
    </style:style>
    <style:style style:name="T56" style:family="text">
      <style:text-properties style:font-name="Times New Roman" officeooo:rsid="026d87e8"/>
    </style:style>
    <style:style style:name="T57" style:family="text">
      <style:text-properties style:font-name="Times New Roman" style:font-name-asian="Times New Roman"/>
    </style:style>
    <style:style style:name="T58" style:family="text">
      <style:text-properties style:font-name="Times New Roman" officeooo:rsid="006142a8"/>
    </style:style>
    <style:style style:name="T59" style:family="text">
      <style:text-properties style:font-name="Times New Roman" officeooo:rsid="0331934b"/>
    </style:style>
    <style:style style:name="T60" style:family="text">
      <style:text-properties style:font-name="Times New Roman" officeooo:rsid="03377f76"/>
    </style:style>
    <style:style style:name="T61" style:family="text">
      <style:text-properties style:font-name="Times New Roman" officeooo:rsid="033d0cbc"/>
    </style:style>
    <style:style style:name="T62" style:family="text">
      <style:text-properties style:font-name="Times New Roman" officeooo:rsid="036e4bda"/>
    </style:style>
    <style:style style:name="T63" style:family="text">
      <style:text-properties style:font-name="Times New Roman" officeooo:rsid="0048e206"/>
    </style:style>
    <style:style style:name="T64" style:family="text">
      <style:text-properties style:font-name="Times New Roman" officeooo:rsid="004e8ea7"/>
    </style:style>
    <style:style style:name="T65" style:family="text">
      <style:text-properties style:font-name="Times New Roman" officeooo:rsid="005432a6"/>
    </style:style>
    <style:style style:name="T66" style:family="text">
      <style:text-properties style:font-name="Times New Roman" officeooo:rsid="006f412f"/>
    </style:style>
    <style:style style:name="T67" style:family="text">
      <style:text-properties style:font-name="Times New Roman" officeooo:rsid="03d99792"/>
    </style:style>
    <style:style style:name="T68" style:family="text">
      <style:text-properties style:font-name="Times New Roman" fo:font-size="12pt" style:font-size-asian="12pt" style:font-size-complex="12pt"/>
    </style:style>
    <style:style style:name="T69" style:family="text">
      <style:text-properties style:font-name="Times New Roman" fo:font-size="12pt" officeooo:rsid="006499b0" style:font-size-asian="12pt" style:font-size-complex="12pt"/>
    </style:style>
    <style:style style:name="T70" style:family="text">
      <style:text-properties style:font-name="Times New Roman" fo:font-size="12pt" officeooo:rsid="03de7550" style:font-size-asian="12pt" style:font-size-complex="12pt"/>
    </style:style>
    <style:style style:name="T71" style:family="text">
      <style:text-properties style:font-name="Times New Roman" fo:font-size="12pt" officeooo:rsid="0090bd7d" style:font-size-asian="12pt" style:font-size-complex="12pt"/>
    </style:style>
    <style:style style:name="T72" style:family="text">
      <style:text-properties fo:font-weight="bold" style:font-weight-asian="bold"/>
    </style:style>
    <style:style style:name="T73" style:family="text">
      <style:text-properties fo:font-weight="bold" style:font-weight-asian="bold" style:font-weight-complex="normal"/>
    </style:style>
    <style:style style:name="T74" style:family="text">
      <style:text-properties fo:font-weight="bold" officeooo:rsid="0075cecf" style:font-weight-asian="bold" style:font-weight-complex="normal"/>
    </style:style>
    <style:style style:name="T75" style:family="text">
      <style:text-properties fo:font-weight="bold" officeooo:rsid="00708331" style:font-weight-asian="bold" style:font-weight-complex="normal"/>
    </style:style>
    <style:style style:name="T76" style:family="text">
      <style:text-properties fo:font-weight="bold" style:font-weight-asian="bold" style:font-weight-complex="bold"/>
    </style:style>
    <style:style style:name="T77" style:family="text">
      <style:text-properties fo:font-weight="bold" officeooo:rsid="009be655" style:font-weight-asian="bold" style:font-weight-complex="bold"/>
    </style:style>
    <style:style style:name="T78" style:family="text">
      <style:text-properties fo:font-weight="bold" officeooo:rsid="0073d7c5" style:font-weight-asian="bold"/>
    </style:style>
    <style:style style:name="T79" style:family="text">
      <style:text-properties fo:font-weight="bold" officeooo:rsid="00820423" style:font-weight-asian="bold"/>
    </style:style>
    <style:style style:name="T80" style:family="text">
      <style:text-properties fo:font-weight="bold" officeooo:rsid="00716694" style:font-weight-asian="bold"/>
    </style:style>
    <style:style style:name="T81" style:family="text">
      <style:text-properties fo:font-weight="bold" officeooo:rsid="02f15700" style:font-weight-asian="bold"/>
    </style:style>
    <style:style style:name="T82" style:family="text">
      <style:text-properties fo:font-weight="bold" officeooo:rsid="033b04bb" style:font-weight-asian="bold"/>
    </style:style>
    <style:style style:name="T83" style:family="text">
      <style:text-properties fo:font-size="10pt" fo:language="zxx" fo:country="none" officeooo:rsid="016ef0bf" style:font-size-asian="10pt"/>
    </style:style>
    <style:style style:name="T84" style:family="text">
      <style:text-properties fo:font-size="10pt" style:font-size-asian="10pt"/>
    </style:style>
    <style:style style:name="T85" style:family="text">
      <style:text-properties fo:font-size="12pt" style:font-size-asian="12pt" style:font-size-complex="12pt"/>
    </style:style>
    <style:style style:name="T86" style:family="text">
      <style:text-properties fo:font-size="12pt" officeooo:rsid="033b04bb" style:font-size-asian="12pt" style:font-size-complex="12pt"/>
    </style:style>
    <style:style style:name="T87" style:family="text">
      <style:text-properties fo:font-size="12pt" officeooo:rsid="033cefb5" style:font-size-asian="12pt" style:font-size-complex="12pt"/>
    </style:style>
    <style:style style:name="T88" style:family="text">
      <style:text-properties fo:font-size="12pt" fo:font-weight="bold" style:font-size-asian="12pt" style:font-weight-asian="bold" style:font-size-complex="12pt"/>
    </style:style>
    <style:style style:name="T89" style:family="text">
      <style:text-properties fo:font-size="12pt" fo:font-weight="normal" style:font-size-asian="12pt" style:font-weight-asian="normal" style:font-size-complex="12pt" style:font-weight-complex="normal"/>
    </style:style>
    <style:style style:name="T90" style:family="text">
      <style:text-properties fo:font-weight="normal" style:font-weight-asian="normal" style:font-weight-complex="normal"/>
    </style:style>
    <style:style style:name="T91" style:family="text">
      <style:text-properties fo:font-weight="normal" officeooo:rsid="0075cecf" style:font-weight-asian="normal" style:font-weight-complex="normal"/>
    </style:style>
    <style:style style:name="T92" style:family="text">
      <style:text-properties fo:font-weight="normal" officeooo:rsid="0076299a" style:font-weight-asian="normal" style:font-weight-complex="normal"/>
    </style:style>
    <style:style style:name="T93" style:family="text">
      <style:text-properties fo:font-weight="normal" officeooo:rsid="030ba532" style:font-weight-asian="normal" style:font-weight-complex="normal"/>
    </style:style>
    <style:style style:name="T94" style:family="text">
      <style:text-properties fo:font-weight="normal" officeooo:rsid="0271b7e2" style:font-weight-asian="normal" style:font-weight-complex="normal"/>
    </style:style>
    <style:style style:name="T95" style:family="text">
      <style:text-properties fo:font-weight="normal" officeooo:rsid="027fdf88" style:font-weight-asian="normal" style:font-weight-complex="normal"/>
    </style:style>
    <style:style style:name="T96" style:family="text">
      <style:text-properties fo:font-weight="normal" officeooo:rsid="00d2a3ab" style:font-weight-asian="normal" style:font-weight-complex="normal"/>
    </style:style>
    <style:style style:name="T97" style:family="text">
      <style:text-properties fo:font-weight="normal" officeooo:rsid="02ceb700" style:font-weight-asian="normal" style:font-weight-complex="normal"/>
    </style:style>
    <style:style style:name="T98" style:family="text">
      <style:text-properties fo:font-weight="normal" officeooo:rsid="02cd5355" style:font-weight-asian="normal" style:font-weight-complex="normal"/>
    </style:style>
    <style:style style:name="T99" style:family="text">
      <style:text-properties fo:font-weight="normal" officeooo:rsid="03377f76" style:font-weight-asian="normal" style:font-weight-complex="normal"/>
    </style:style>
    <style:style style:name="T100" style:family="text">
      <style:text-properties fo:font-weight="normal" officeooo:rsid="00d2a3ab" style:font-name-asian="Nimbus Sans L1" style:font-weight-asian="normal" style:font-name-complex="Thorndale AMT" style:font-weight-complex="normal"/>
    </style:style>
    <style:style style:name="T101" style:family="text">
      <style:text-properties fo:font-style="normal" style:font-style-asian="normal" style:font-style-complex="normal"/>
    </style:style>
    <style:style style:name="T102" style:family="text">
      <style:text-properties fo:font-style="normal" style:text-underline-style="none" fo:font-weight="normal" style:font-style-asian="normal" style:font-weight-asian="normal" style:font-style-complex="normal" style:font-weight-complex="normal"/>
    </style:style>
    <style:style style:name="T103" style:family="text">
      <style:text-properties fo:font-style="normal" style:text-underline-style="none" style:font-style-asian="normal" style:font-style-complex="normal"/>
    </style:style>
    <style:style style:name="T104" style:family="text">
      <style:text-properties style:font-name-asian="Nimbus Sans L1" style:font-name-complex="Thorndale AMT"/>
    </style:style>
    <style:style style:name="T105" style:family="text">
      <style:text-properties style:text-position="0% 100%"/>
    </style:style>
    <style:style style:name="T106" style:family="text">
      <style:text-properties style:text-position="0% 100%" style:font-name="Times New Roman"/>
    </style:style>
    <style:style style:name="T107" style:family="text">
      <style:text-properties style:text-position="0% 100%" style:font-name="Times New Roman" fo:font-weight="normal" officeooo:rsid="00346ac9" style:font-weight-asian="normal" style:font-weight-complex="normal"/>
    </style:style>
    <style:style style:name="T108" style:family="text">
      <style:text-properties style:text-position="0% 100%" style:font-name="Times New Roman" fo:font-weight="normal" officeooo:rsid="00346ac9" style:letter-kerning="true" style:font-weight-asian="normal" style:font-weight-complex="normal"/>
    </style:style>
    <style:style style:name="T109" style:family="text">
      <style:text-properties style:letter-kerning="true"/>
    </style:style>
    <style:style style:name="T110" style:family="text">
      <style:text-properties officeooo:rsid="001e9426"/>
    </style:style>
    <style:style style:name="T111" style:family="text">
      <style:text-properties officeooo:rsid="00384c21"/>
    </style:style>
    <style:style style:name="T112" style:family="text">
      <style:text-properties officeooo:rsid="006142a8"/>
    </style:style>
    <style:style style:name="T113" style:family="text">
      <style:text-properties officeooo:rsid="0062d03e"/>
    </style:style>
    <style:style style:name="T114" style:family="text">
      <style:text-properties officeooo:rsid="006499b0"/>
    </style:style>
    <style:style style:name="T115" style:family="text">
      <style:text-properties officeooo:rsid="006a195b"/>
    </style:style>
    <style:style style:name="T116" style:family="text">
      <style:text-properties officeooo:rsid="006e50dc"/>
    </style:style>
    <style:style style:name="T117" style:family="text">
      <style:text-properties officeooo:rsid="007b17fd"/>
    </style:style>
    <style:style style:name="T118" style:family="text">
      <style:text-properties officeooo:rsid="008c979b"/>
    </style:style>
    <style:style style:name="T119" style:family="text">
      <style:text-properties officeooo:rsid="008f7c51"/>
    </style:style>
    <style:style style:name="T120" style:family="text">
      <style:text-properties officeooo:rsid="00923469"/>
    </style:style>
    <style:style style:name="T121" style:family="text">
      <style:text-properties officeooo:rsid="0092d4bc"/>
    </style:style>
    <style:style style:name="T122" style:family="text">
      <style:text-properties officeooo:rsid="00a3c63e"/>
    </style:style>
    <style:style style:name="T123" style:family="text">
      <style:text-properties officeooo:rsid="00a58a18"/>
    </style:style>
    <style:style style:name="T124" style:family="text">
      <style:text-properties officeooo:rsid="00a97e2a"/>
    </style:style>
    <style:style style:name="T125" style:family="text">
      <style:text-properties officeooo:rsid="00c3ee55"/>
    </style:style>
    <style:style style:name="T126" style:family="text">
      <style:text-properties officeooo:rsid="00c42d44"/>
    </style:style>
    <style:style style:name="T127" style:family="text">
      <style:text-properties officeooo:rsid="00d28064"/>
    </style:style>
    <style:style style:name="T128" style:family="text">
      <style:text-properties officeooo:rsid="00d2a3ab"/>
    </style:style>
    <style:style style:name="T129" style:family="text">
      <style:text-properties officeooo:rsid="00d2a3ab" style:font-name-complex="Thorndale AMT"/>
    </style:style>
    <style:style style:name="T130" style:family="text">
      <style:text-properties officeooo:rsid="00d8a7e1"/>
    </style:style>
    <style:style style:name="T131" style:family="text">
      <style:text-properties officeooo:rsid="00d9150c"/>
    </style:style>
    <style:style style:name="T132" style:family="text">
      <style:text-properties officeooo:rsid="00e12054"/>
    </style:style>
    <style:style style:name="T133" style:family="text">
      <style:text-properties officeooo:rsid="0104bc9e"/>
    </style:style>
    <style:style style:name="T134" style:family="text">
      <style:text-properties fo:language="en" fo:country="US"/>
    </style:style>
    <style:style style:name="T135" style:family="text">
      <style:text-properties fo:language="en" fo:country="US" style:letter-kerning="true" style:font-name-asian="Times New Roman1"/>
    </style:style>
    <style:style style:name="T136" style:family="text">
      <style:text-properties fo:language="en" fo:country="US" officeooo:rsid="026777f5" style:letter-kerning="true" style:font-name-asian="Times New Roman1"/>
    </style:style>
    <style:style style:name="T137" style:family="text">
      <style:text-properties fo:language="en" fo:country="US" officeooo:rsid="028dcffa" style:letter-kerning="true" style:font-name-asian="Times New Roman1"/>
    </style:style>
    <style:style style:name="T138" style:family="text">
      <style:text-properties fo:language="en" fo:country="US" fo:font-weight="bold" style:letter-kerning="true" style:font-name-asian="Times New Roman1" style:font-weight-asian="bold"/>
    </style:style>
    <style:style style:name="T139" style:family="text">
      <style:text-properties fo:language="en" fo:country="US" fo:font-weight="bold" officeooo:rsid="026777f5" style:letter-kerning="true" style:font-name-asian="Times New Roman1" style:font-weight-asian="bold"/>
    </style:style>
    <style:style style:name="T140" style:family="text">
      <style:text-properties officeooo:rsid="011e9ca6"/>
    </style:style>
    <style:style style:name="T141" style:family="text">
      <style:text-properties officeooo:rsid="014f37f5"/>
    </style:style>
    <style:style style:name="T142" style:family="text">
      <style:text-properties officeooo:rsid="0150a49b"/>
    </style:style>
    <style:style style:name="T143" style:family="text">
      <style:text-properties officeooo:rsid="016c2a7d"/>
    </style:style>
    <style:style style:name="T144" style:family="text">
      <style:text-properties officeooo:rsid="01d7f313"/>
    </style:style>
    <style:style style:name="T145" style:family="text">
      <style:text-properties officeooo:rsid="01d95401"/>
    </style:style>
    <style:style style:name="T146" style:family="text">
      <style:text-properties officeooo:rsid="01da3cf8"/>
    </style:style>
    <style:style style:name="T147" style:family="text">
      <style:text-properties officeooo:rsid="01f7154f"/>
    </style:style>
    <style:style style:name="T148" style:family="text">
      <style:text-properties officeooo:rsid="02406ee2"/>
    </style:style>
    <style:style style:name="T149" style:family="text">
      <style:text-properties officeooo:rsid="024f512c"/>
    </style:style>
    <style:style style:name="T150" style:family="text">
      <style:text-properties officeooo:rsid="026678f3"/>
    </style:style>
    <style:style style:name="T151" style:family="text">
      <style:text-properties officeooo:rsid="02792d50"/>
    </style:style>
    <style:style style:name="T152" style:family="text">
      <style:text-properties officeooo:rsid="027a0706"/>
    </style:style>
    <style:style style:name="T153" style:family="text">
      <style:text-properties officeooo:rsid="027aa88a"/>
    </style:style>
    <style:style style:name="T154" style:family="text">
      <style:text-properties officeooo:rsid="0285a74b"/>
    </style:style>
    <style:style style:name="T155" style:family="text">
      <style:text-properties officeooo:rsid="0285e2b8"/>
    </style:style>
    <style:style style:name="T156" style:family="text">
      <style:text-properties officeooo:rsid="02889cde"/>
    </style:style>
    <style:style style:name="T157" style:family="text">
      <style:text-properties officeooo:rsid="029954f7"/>
    </style:style>
    <style:style style:name="T158" style:family="text">
      <style:text-properties officeooo:rsid="029da54a"/>
    </style:style>
    <style:style style:name="T159" style:family="text">
      <style:text-properties officeooo:rsid="029f5c92"/>
    </style:style>
    <style:style style:name="T160" style:family="text">
      <style:text-properties officeooo:rsid="02a1311e"/>
    </style:style>
    <style:style style:name="T161" style:family="text">
      <style:text-properties officeooo:rsid="02c067dc"/>
    </style:style>
    <style:style style:name="T162" style:family="text">
      <style:text-properties officeooo:rsid="02d0152e"/>
    </style:style>
    <style:style style:name="T163" style:family="text">
      <style:text-properties officeooo:rsid="02ef516b"/>
    </style:style>
    <style:style style:name="T164" style:family="text">
      <style:text-properties officeooo:rsid="02fd9a08"/>
    </style:style>
    <style:style style:name="T165" style:family="text">
      <style:text-properties officeooo:rsid="02fdfe09"/>
    </style:style>
    <style:style style:name="T166" style:family="text">
      <style:text-properties officeooo:rsid="02ff92ef"/>
    </style:style>
    <style:style style:name="T167" style:family="text">
      <style:text-properties officeooo:rsid="02708652"/>
    </style:style>
    <style:style style:name="T168" style:family="text">
      <style:text-properties officeooo:rsid="027fdf88"/>
    </style:style>
    <style:style style:name="T169" style:family="text">
      <style:text-properties officeooo:rsid="0271b7e2"/>
    </style:style>
    <style:style style:name="T170" style:family="text">
      <style:text-properties officeooo:rsid="02743506"/>
    </style:style>
    <style:style style:name="T171" style:family="text">
      <style:text-properties officeooo:rsid="02816c1a"/>
    </style:style>
    <style:style style:name="T172" style:family="text">
      <style:text-properties officeooo:rsid="00eb573f"/>
    </style:style>
    <style:style style:name="T173" style:family="text">
      <style:text-properties officeooo:rsid="03298d2f"/>
    </style:style>
    <style:style style:name="T174" style:family="text">
      <style:text-properties officeooo:rsid="032a3286"/>
    </style:style>
    <style:style style:name="T175" style:family="text">
      <style:text-properties officeooo:rsid="03327dda"/>
    </style:style>
    <style:style style:name="T176" style:family="text">
      <style:text-properties fo:font-style="italic" style:font-style-asian="italic"/>
    </style:style>
    <style:style style:name="T177" style:family="text">
      <style:text-properties officeooo:rsid="0332c30d"/>
    </style:style>
    <style:style style:name="T178" style:family="text">
      <style:text-properties officeooo:rsid="03377f76"/>
    </style:style>
    <style:style style:name="T179" style:family="text">
      <style:text-properties officeooo:rsid="033b04bb"/>
    </style:style>
    <style:style style:name="T180" style:family="text">
      <style:text-properties officeooo:rsid="0349bcc7"/>
    </style:style>
    <style:style style:name="T181" style:family="text">
      <style:text-properties officeooo:rsid="035e6087"/>
    </style:style>
    <style:style style:name="T182" style:family="text">
      <style:text-properties officeooo:rsid="036c6760"/>
    </style:style>
    <style:style style:name="T183" style:family="text">
      <style:text-properties officeooo:rsid="036e4bda"/>
    </style:style>
    <style:style style:name="T184" style:family="text">
      <style:text-properties officeooo:rsid="036f498f"/>
    </style:style>
    <style:style style:name="T185" style:family="text">
      <style:text-properties officeooo:rsid="0375e1df"/>
    </style:style>
    <style:style style:name="T186" style:family="text">
      <style:text-properties officeooo:rsid="0376c529"/>
    </style:style>
    <style:style style:name="T187" style:family="text">
      <style:text-properties officeooo:rsid="038bacb6"/>
    </style:style>
    <style:style style:name="T188" style:family="text">
      <style:text-properties officeooo:rsid="03a0c28e"/>
    </style:style>
    <style:style style:name="T189" style:family="text">
      <style:text-properties officeooo:rsid="03a34645"/>
    </style:style>
    <style:style style:name="T190" style:family="text">
      <style:text-properties officeooo:rsid="03a36f70"/>
    </style:style>
    <style:style style:name="T191" style:family="text">
      <style:text-properties officeooo:rsid="03a3c40d"/>
    </style:style>
    <style:style style:name="T192" style:family="text">
      <style:text-properties officeooo:rsid="03a435e4"/>
    </style:style>
    <style:style style:name="T193" style:family="text">
      <style:text-properties officeooo:rsid="03a71402"/>
    </style:style>
    <style:style style:name="T194" style:family="text">
      <style:text-properties officeooo:rsid="03a7af17"/>
    </style:style>
    <style:style style:name="T195" style:family="text">
      <style:text-properties officeooo:rsid="03a98203"/>
    </style:style>
    <style:style style:name="T196" style:family="text">
      <style:text-properties officeooo:rsid="03afe901"/>
    </style:style>
    <style:style style:name="T197" style:family="text">
      <style:text-properties officeooo:rsid="03bfb437"/>
    </style:style>
    <style:style style:name="T198" style:family="text">
      <style:text-properties officeooo:rsid="03c89f3c"/>
    </style:style>
    <style:style style:name="T199" style:family="text">
      <style:text-properties officeooo:rsid="03d3339b"/>
    </style:style>
    <style:style style:name="T200" style:family="text">
      <style:text-properties officeooo:rsid="03d8052b"/>
    </style:style>
    <style:style style:name="T201" style:family="text">
      <style:text-properties officeooo:rsid="03d931e6"/>
    </style:style>
    <style:style style:name="T202" style:family="text">
      <style:text-properties officeooo:rsid="03d99792"/>
    </style:style>
    <style:style style:name="T203" style:family="text">
      <style:text-properties officeooo:rsid="03e804a9"/>
    </style:style>
    <style:style style:name="T204" style:family="text">
      <style:text-properties officeooo:rsid="03ed61d2"/>
    </style:style>
    <style:style style:name="T205" style:family="text">
      <style:text-properties officeooo:rsid="03f1c76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4"/>
      <text:p text:style-name="P16"/>
      <text:p text:style-name="P16"/>
      <text:p text:style-name="P16">Patent Application of</text:p>
      <text:p text:style-name="P236">Dholydai</text:p>
      <text:p text:style-name="P16">for</text:p>
      <text:p text:style-name="P74">POST-MECHANICAL <text:span text:style-name="T114">COHERENT </text:span>SIMPLIFIED KEYBOARD</text:p>
      <text:p text:style-name="P7"/>
      <text:p text:style-name="P124">Background</text:p>
      <text:p text:style-name="P49"/>
      <text:p text:style-name="P143">This application generally relates to the <text:span text:style-name="T197">substantive</text:span> and virtual peripherals that provide alphanumeric data and control signals input to information processing systems including computers, information appliances and ensuing technologies.</text:p>
      <text:p text:style-name="P26"/>
      <text:p text:style-name="P125">Background―Discussion of Prior Art</text:p>
      <text:p text:style-name="P49"/>
      <text:p text:style-name="P89">The following is a tabulation of some prior art <text:span text:style-name="T199">that </text:span>presently appears relevant:</text:p>
      <text:p text:style-name="P89"/>
      <text:h text:style-name="P233" text:outline-level="6">U.S. Patents</text:h>
      <text:h text:style-name="P232" text:outline-level="2">Patent Number<text:tab/><text:tab/>Kind Code<text:tab/>Issue Date<text:tab/>Patentee</text:h>
      <text:p text:style-name="P63">0207559<text:tab/><text:tab/><text:tab/>A<text:tab/><text:tab/>08-27-1878<text:tab/>Sholes</text:p>
      <text:p text:style-name="P63">0568630<text:tab/><text:tab/><text:tab/>A<text:tab/><text:tab/>09-29-1896<text:tab/>Sholes</text:p>
      <text:p text:style-name="P89">2040248<text:tab/><text:tab/><text:tab/>A<text:tab/><text:tab/>05-12-1936<text:tab/>Dvorak et al.</text:p>
      <text:p text:style-name="P89">4669903<text:tab/><text:tab/><text:tab/>A<text:tab/><text:tab/>06-021987<text:tab/>Herzog et al.</text:p>
      <text:p text:style-name="P89">5302040<text:tab/><text:tab/><text:tab/>A<text:tab/><text:tab/>04-12-1994<text:tab/>Louis</text:p>
      <text:p text:style-name="P89">5336001<text:tab/><text:tab/><text:tab/>A<text:tab/><text:tab/>08-09-1994<text:tab/>Lichtenberg</text:p>
      <text:p text:style-name="P89">5416498<text:tab/><text:tab/><text:tab/>A<text:tab/><text:tab/>05-16-1995<text:tab/>Grant</text:p>
      <text:p text:style-name="P89">5717431<text:tab/><text:tab/><text:tab/>A<text:tab/><text:tab/>02-10-1998<text:tab/>Chia-Ying et al.</text:p>
      <text:p text:style-name="P95"/>
      <text:p text:style-name="P95">The following is a <text:span text:style-name="T200">list</text:span> of publications <text:span text:style-name="T199">that are </text:span>cited in the prior art discussion</text:p>
      <text:p text:style-name="P95"/>
      <text:p text:style-name="P231">Nonpatent Literature Documents</text:p>
      <text:p text:style-name="P135"><text:soft-page-break/>Yasuoka, Koichi and Yasuoka, Makoto, <text:span text:style-name="T176">Zinbun</text:span>, “On the Prehistory of QWERTY” (2009/2010 No. 42)</text:p>
      <text:p text:style-name="P150">Liebowitz, Stan and Margolis, Stephen, <text:span text:style-name="T176">Reason Magazine</text:span>, “Typing Errors” (June 1996)</text:p>
      <text:p text:style-name="P150"/>
      <text:p text:style-name="P35">Years prior to the 21<text:span text:style-name="T109">st</text:span> Century’s arrival the PC keyboard had become the most significant writing instrument, displacing the typewriter. Within this century other “human-computer interfaces” will be brought into customary use. However, an interface requiring verbalization, gesticulations or cybernetic implants will not soon displace the alphanumeric keyboard.</text:p>
      <text:p text:style-name="P25"/>
      <text:p text:style-name="P136">The alphanumeric keyboard is essentially a “writing instrument.” It is the true descendent of the pen and typewriter. Other interfaces can be used to input text; notwithstanding, the keyboard input method is simple, direct and accurate.</text:p>
      <text:p text:style-name="P25"/>
      <text:p text:style-name="P54"><text:span text:style-name="T160">Use of k</text:span>eyboard<text:span text:style-name="T159">s</text:span> will <text:span text:style-name="T148">continue</text:span>; however, <text:span text:style-name="T158">their archetypal</text:span> design <text:span text:style-name="T158">is</text:span> <text:span text:style-name="T148">outdated</text:span>. The asymmetrical positioning of keys and counter-intuitive letter arrangement cannot <text:span text:style-name="T159">persevere</text:span> th<text:span text:style-name="T150">rough the 21st Century</text:span>. <text:span text:style-name="T150">A</text:span> keyboard design that satisfies human biomechanical needs and permits efficient typewriting will supersede the obsolescent 19<text:span text:style-name="T109">th</text:span> Century mechanical design.</text:p>
      <text:p text:style-name="P72"/>
      <text:p text:style-name="P124">I. Mechanical Keyboard Geometry</text:p>
      <text:p text:style-name="P49"/>
      <text:p text:style-name="P9">Present-day alphanumeric keyboards embody a “typing-core” passed down from the 19th Century mechanical type<text:span text:style-name="T146">w</text:span>riter. It is comprised of the “character producing” keys, the “carriage control” keys (tab, caps lock, backspace, enter and shift) and the spacebar. Computer keyboards have some subsequent post-typewriter keys integrated into this legacy key group<text:span text:style-name="T101">.</text:span></text:p>
      <text:p text:style-name="P8"/>
      <text:p text:style-name="P20"><text:span text:style-name="T138">Fig. 1</text:span><text:span text:style-name="T135"> illustrates a mid-20th Century typewriter keyboard. For mechanical reasons, the character producing keys were set in a monolithic array with the carriage control keys </text:span><text:span text:style-name="T138">10</text:span><text:span text:style-name="T135"> placed outside. </text:span><text:span text:style-name="T136">The </text:span><text:span text:style-name="T135">key-levers </text:span><text:span text:style-name="T136">in that array </text:span><text:span text:style-name="T139">12 </text:span><text:span text:style-name="T136">had to </text:span><text:span text:style-name="T135">pass by each other, </text:span><text:span text:style-name="T136">so</text:span><text:span text:style-name="T135"> no character key could be set in direct vertical alignment with any other. This </text:span><text:span text:style-name="T136">mechanical </text:span><text:span text:style-name="T137">requisite</text:span><text:span text:style-name="T135"> produced an uneven 1/2-1/4-1/2 horizontal stagger between the four rows of character keys</text:span><text:span text:style-name="T136"> and formed</text:span><text:span text:style-name="T135"> crooked oblique key columns.</text:span></text:p>
      <text:p text:style-name="P20"/>
      <text:p text:style-name="P119"><text:span text:style-name="T2">Fig. 2 </text:span><text:span text:style-name="T1">illustrates a conventional “typewriter-based” PC keyboard typing-core, which perpetuates asymmetric mechanical geometry. </text:span><text:span text:style-name="T48">Modern typists’</text:span><text:span text:style-name="T1"> skills are bound to this archaic </text:span><text:span text:style-name="T48">design,</text:span><text:span text:style-name="T1"> </text:span><text:span text:style-name="T48">b</text:span><text:span text:style-name="T1">ut hu</text:span><text:soft-page-break/><text:span text:style-name="T1">mans are biomechanically incompatible with </text:span><text:span text:style-name="T48">it.</text:span></text:p>
      <text:p text:style-name="P20"/>
      <text:p text:style-name="P39">Touch-typing requires a neutral posture. Typists must be centered and squared on the typing-core with the shoulders relaxed, the arms hanging down from the shoulders, the elbows bent to convey the forearms along a horizontal plane and the forearms angled inward to station the hands in concert over the keyboard. The hands naturally align with the angled forearms and the tips of the relaxed fingers (neither extended nor contracted) rest on the “home-row” keys <text:span text:style-name="T72">14</text:span>.</text:p>
      <text:p text:style-name="P39"/>
      <text:p text:style-name="P39">To reach the keys outside of home-row the fingers must extend or contract vertically. The course a fingertip naturally follows is not genuinely vertical but is angled inwardly at the top because the fingers are an extension of the inwardly turned forearms. The forearms dictate these “natural biomechanical angles.” When the forearms, hands and fingers can obtain comfortable alignment with angled key columns, a relaxed and instinctive flow of movement is permitted.</text:p>
      <text:p text:style-name="P25"/>
      <text:p text:style-name="P98"><text:span text:style-name="T1">The ragged right-handed oblique key columns of conventional keyboards </text:span><text:span text:style-name="T2">C1-C12 </text:span><text:span text:style-name="T22">are a </text:span><text:span text:style-name="T1">hindrance to natural motion. The odd asymmetrical monolithic array of character keys is the source of two major flaws in mechanical keyboard geometry:</text:span></text:p>
      <text:p text:style-name="P25"/>
      <text:p text:style-name="P25">First: Left-hand touch-typing assignments <text:span text:style-name="T72">C1-C5</text:span><text:span text:style-name="T90"> (left of the midline </text:span><text:span text:style-name="T73">16</text:span><text:span text:style-name="T90">) are stressful. A typist must bend their left hand outwardly t</text:span>o maintain home-position and follow the backswept slope of the key columns. This unnatural wrist bending is known as “ulnar deviation” because the bones of the hand are thrust out of alignment with the ulnar bone of the forearm.</text:p>
      <text:p text:style-name="P25"/>
      <text:p text:style-name="P25">If an operator holds their left wrist straight, the contrary slope of the key columns makes left-handed touch-typing very difficult. That user must negotiate crooked vertical reaches along converse key columns, where upward reaches require inner fingers to “hurdle” over outer fingers and downward reaches require outer fingers to “crowd” under inner fingers.</text:p>
      <text:p text:style-name="P25"/>
      <text:p text:style-name="P24">With experience, users move beyond the formal lessons of typing class. Skilled typists learn to avoid ulnar deviation and finger hurdling/crowding by disregarding untenable left-hand assignments and “floating” out of home-position.</text:p>
      <text:p text:style-name="P41"/>
      <text:p text:style-name="P98"><text:span text:style-name="T1">Second: As fingers contract or extend, while making vertical reaches out of home-position, the fin</text:span><text:soft-page-break/><text:span text:style-name="T1">gertips naturally move in a straight path. The crooked oblique key columns of the right-hand touch-typing key assignments </text:span><text:span text:style-name="T2">C6-C12</text:span><text:span text:style-name="T1"> compel all typists to slightly deviate their fingertips laterally off-axis in order to follow the uneven horizontal displacement of keys.</text:span></text:p>
      <text:p text:style-name="P25"/>
      <text:p text:style-name="P24">The constant skewing required to connect with an outlying key is stressful and when not effected results in a common error: an off-center keystroke actuating an abutting key rather than the targeted key when reaching out of home-row.</text:p>
      <text:p text:style-name="P25"/>
      <text:p text:style-name="P48">II. Qwerty the Universal Keyboard Layout</text:p>
      <text:p text:style-name="P48"/>
      <text:p text:style-name="P25">In 1981 IBM Corporation debuted the Personal Computer, thereby legitimizing microcomputers in the office machine market. Skill-sets in that market were based upon the archaic letter sequence that was invented for the first successfully marketed typewriter: the 1873 “Sholes &amp; Glidden.”</text:p>
      <text:p text:style-name="P55"/>
      <text:p text:style-name="P99"><text:span text:style-name="T1">The “</text:span><text:span text:style-name="T49">Qwerty” </text:span><text:span text:style-name="T50">key</text:span><text:span text:style-name="T49">map</text:span><text:span text:style-name="T27"> </text:span><text:span text:style-name="T22">(</text:span><text:span text:style-name="T23">Sholes</text:span><text:span text:style-name="T22"> - U.S. Pat. No. </text:span><text:span text:style-name="T23">207,559</text:span><text:span text:style-name="T22"> - </text:span><text:span text:style-name="T23">August </text:span><text:span text:style-name="T22">2</text:span><text:span text:style-name="T23">7</text:span><text:span text:style-name="T22">, 1</text:span><text:span text:style-name="T23">878</text:span><text:span text:style-name="T22">) </text:span><text:span text:style-name="T28">was the outcome of late </text:span><text:span text:style-name="T107">19</text:span><text:span text:style-name="T108">th</text:span><text:span text:style-name="T28"> Century design considerations. Over 1</text:span><text:span text:style-name="T29">4</text:span><text:span text:style-name="T28">0 years later, the reasoning behind th</text:span><text:span text:style-name="T30">at</text:span><text:span text:style-name="T28"> peculiar keyboard letter arrangement can be understood.</text:span></text:p>
      <text:p text:style-name="P12"/>
      <text:p text:style-name="P151">All of the letters to spell “typewriter” are set in the top alpha-row. Historians dismiss this as a “fortunate happenstance.”</text:p>
      <text:p text:style-name="P13"/>
      <text:p text:style-name="P115">Qwerty was<text:span text:style-name="T125">, in part, </text:span>a clever contrivance to overcome the intrinsic mechanical shortcomings of the <text:span text:style-name="T125">prototypes</text:span>, which all suffered a high rate of typebar jams. The cause of the jamming was a sluggish mechanism, which would not be perfected for decades. The jamming decreased after the letter <text:span text:style-name="T125">order </text:span>was cleverly manipulated, making the “Type-Writer” practical.</text:p>
      <text:p text:style-name="P14"/>
      <text:p text:style-name="P138">Sholes ascertained that most jams occurred when letters residing nearby each other inside the type-basket were struck in rapid succession. He examined bigram (two-letter sequence) frequencies, then split-up as many as possible within the typebars. This reduced the rate of jams, strewed high-use letters about the keyboard and made navigation arduous.</text:p>
      <text:p text:style-name="P70"/>
      <text:p text:style-name="P115"><text:span text:style-name="T126">Qwerty evolved, in greater part, to serve incipient users’ needs. Beginning in 1868</text:span> telegraphers evaluated prototypes for use transcribing Morse code messages (Yasuoko and Yasuoka 2010). In <text:soft-page-break/>1870 a proposal was made to purchase future machines, contingent upon <text:span text:style-name="T133">improvements; including changes that made </text:span>the keyboard letter layout “<text:span text:style-name="T133">Morse code-centric</text:span>.”</text:p>
      <text:p text:style-name="P115"/>
      <text:p text:style-name="P21">Th<text:span text:style-name="T110">e </text:span>gunmaker E. Remington &amp; Sons manufactured the “Sholes &amp; Glidden” which was later renamed the “Remington.” That machine could only print capital letters. In 1878 a new machine the “Remington No. 2” was produced that printed both upper and lower case letters, and had keys to “<text:span text:style-name="T162">s</text:span>hift” the carriage. Those innovations made touch-typing practicable.</text:p>
      <text:p text:style-name="P27"/>
      <text:p text:style-name="P109">In 1880 subsequent manufacturers entered a market where all skilled typists used Qwerty. Some nascent makers offered machines with alternative letter sequences but most consumers bought equipment compatible with the predominant skill-set. Qwerty’s seven-year head start was, in the long run, an insurmountable disadvantage to the makers of alternatives.</text:p>
      <text:p text:style-name="P139"/>
      <text:p text:style-name="P139">The Qwerty typewriter was adapted to serve other Latin script languages. By the end of the 19<text:span text:style-name="T109">th</text:span> Century an international market for typewriters had developed in which diverse countries used the Qwerty letter arrangement or a variant thereof.</text:p>
      <text:p text:style-name="P110"/>
      <text:p text:style-name="P28"><text:span text:style-name="T155">A</text:span>l<text:span text:style-name="T155">beit</text:span> some early manufacture<text:span text:style-name="T154">r</text:span>s enjoyed moderate success marketing machines with singular keyboard <text:span text:style-name="T111">layouts</text:span>, the outbreak of war in 1914 dealt <text:span text:style-name="T111">that</text:span> niche market a mortal blow. The allied governments only awarded war contracts to Qwerty manufacturers. After the “Great War” a new generation of skilled Qwerty typists flooded the workforce. The Qwerty letter arrangement came to be known as the “universal” keyboard. It is the omnipresent entrenched standard.</text:p>
      <text:p text:style-name="P110"/>
      <text:p text:style-name="P120"><text:span text:style-name="T31">Sholes </text:span><text:span text:style-name="T32">sold out interest in the early patents to his partners but kept on working to improve the machine</text:span><text:span text:style-name="T33"> </text:span><text:span text:style-name="T34">until his death in 1890. He affirmed the shortcomings of Qwerty by habitually inventing sequences to replace it</text:span><text:span text:style-name="T35">. H</text:span><text:span text:style-name="T33">is </text:span><text:span text:style-name="T34">last patent was issued </text:span><text:span text:style-name="T33">posthumous</text:span><text:span text:style-name="T34">ly</text:span><text:span text:style-name="T33"> </text:span><text:span text:style-name="T36">(Sholes - U.S. Pat. No. 568,630 - Sept. 29, 1896). That keyboard </text:span><text:span text:style-name="T11">Fig. </text:span><text:span text:style-name="T12">3 </text:span><text:span text:style-name="T36">has all five of the </text:span><text:span text:style-name="T32">vowels set </text:span><text:span text:style-name="T36">under the right hand and a “paragraph separator” key (Morse code “----” in the Western Union Telegraph Company variant) </text:span><text:span text:style-name="T13">18</text:span><text:span text:style-name="T36">.</text:span></text:p>
      <text:p text:style-name="P69"/>
      <text:p text:style-name="P48">III. Dvorak the American Simplified Keyboard</text:p>
      <text:p text:style-name="P48"/>
      <text:p text:style-name="P29"><text:span text:style-name="T90">From the 1930’s to the present an effective human-engineered alternative letter sequence (Dvorak et al. - U.S. Pat. No. 2,040,248 - May 12, 1936) has been marketed. The American Simplified Key</text:span><text:soft-page-break/><text:span text:style-name="T90">board (ASK) was designed for comfortable touch-typing with maximum efficiency. The letters are scientifically arranged to </text:span><text:span text:style-name="T93">preclude</text:span><text:span text:style-name="T90"> awkward fingering sequences, decrease errors, lessen operator fatigue and increase typing speed. The arrangement </text:span><text:span text:style-name="T73">Fig. </text:span><text:span text:style-name="T75">4</text:span><text:span text:style-name="T90"> is commonly called “Dvorak.”</text:span></text:p>
      <text:p text:style-name="P75"/>
      <text:p text:style-name="P25">The inventors analyzed typing behavior to understand how different mo<text:span text:style-name="T196">tions</text:span> effect headway. They determined that a<text:span text:style-name="T196">n</text:span> overlapping succession of two-handed keystrokes is efficient, but a sequence of stabbing one-handed finger taps is not. Overlapping keystrokes can only occur when fingering a sequence of letters that alternates between hands. They rejected one-handed typing and designed the letter sequence to support a “fluent rhythm of two-handed overlapping keystrokes.”</text:p>
      <text:p text:style-name="P75"/>
      <text:p text:style-name="P98">In Dvorak the letters are positioned with regard for frequency of use and relative finger strengths. High-use letters reside beneath the resting hands. Home-row <text:span text:style-name="T72">20</text:span> includes the five basic vowels to the left of the mid-line <text:span text:style-name="T72">22</text:span> and five of the most frequently used consonants to the right. Workloads are aptly distributed between the individual fingers of the two hands.</text:p>
      <text:p text:style-name="P98"/>
      <text:p text:style-name="P25">The <text:span text:style-name="T173">next</text:span> table lists <text:span text:style-name="T177">the d</text:span>istribution of <text:span text:style-name="T177">t</text:span>yping <text:span text:style-name="T177">k</text:span>eystrokes per alpha-row for <text:span text:style-name="T194">Qwerty</text:span> vs. <text:span text:style-name="T194">Dvorak</text:span>.</text:p>
      <text:p text:style-name="P25"/>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table:number-columns-spanned="2" office:value-type="string">
              <text:p text:style-name="P214">Qwerty</text:p>
            </table:table-cell>
            <table:covered-table-cell/>
            <table:table-cell table:style-name="Table1.C1" table:number-columns-spanned="2" office:value-type="string">
              <text:p text:style-name="P215">Dvorak</text:p>
            </table:table-cell>
            <table:covered-table-cell/>
          </table:table-row>
        </table:table-header-rows>
        <table:table-row table:style-name="Table1.1">
          <table:table-cell table:style-name="Table1.A2" office:value-type="string">
            <text:p text:style-name="P175"><text:span text:style-name="T194">5</text:span>2%</text:p>
          </table:table-cell>
          <table:table-cell table:style-name="Table1.B2" table:number-columns-spanned="2" office:value-type="string">
            <text:p text:style-name="P175">Top Row</text:p>
          </table:table-cell>
          <table:covered-table-cell/>
          <table:table-cell table:style-name="Table1.D2" office:value-type="string">
            <text:p text:style-name="P175"><text:span text:style-name="T194">22</text:span>%</text:p>
          </table:table-cell>
        </table:table-row>
        <table:table-row table:style-name="Table1.1">
          <table:table-cell table:style-name="Table1.A2" office:value-type="string">
            <text:p text:style-name="P175"><text:span text:style-name="T194">32</text:span>%</text:p>
          </table:table-cell>
          <table:table-cell table:style-name="Table1.B2" table:number-columns-spanned="2" office:value-type="string">
            <text:p text:style-name="P175">Home-Row</text:p>
          </table:table-cell>
          <table:covered-table-cell/>
          <table:table-cell table:style-name="Table1.D2" office:value-type="string">
            <text:p text:style-name="P175"><text:span text:style-name="T194">70</text:span>%</text:p>
          </table:table-cell>
        </table:table-row>
        <table:table-row table:style-name="Table1.1">
          <table:table-cell table:style-name="Table1.A4" office:value-type="string">
            <text:p text:style-name="P175"><text:span text:style-name="T194">16</text:span>%</text:p>
          </table:table-cell>
          <table:table-cell table:style-name="Table1.B4" table:number-columns-spanned="2" office:value-type="string">
            <text:p text:style-name="P175">Bottom Row</text:p>
          </table:table-cell>
          <table:covered-table-cell/>
          <table:table-cell table:style-name="Table1.D4" office:value-type="string">
            <text:p text:style-name="P175"><text:span text:style-name="T194">8</text:span>%</text:p>
          </table:table-cell>
        </table:table-row>
      </table:table>
      <text:p text:style-name="P25"/>
      <text:p text:style-name="P25">Operating a Dvorak demands less physical effort. A typist using the letter sequence performs reaches out of home-row at less than half the frequency of a typist using the Qwerty. The positioning of vowels and consonants sets up a comfortable back-and-forth cadence between the hands. The “rhythmical flow of typing induced” is attended by an increase of speed.</text:p>
      <text:p text:style-name="P25"/>
      <text:p text:style-name="P98">In 1944 the U.S. Navy conducted an experiment in which Qwerty typists were retrained on Dvorak. <text:span text:style-name="T180">The test was directed by the inventor, LCDR August Dvorak (Liebowitz and Margolis 1996). That controversial study produced </text:span>encouraging results, so the navy <text:span text:style-name="T180">requisitioned</text:span> 2,000 Dvorak machines. The U.S. Treasury Department disallowed that <text:span text:style-name="T180">acquisition</text:span>.</text:p>
      <text:p text:style-name="P98"/>
      <text:p text:style-name="P154">The American National Standards Institute (ANSI) designated Dvorak an “alternative standard” keyboard layout in 1982.</text:p>
      <text:p text:style-name="P76"><text:soft-page-break/></text:p>
      <text:p text:style-name="P48">IV. Substantiating the Efficiency of Dvorak</text:p>
      <text:p text:style-name="P48"/>
      <text:p text:style-name="P143">Dvorak’s inventors designed a typewriter keyboard letter arrangement in which the bulk of keystroke sequences employ both hands. They perfected the letter arrangement using an <text:span text:style-name="T176">n</text:span>-gram analysis of letter frequencies in the English language.</text:p>
      <text:p text:style-name="P98"/>
      <text:p text:style-name="P115">In <text:span text:style-name="T72">Fig. 5</text:span> the attributes of the one hundred most frequently occurring two-letter sequences in English are cataloged.</text:p>
      <text:p text:style-name="P115"/>
      <text:p text:style-name="P136">Each of the most frequently occurring two-letter sequences is assigned a number designating make-up. One equals a mixed vowel and consonant bigram, two equals a vowels-only bigram and three equals a consonants-only bigram.</text:p>
      <text:p text:style-name="P98"/>
      <text:p text:style-name="P98">In this table 82 percent of the most prevalent English bigrams are vowel-consonant mixes. This statistic is not peculiar to English; the ratio is similar for any language the Latin alphabet describes. “Discrete” vowels permeate written language. </text:p>
      <text:p text:style-name="P98"/>
      <text:p text:style-name="P98">The following list contains ten classifications that describe all the possible forms of two-letter keystroke sequences:</text:p>
      <text:p text:style-name="P98"/>
      <text:list text:style-name="L1">
        <text:list-item>
          <text:p text:style-name="P244">A sequence in the same row using two fingers of opposite hands.</text:p>
        </text:list-item>
        <text:list-item>
          <text:p text:style-name="P244">A sequence requiring a vertical reach to adjacent rows using two fingers of opposite hands.</text:p>
        </text:list-item>
        <text:list-item>
          <text:p text:style-name="P244">A sequence requiring a vertical hurdle to detached rows using two fingers of opposite hands.</text:p>
        </text:list-item>
        <text:list-item>
          <text:p text:style-name="P244">A sequence in the same row using two fingers of the same hand.</text:p>
        </text:list-item>
        <text:list-item>
          <text:p text:style-name="P244">A sequence requiring a vertical reach to adjacent rows using two fingers of the same hand.</text:p>
        </text:list-item>
        <text:list-item>
          <text:p text:style-name="P245">A sequence requiring a vertical hurdle to detached rows using two fingers of the same hand.</text:p>
        </text:list-item>
        <text:list-item>
          <text:p text:style-name="P245">A sequence using the same finger to double-tap a key</text:p>
        </text:list-item>
        <text:list-item>
          <text:p text:style-name="P244">A sequence using the same finger to reach for adjacent keys.</text:p>
        </text:list-item>
        <text:list-item>
          <text:p text:style-name="P246">A sequence using the same finger to hurdle for detached keys.</text:p>
        </text:list-item>
        <text:list-item>
          <text:p text:style-name="P246">Any sequence using an AltGr combination (only keyboards with AltGr extended letters).</text:p>
        </text:list-item>
      </text:list>
      <text:list text:style-name="WW8Num5">
        <text:list-item>
          <text:p text:style-name="P252"/>
        </text:list-item>
      </text:list>
      <text:p text:style-name="P98">These two-letter keystroke sequence classifications are listed in order from the most efficient to the <text:soft-page-break/>most awkward. With this knowledge, the relative effort required to operate a keyboard with the Qwerty letter sequence vs. the Dvorak can be established by comparing the efficiencies of the keystroke forms required to type English’s 100 most common bigrams.</text:p>
      <text:p text:style-name="P98"/>
      <text:p text:style-name="P98">In <text:span text:style-name="T72">Fig. 6</text:span> the Qwerty keystroke forms required to type the most frequently occurring English bigrams are cataloged.</text:p>
      <text:p text:style-name="P143">In<text:span text:style-name="T72"> Fig. 7</text:span> the Dvorak keystroke forms required to type the most frequently occurring English bigrams are cataloged.</text:p>
      <text:p text:style-name="P98"/>
      <text:p text:style-name="P143">The next table summarizes the keystroke forms needed to type the most frequent English bigrams on each keyboard.</text:p>
      <text:p text:style-name="P149"/>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table:number-columns-spanned="3" office:value-type="string">
            <text:p text:style-name="P200"><text:span text:style-name="T192">Qw</text:span>erty</text:p>
          </table:table-cell>
          <table:covered-table-cell/>
          <table:covered-table-cell/>
          <table:table-cell table:style-name="Table8.D1" table:number-columns-spanned="3" office:value-type="string">
            <text:p text:style-name="P188">Dvorak</text:p>
          </table:table-cell>
          <table:covered-table-cell/>
          <table:covered-table-cell/>
        </table:table-row>
        <table:table-row table:style-name="Table8.1">
          <table:table-cell table:style-name="Table8.A1" office:value-type="string">
            <text:p text:style-name="P188">Keystroke</text:p>
          </table:table-cell>
          <table:table-cell table:style-name="Table8.A1" table:number-columns-spanned="2" office:value-type="string">
            <text:p text:style-name="P188">Two-Hands</text:p>
          </table:table-cell>
          <table:covered-table-cell/>
          <table:table-cell table:style-name="Table8.A1" office:value-type="string">
            <text:p text:style-name="P188">Keystroke</text:p>
          </table:table-cell>
          <table:table-cell table:style-name="Table8.D1" table:number-columns-spanned="2" office:value-type="string">
            <text:p text:style-name="P188">Two-Hands</text:p>
          </table:table-cell>
          <table:covered-table-cell/>
        </table:table-row>
        <table:table-row table:style-name="Table8.1">
          <table:table-cell table:style-name="Table8.A1" office:value-type="string">
            <text:p text:style-name="P188">1</text:p>
          </table:table-cell>
          <table:table-cell table:style-name="Table8.A1" office:value-type="string">
            <text:p text:style-name="P209">21</text:p>
          </table:table-cell>
          <table:table-cell table:style-name="Table8.A1" table:number-rows-spanned="2" office:value-type="string">
            <text:p text:style-name="P188">Total</text:p>
          </table:table-cell>
          <table:table-cell table:style-name="Table8.A1" office:value-type="string">
            <text:p text:style-name="P188">1</text:p>
          </table:table-cell>
          <table:table-cell table:style-name="Table8.A1" office:value-type="string">
            <text:p text:style-name="P205">3<text:span text:style-name="T195">8</text:span></text:p>
          </table:table-cell>
          <table:table-cell table:style-name="Table8.D1" table:number-rows-spanned="2" office:value-type="string">
            <text:p text:style-name="P188">Total</text:p>
          </table:table-cell>
        </table:table-row>
        <table:table-row table:style-name="Table8.1">
          <table:table-cell table:style-name="Table8.A1" office:value-type="string">
            <text:p text:style-name="P188">2</text:p>
          </table:table-cell>
          <table:table-cell table:style-name="Table8.A1" office:value-type="string">
            <text:p text:style-name="P200">2<text:span text:style-name="T191">2</text:span></text:p>
          </table:table-cell>
          <table:covered-table-cell table:style-name="Table8.A1"/>
          <table:table-cell table:style-name="Table8.A1" office:value-type="string">
            <text:p text:style-name="P188">2</text:p>
          </table:table-cell>
          <table:table-cell table:style-name="Table8.A1" office:value-type="string">
            <text:p text:style-name="P209">44</text:p>
          </table:table-cell>
          <table:covered-table-cell table:style-name="Table8.D1"/>
        </table:table-row>
        <table:table-row table:style-name="Table8.1">
          <table:table-cell table:style-name="Table8.A1" office:value-type="string">
            <text:p text:style-name="P188">3</text:p>
          </table:table-cell>
          <table:table-cell table:style-name="Table8.A1" office:value-type="string">
            <text:p text:style-name="P209">9</text:p>
          </table:table-cell>
          <table:table-cell table:style-name="Table8.A1" office:value-type="string">
            <text:p text:style-name="P207">5<text:span text:style-name="T195">2</text:span></text:p>
          </table:table-cell>
          <table:table-cell table:style-name="Table8.A1" office:value-type="string">
            <text:p text:style-name="P188">3</text:p>
          </table:table-cell>
          <table:table-cell table:style-name="Table8.A1" office:value-type="string">
            <text:p text:style-name="P207">0</text:p>
          </table:table-cell>
          <table:table-cell table:style-name="Table8.D1" office:value-type="string">
            <text:p text:style-name="P207"><text:span text:style-name="T195">8</text:span>2</text:p>
          </table:table-cell>
        </table:table-row>
        <table:table-row table:style-name="Table8.1">
          <table:table-cell table:style-name="Table8.A1" table:number-columns-spanned="3" office:value-type="string">
            <text:p text:style-name="P188">One-Hand<text:span text:style-name="T189">ed</text:span></text:p>
          </table:table-cell>
          <table:covered-table-cell/>
          <table:covered-table-cell/>
          <table:table-cell table:style-name="Table8.D1" table:number-columns-spanned="3" office:value-type="string">
            <text:p text:style-name="P188">One-Hand<text:span text:style-name="T189">ed</text:span></text:p>
          </table:table-cell>
          <table:covered-table-cell/>
          <table:covered-table-cell/>
        </table:table-row>
        <table:table-row table:style-name="Table8.1">
          <table:table-cell table:style-name="Table8.A1" office:value-type="string">
            <text:p text:style-name="P188">4</text:p>
          </table:table-cell>
          <table:table-cell table:style-name="Table8.A1" office:value-type="string">
            <text:p text:style-name="P200">1<text:span text:style-name="T192">2</text:span></text:p>
          </table:table-cell>
          <table:table-cell table:style-name="Table8.A1" table:number-rows-spanned="2" office:value-type="string">
            <text:p text:style-name="P188">Total</text:p>
          </table:table-cell>
          <table:table-cell table:style-name="Table8.A1" office:value-type="string">
            <text:p text:style-name="P188">4</text:p>
          </table:table-cell>
          <table:table-cell table:style-name="Table8.A1" office:value-type="string">
            <text:p text:style-name="P209">9</text:p>
          </table:table-cell>
          <table:table-cell table:style-name="Table8.D1" table:number-rows-spanned="2" office:value-type="string">
            <text:p text:style-name="P188">Total</text:p>
          </table:table-cell>
        </table:table-row>
        <table:table-row table:style-name="Table8.1">
          <table:table-cell table:style-name="Table8.A1" office:value-type="string">
            <text:p text:style-name="P188">5</text:p>
          </table:table-cell>
          <table:table-cell table:style-name="Table8.A1" office:value-type="string">
            <text:p text:style-name="P209">21</text:p>
          </table:table-cell>
          <table:covered-table-cell table:style-name="Table8.A1"/>
          <table:table-cell table:style-name="Table8.A1" office:value-type="string">
            <text:p text:style-name="P188">5</text:p>
          </table:table-cell>
          <table:table-cell table:style-name="Table8.A1" office:value-type="string">
            <text:p text:style-name="P209">8</text:p>
          </table:table-cell>
          <table:covered-table-cell table:style-name="Table8.D1"/>
        </table:table-row>
        <table:table-row table:style-name="Table8.1">
          <table:table-cell table:style-name="Table8.A1" office:value-type="string">
            <text:p text:style-name="P188">6</text:p>
          </table:table-cell>
          <table:table-cell table:style-name="Table8.A1" office:value-type="string">
            <text:p text:style-name="P207">8</text:p>
          </table:table-cell>
          <table:table-cell table:style-name="Table8.A1" office:value-type="string">
            <text:p text:style-name="P209">41</text:p>
          </table:table-cell>
          <table:table-cell table:style-name="Table8.A1" office:value-type="string">
            <text:p text:style-name="P188">6</text:p>
          </table:table-cell>
          <table:table-cell table:style-name="Table8.A1" office:value-type="string">
            <text:p text:style-name="P207">0</text:p>
          </table:table-cell>
          <table:table-cell table:style-name="Table8.D1" office:value-type="string">
            <text:p text:style-name="P209">17</text:p>
          </table:table-cell>
        </table:table-row>
        <table:table-row table:style-name="Table8.10">
          <table:table-cell table:style-name="Table8.A1" table:number-columns-spanned="3" office:value-type="string">
            <text:p text:style-name="P188">One-Finger<text:span text:style-name="T189">ed</text:span></text:p>
          </table:table-cell>
          <table:covered-table-cell/>
          <table:covered-table-cell/>
          <table:table-cell table:style-name="Table8.D1" table:number-columns-spanned="3" office:value-type="string">
            <text:p text:style-name="P188">One-Finger<text:span text:style-name="T189">ed</text:span></text:p>
          </table:table-cell>
          <table:covered-table-cell/>
          <table:covered-table-cell/>
        </table:table-row>
        <table:table-row table:style-name="Table8.1">
          <table:table-cell table:style-name="Table8.A1" office:value-type="string">
            <text:p text:style-name="P194">7</text:p>
          </table:table-cell>
          <table:table-cell table:style-name="Table8.A1" office:value-type="string">
            <text:p text:style-name="P209">0</text:p>
          </table:table-cell>
          <table:table-cell table:style-name="Table8.A1" table:number-rows-spanned="2" office:value-type="string">
            <text:p text:style-name="P188">Total</text:p>
          </table:table-cell>
          <table:table-cell table:style-name="Table8.A1" office:value-type="string">
            <text:p text:style-name="P194">7</text:p>
          </table:table-cell>
          <table:table-cell table:style-name="Table8.A1" office:value-type="string">
            <text:p text:style-name="P209">0</text:p>
          </table:table-cell>
          <table:table-cell table:style-name="Table8.D1" table:number-rows-spanned="2" office:value-type="string">
            <text:p text:style-name="P188">Total</text:p>
          </table:table-cell>
        </table:table-row>
        <table:table-row table:style-name="Table8.1">
          <table:table-cell table:style-name="Table8.A12" office:value-type="string">
            <text:p text:style-name="P194">8</text:p>
          </table:table-cell>
          <table:table-cell table:style-name="Table8.A12" office:value-type="string">
            <text:p text:style-name="P209">4</text:p>
          </table:table-cell>
          <table:covered-table-cell table:style-name="Table8.A1"/>
          <table:table-cell table:style-name="Table8.A12" office:value-type="string">
            <text:p text:style-name="P194">8</text:p>
          </table:table-cell>
          <table:table-cell table:style-name="Table8.E12" office:value-type="float" office:value="1">
            <text:p text:style-name="P209">1</text:p>
          </table:table-cell>
          <table:covered-table-cell table:style-name="Table8.D1"/>
        </table:table-row>
        <table:table-row table:style-name="Table8.1">
          <table:table-cell table:style-name="Table8.A1" office:value-type="string">
            <text:p text:style-name="P194">9</text:p>
          </table:table-cell>
          <table:table-cell table:style-name="Table8.A1" office:value-type="string">
            <text:p text:style-name="P205">3</text:p>
          </table:table-cell>
          <table:table-cell table:style-name="Table8.A1" office:value-type="string">
            <text:p text:style-name="P209">7</text:p>
          </table:table-cell>
          <table:table-cell table:style-name="Table8.A1" office:value-type="string">
            <text:p text:style-name="P194">9</text:p>
          </table:table-cell>
          <table:table-cell table:style-name="Table8.A1" office:value-type="string">
            <text:p text:style-name="P200">0</text:p>
          </table:table-cell>
          <table:table-cell table:style-name="Table8.F13" office:value-type="float" office:value="1">
            <text:p text:style-name="P209">1</text:p>
          </table:table-cell>
        </table:table-row>
      </table:table>
      <text:p text:style-name="P161"/>
      <text:p text:style-name="P98">For Qwerty, the data shows that 52% of these most frequently occurring English bigrams are produced using two fingers on opposite hands; fluent two-handed typing rhythm cannot develop. This near neutral result highlights the randomized character of Qwerty. Just 6% of these bigrams are typed inside of home-row utilizing the most efficient keystroke form.</text:p>
      <text:p text:style-name="P98"/>
      <text:p text:style-name="P98">In contrast to Qwerty, 82% of those same English bigrams are typed with two fingers on opposite hands using a Dvorak. Employing this scientific letter arrangement, 34% of these bigrams are typed without leaving home-row using the most efficient two-handed keystroke form. Only 18% of the two-letter sequences are typed one-handed (1% are one-fingered).</text:p>
      <text:p text:style-name="P98"/>
      <text:p text:style-name="P85"><text:soft-page-break/>V. Other Languages and the Efficiency of Dvorak</text:p>
      <text:p text:style-name="P85"/>
      <text:p text:style-name="P81">Whereas foregoing alphabets treated vowels as inferred or afterthoughts, Greeks gave weight to vowels as distinct letters codifying the vowel phonemes of spoken language. The Greek, Latin and Cyrillic alphabets embody discrete vowels.</text:p>
      <text:p text:style-name="P130"/>
      <text:p text:style-name="P130">The next table catalogs <text:span text:style-name="T174">d</text:span>istribution of the five <text:span text:style-name="T174">s</text:span>tandard <text:span text:style-name="T174">v</text:span>owels in the text of ten European languages.</text:p>
      <text:p text:style-name="P127"/>
      <table:table table:name="Table9" table:style-name="Table9">
        <table:table-column table:style-name="Table9.A" table:number-columns-repeated="5"/>
        <table:table-row table:style-name="Table9.1">
          <table:table-cell table:style-name="Table9.A1" office:value-type="string">
            <text:p text:style-name="P225">German</text:p>
          </table:table-cell>
          <table:table-cell table:style-name="Table9.A1" office:value-type="string">
            <text:p text:style-name="P221">Dutch</text:p>
          </table:table-cell>
          <table:table-cell table:style-name="Table9.A1" office:value-type="string">
            <text:p text:style-name="P221">Swedish</text:p>
          </table:table-cell>
          <table:table-cell table:style-name="Table9.A1" office:value-type="string">
            <text:p text:style-name="P221">Spanish</text:p>
          </table:table-cell>
          <table:table-cell table:style-name="Table9.E1" office:value-type="string">
            <text:p text:style-name="P223">French</text:p>
          </table:table-cell>
        </table:table-row>
        <table:table-row table:style-name="Table9.1">
          <table:table-cell table:style-name="Table9.A2" office:value-type="string">
            <text:p text:style-name="P181">38%</text:p>
          </table:table-cell>
          <table:table-cell table:style-name="Table9.A2" office:value-type="string">
            <text:p text:style-name="P177">39%</text:p>
          </table:table-cell>
          <table:table-cell table:style-name="Table9.A2" office:value-type="string">
            <text:p text:style-name="P177">30%</text:p>
          </table:table-cell>
          <table:table-cell table:style-name="Table9.A2" office:value-type="string">
            <text:p text:style-name="P177">45%</text:p>
          </table:table-cell>
          <table:table-cell table:style-name="Table9.E2" office:value-type="string">
            <text:p text:style-name="P177">4<text:span text:style-name="T166">2%</text:span></text:p>
          </table:table-cell>
        </table:table-row>
        <table:table-row table:style-name="Table9.1">
          <table:table-cell table:style-name="Table9.A2" office:value-type="string">
            <text:p text:style-name="P178">Finnish</text:p>
          </table:table-cell>
          <table:table-cell table:style-name="Table9.A2" office:value-type="string">
            <text:p text:style-name="P178">Turkish</text:p>
          </table:table-cell>
          <table:table-cell table:style-name="Table9.A2" office:value-type="string">
            <text:p text:style-name="P217">Polish</text:p>
          </table:table-cell>
          <table:table-cell table:style-name="Table9.A2" office:value-type="string">
            <text:p text:style-name="P216">Belarusian</text:p>
          </table:table-cell>
          <table:table-cell table:style-name="Table9.E2" office:value-type="string">
            <text:p text:style-name="P223">Russian</text:p>
          </table:table-cell>
        </table:table-row>
        <table:table-row table:style-name="Table9.1">
          <table:table-cell table:style-name="Table9.A2" office:value-type="string">
            <text:p text:style-name="P180">41%</text:p>
          </table:table-cell>
          <table:table-cell table:style-name="Table9.A2" office:value-type="string">
            <text:p text:style-name="P177">3<text:span text:style-name="T166">5%</text:span></text:p>
          </table:table-cell>
          <table:table-cell table:style-name="Table9.A2" office:value-type="string">
            <text:p text:style-name="P177">3<text:span text:style-name="T187">4%</text:span></text:p>
          </table:table-cell>
          <table:table-cell table:style-name="Table9.A2" office:value-type="string">
            <text:p text:style-name="P181">33%</text:p>
          </table:table-cell>
          <table:table-cell table:style-name="Table9.E2" office:value-type="string">
            <text:p text:style-name="P177">37%</text:p>
          </table:table-cell>
        </table:table-row>
      </table:table>
      <text:p text:style-name="P163"/>
      <text:p text:style-name="P108"><text:span text:style-name="T164">The data discloses a profuse</text:span> dispersion of common vowels<text:span text:style-name="T164"> in languages that are </text:span>written using the Latin <text:span text:style-name="T165">and</text:span> Cyrillic alphabets. These percentages reveal that a large portion of the typing keystrokes is dedicated to a <text:span text:style-name="T164">very </text:span>modest portion of the standard letters. Dvorak’s “two-handed keystroke scheme” is predicated on that broad distribution of vowels.</text:p>
      <text:p text:style-name="P108"/>
      <text:p text:style-name="P80">Albeit devised for English, when the Dvorak is used for any other European language it engenders few awkward typing sequences. <text:span text:style-name="T85">Using the preceding method, the efficiency of a Dvorak-based keyboard vs. a Qwerty-based (or any disparate scheme) for typing any specific language can be gauged by charting that language’s most frequently occurring bigrams.</text:span></text:p>
      <text:p text:style-name="P103"/>
      <text:p text:style-name="P144">The <text:span text:style-name="T179">Spanish</text:span> branch is fairly removed from the English branch on the Indo-European language tree. The ensuing analysis of prevalent <text:span text:style-name="T179">Spanish</text:span> bigrams compares the efficiency of Qwerty vs. Dvorak f<text:span text:style-name="T1">or typing this Ibero-Romance </text:span>language.</text:p>
      <text:p text:style-name="P144"/>
      <text:p text:style-name="P104">The results of <text:span text:style-name="T179">the ensuing analyses of Dvorak’s</text:span> suitability <text:span text:style-name="T179">for</text:span> typing <text:span text:style-name="T179">languages will be summarized in a final table.</text:span></text:p>
      <text:p text:style-name="P104"/>
      <text:p text:style-name="P105">In <text:span text:style-name="T72">Fig. </text:span><text:span text:style-name="T82">8</text:span> the <text:span text:style-name="T179">Qwerty</text:span> keystroke forms required to type the most frequent <text:span text:style-name="T179">Spanish</text:span> bigrams are cataloged.</text:p>
      <text:p text:style-name="P105">In <text:span text:style-name="T72">Fig. </text:span><text:span text:style-name="T82">9</text:span> the Dvorak keystroke forms required to type the most frequent <text:span text:style-name="T179">Spanish</text:span> bigrams are cata<text:soft-page-break/>loged.</text:p>
      <text:p text:style-name="P105"/>
      <text:p text:style-name="P145">The next table summarizes the keystroke forms needed to type the most frequent <text:span text:style-name="T179">Spanish</text:span> bigrams on each keyboard.</text:p>
      <text:p text:style-name="P148"/>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table:number-columns-spanned="3" office:value-type="string">
            <text:p text:style-name="P199"><text:span text:style-name="T192">Qw</text:span>erty</text:p>
          </table:table-cell>
          <table:covered-table-cell/>
          <table:covered-table-cell/>
          <table:table-cell table:style-name="Table4.D1" table:number-columns-spanned="3" office:value-type="string">
            <text:p text:style-name="P187">Dvorak</text:p>
          </table:table-cell>
          <table:covered-table-cell/>
          <table:covered-table-cell/>
        </table:table-row>
        <table:table-row table:style-name="Table4.1">
          <table:table-cell table:style-name="Table4.A1" office:value-type="string">
            <text:p text:style-name="P187">Keystroke</text:p>
          </table:table-cell>
          <table:table-cell table:style-name="Table4.A1" table:number-columns-spanned="2" office:value-type="string">
            <text:p text:style-name="P187">Two-Hands</text:p>
          </table:table-cell>
          <table:covered-table-cell/>
          <table:table-cell table:style-name="Table4.A1" office:value-type="string">
            <text:p text:style-name="P187">Keystroke</text:p>
          </table:table-cell>
          <table:table-cell table:style-name="Table4.D1" table:number-columns-spanned="2" office:value-type="string">
            <text:p text:style-name="P187">Two-Hands</text:p>
          </table:table-cell>
          <table:covered-table-cell/>
        </table:table-row>
        <table:table-row table:style-name="Table4.1">
          <table:table-cell table:style-name="Table4.A1" office:value-type="string">
            <text:p text:style-name="P187">1</text:p>
          </table:table-cell>
          <table:table-cell table:style-name="Table4.A1" office:value-type="string">
            <text:p text:style-name="P206">17</text:p>
          </table:table-cell>
          <table:table-cell table:style-name="Table4.A1" table:number-rows-spanned="2" office:value-type="string">
            <text:p text:style-name="P187">Total</text:p>
          </table:table-cell>
          <table:table-cell table:style-name="Table4.A1" office:value-type="string">
            <text:p text:style-name="P187">1</text:p>
          </table:table-cell>
          <table:table-cell table:style-name="Table4.A1" office:value-type="string">
            <text:p text:style-name="P204">3<text:span text:style-name="T192">6</text:span></text:p>
          </table:table-cell>
          <table:table-cell table:style-name="Table4.D1" table:number-rows-spanned="2" office:value-type="string">
            <text:p text:style-name="P187">Total</text:p>
          </table:table-cell>
        </table:table-row>
        <table:table-row table:style-name="Table4.1">
          <table:table-cell table:style-name="Table4.A1" office:value-type="string">
            <text:p text:style-name="P187">2</text:p>
          </table:table-cell>
          <table:table-cell table:style-name="Table4.A1" office:value-type="string">
            <text:p text:style-name="P199">2<text:span text:style-name="T191">2</text:span></text:p>
          </table:table-cell>
          <table:covered-table-cell table:style-name="Table4.A1"/>
          <table:table-cell table:style-name="Table4.A1" office:value-type="string">
            <text:p text:style-name="P187">2</text:p>
          </table:table-cell>
          <table:table-cell table:style-name="Table4.A1" office:value-type="string">
            <text:p text:style-name="P206">36</text:p>
          </table:table-cell>
          <table:covered-table-cell table:style-name="Table4.D1"/>
        </table:table-row>
        <table:table-row table:style-name="Table4.1">
          <table:table-cell table:style-name="Table4.A1" office:value-type="string">
            <text:p text:style-name="P187">3</text:p>
          </table:table-cell>
          <table:table-cell table:style-name="Table4.A1" office:value-type="string">
            <text:p text:style-name="P206">11</text:p>
          </table:table-cell>
          <table:table-cell table:style-name="Table4.A1" office:value-type="string">
            <text:p text:style-name="P206">50</text:p>
          </table:table-cell>
          <table:table-cell table:style-name="Table4.A1" office:value-type="string">
            <text:p text:style-name="P187">3</text:p>
          </table:table-cell>
          <table:table-cell table:style-name="Table4.A1" office:value-type="string">
            <text:p text:style-name="P206">0</text:p>
          </table:table-cell>
          <table:table-cell table:style-name="Table4.D1" office:value-type="string">
            <text:p text:style-name="P206">72</text:p>
          </table:table-cell>
        </table:table-row>
        <table:table-row table:style-name="Table4.1">
          <table:table-cell table:style-name="Table4.A1" table:number-columns-spanned="3" office:value-type="string">
            <text:p text:style-name="P187">One-Hand<text:span text:style-name="T189">ed</text:span></text:p>
          </table:table-cell>
          <table:covered-table-cell/>
          <table:covered-table-cell/>
          <table:table-cell table:style-name="Table4.D1" table:number-columns-spanned="3" office:value-type="string">
            <text:p text:style-name="P187">One-Hand<text:span text:style-name="T189">ed</text:span></text:p>
          </table:table-cell>
          <table:covered-table-cell/>
          <table:covered-table-cell/>
        </table:table-row>
        <table:table-row table:style-name="Table4.1">
          <table:table-cell table:style-name="Table4.A1" office:value-type="string">
            <text:p text:style-name="P187">4</text:p>
          </table:table-cell>
          <table:table-cell table:style-name="Table4.A1" office:value-type="string">
            <text:p text:style-name="P199">1<text:span text:style-name="T192">2</text:span></text:p>
          </table:table-cell>
          <table:table-cell table:style-name="Table4.A1" table:number-rows-spanned="2" office:value-type="string">
            <text:p text:style-name="P187">Total</text:p>
          </table:table-cell>
          <table:table-cell table:style-name="Table4.A1" office:value-type="string">
            <text:p text:style-name="P187">4</text:p>
          </table:table-cell>
          <table:table-cell table:style-name="Table4.A1" office:value-type="string">
            <text:p text:style-name="P204">18</text:p>
          </table:table-cell>
          <table:table-cell table:style-name="Table4.D1" table:number-rows-spanned="2" office:value-type="string">
            <text:p text:style-name="P187">Total</text:p>
          </table:table-cell>
        </table:table-row>
        <table:table-row table:style-name="Table4.1">
          <table:table-cell table:style-name="Table4.A1" office:value-type="string">
            <text:p text:style-name="P187">5</text:p>
          </table:table-cell>
          <table:table-cell table:style-name="Table4.A1" office:value-type="string">
            <text:p text:style-name="P199">1<text:span text:style-name="T191">8</text:span></text:p>
          </table:table-cell>
          <table:covered-table-cell table:style-name="Table4.A1"/>
          <table:table-cell table:style-name="Table4.A1" office:value-type="string">
            <text:p text:style-name="P187">5</text:p>
          </table:table-cell>
          <table:table-cell table:style-name="Table4.A1" office:value-type="string">
            <text:p text:style-name="P204">1<text:span text:style-name="T192">7</text:span></text:p>
          </table:table-cell>
          <table:covered-table-cell table:style-name="Table4.D1"/>
        </table:table-row>
        <table:table-row table:style-name="Table4.1">
          <table:table-cell table:style-name="Table4.A1" office:value-type="string">
            <text:p text:style-name="P187">6</text:p>
          </table:table-cell>
          <table:table-cell table:style-name="Table4.A1" office:value-type="string">
            <text:p text:style-name="P206">8</text:p>
          </table:table-cell>
          <table:table-cell table:style-name="Table4.A1" office:value-type="string">
            <text:p text:style-name="P199">3<text:span text:style-name="T192">8</text:span></text:p>
          </table:table-cell>
          <table:table-cell table:style-name="Table4.A1" office:value-type="string">
            <text:p text:style-name="P187">6</text:p>
          </table:table-cell>
          <table:table-cell table:style-name="Table4.A1" office:value-type="string">
            <text:p text:style-name="P206">0</text:p>
          </table:table-cell>
          <table:table-cell table:style-name="Table4.D1" office:value-type="string">
            <text:p text:style-name="P206">25</text:p>
          </table:table-cell>
        </table:table-row>
        <table:table-row table:style-name="Table4.10">
          <table:table-cell table:style-name="Table4.A1" table:number-columns-spanned="3" office:value-type="string">
            <text:p text:style-name="P187">One-Finger<text:span text:style-name="T189">ed</text:span></text:p>
          </table:table-cell>
          <table:covered-table-cell/>
          <table:covered-table-cell/>
          <table:table-cell table:style-name="Table4.D1" table:number-columns-spanned="3" office:value-type="string">
            <text:p text:style-name="P187">One-Finger<text:span text:style-name="T189">ed</text:span></text:p>
          </table:table-cell>
          <table:covered-table-cell/>
          <table:covered-table-cell/>
        </table:table-row>
        <table:table-row table:style-name="Table4.1">
          <table:table-cell table:style-name="Table4.A1" office:value-type="string">
            <text:p text:style-name="P193">7</text:p>
          </table:table-cell>
          <table:table-cell table:style-name="Table4.A1" office:value-type="string">
            <text:p text:style-name="P206">3</text:p>
          </table:table-cell>
          <table:table-cell table:style-name="Table4.A1" table:number-rows-spanned="2" office:value-type="string">
            <text:p text:style-name="P187">Total</text:p>
          </table:table-cell>
          <table:table-cell table:style-name="Table4.A1" office:value-type="string">
            <text:p text:style-name="P193">7</text:p>
          </table:table-cell>
          <table:table-cell table:style-name="Table4.A1" office:value-type="string">
            <text:p text:style-name="P206">3</text:p>
          </table:table-cell>
          <table:table-cell table:style-name="Table4.D1" table:number-rows-spanned="2" office:value-type="string">
            <text:p text:style-name="P187">Total</text:p>
          </table:table-cell>
        </table:table-row>
        <table:table-row table:style-name="Table4.1">
          <table:table-cell table:style-name="Table4.A12" office:value-type="string">
            <text:p text:style-name="P193">8</text:p>
          </table:table-cell>
          <table:table-cell table:style-name="Table4.A12" office:value-type="string">
            <text:p text:style-name="P206">6</text:p>
          </table:table-cell>
          <table:covered-table-cell table:style-name="Table4.A1"/>
          <table:table-cell table:style-name="Table4.A12" office:value-type="string">
            <text:p text:style-name="P193">8</text:p>
          </table:table-cell>
          <table:table-cell table:style-name="Table4.E12" office:value-type="float" office:value="0">
            <text:p text:style-name="P206">0</text:p>
          </table:table-cell>
          <table:covered-table-cell table:style-name="Table4.D1"/>
        </table:table-row>
        <table:table-row table:style-name="Table4.1">
          <table:table-cell table:style-name="Table4.A1" office:value-type="string">
            <text:p text:style-name="P193">9</text:p>
          </table:table-cell>
          <table:table-cell table:style-name="Table4.A1" office:value-type="string">
            <text:p text:style-name="P204">3</text:p>
          </table:table-cell>
          <table:table-cell table:style-name="Table4.A1" office:value-type="string">
            <text:p text:style-name="P199">1<text:span text:style-name="T191">2</text:span></text:p>
          </table:table-cell>
          <table:table-cell table:style-name="Table4.A1" office:value-type="string">
            <text:p text:style-name="P193">9</text:p>
          </table:table-cell>
          <table:table-cell table:style-name="Table4.A1" office:value-type="string">
            <text:p text:style-name="P199">0</text:p>
          </table:table-cell>
          <table:table-cell table:style-name="Table4.F13" office:value-type="float" office:value="3">
            <text:p text:style-name="P208">3</text:p>
          </table:table-cell>
        </table:table-row>
      </table:table>
      <text:p text:style-name="P160"/>
      <text:p text:style-name="P84">F<text:span text:style-name="T85">or </text:span><text:span text:style-name="T86">Qwerty</text:span><text:span text:style-name="T85">, the data shows that 50% of these 100 most frequent </text:span><text:span text:style-name="T87">Spanish</text:span><text:span text:style-name="T85"> bigrams are typed using two-hands and 50% one-handed. This neutral ratio hobbles typing rhythm. Only 3% of the bigrams are typed in home-row using two-hands.</text:span></text:p>
      <text:p text:style-name="P105"/>
      <text:p text:style-name="P105">In contrast to Qwerty, 72% of those <text:span text:style-name="T179">Spanish</text:span> bigrams are typed with two hands on a Dvorak -based keyboard transposed from a Latin American- Spanish keymap. Using the Dvorak, 35% of the bigrams are typed inside of home-row with two hands. Only 28% of the bigrams are typed one-handed. For typing these <text:span text:style-name="T179">Spanish</text:span> bigrams, Dvorak <text:span text:style-name="T179">outclasses Qwerty.</text:span></text:p>
      <text:p text:style-name="P83"/>
      <text:p text:style-name="P143">The French branch is fairly removed from the English branch on the Indo-European language tree. The ensuing analysis of prevalent French bigrams compares the efficiency of Azerty vs. Dvorak for typing this Gallo-Romance/Oïl language.</text:p>
      <text:p text:style-name="P143"/>
      <text:p text:style-name="P105">In <text:span text:style-name="T72">Fig. </text:span><text:span text:style-name="T82">10</text:span> the <text:span text:style-name="T179">Azerty</text:span> keystroke forms <text:span text:style-name="T193">required</text:span> to type the most frequent <text:span text:style-name="T179">French</text:span> bigrams are cataloged.</text:p>
      <text:p text:style-name="P103">In <text:span text:style-name="T72">Fig. </text:span><text:span text:style-name="T82">11</text:span> the Dvorak keystroke forms required to type the most frequent t <text:span text:style-name="T179">French</text:span> bigrams are cataloged.</text:p>
      <text:p text:style-name="P103"><text:soft-page-break/></text:p>
      <text:p text:style-name="P144">The next table summarizes the keystroke forms needed to type the most frequent <text:span text:style-name="T179">French</text:span> bigrams on each keyboard.</text:p>
      <text:p text:style-name="P14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columns-spanned="3" office:value-type="string">
            <text:p text:style-name="P198"><text:span text:style-name="T191">Az</text:span>erty</text:p>
          </table:table-cell>
          <table:covered-table-cell/>
          <table:covered-table-cell/>
          <table:table-cell table:style-name="Table2.D1" table:number-columns-spanned="3" office:value-type="string">
            <text:p text:style-name="P186">Dvorak</text:p>
          </table:table-cell>
          <table:covered-table-cell/>
          <table:covered-table-cell/>
        </table:table-row>
        <table:table-row table:style-name="Table2.1">
          <table:table-cell table:style-name="Table2.A1" office:value-type="string">
            <text:p text:style-name="P186">Keystroke</text:p>
          </table:table-cell>
          <table:table-cell table:style-name="Table2.A1" table:number-columns-spanned="2" office:value-type="string">
            <text:p text:style-name="P186">Two-Hands</text:p>
          </table:table-cell>
          <table:covered-table-cell/>
          <table:table-cell table:style-name="Table2.A1" office:value-type="string">
            <text:p text:style-name="P186">Keystroke</text:p>
          </table:table-cell>
          <table:table-cell table:style-name="Table2.D1" table:number-columns-spanned="2" office:value-type="string">
            <text:p text:style-name="P186">Two-Hands</text:p>
          </table:table-cell>
          <table:covered-table-cell/>
        </table:table-row>
        <table:table-row table:style-name="Table2.1">
          <table:table-cell table:style-name="Table2.A1" office:value-type="string">
            <text:p text:style-name="P186">1</text:p>
          </table:table-cell>
          <table:table-cell table:style-name="Table2.A1" office:value-type="string">
            <text:p text:style-name="P203">21</text:p>
          </table:table-cell>
          <table:table-cell table:style-name="Table2.A1" table:number-rows-spanned="2" office:value-type="string">
            <text:p text:style-name="P186">Total</text:p>
          </table:table-cell>
          <table:table-cell table:style-name="Table2.A1" office:value-type="string">
            <text:p text:style-name="P186">1</text:p>
          </table:table-cell>
          <table:table-cell table:style-name="Table2.A1" office:value-type="string">
            <text:p text:style-name="P203">33</text:p>
          </table:table-cell>
          <table:table-cell table:style-name="Table2.D1" table:number-rows-spanned="2" office:value-type="string">
            <text:p text:style-name="P186">Total</text:p>
          </table:table-cell>
        </table:table-row>
        <table:table-row table:style-name="Table2.1">
          <table:table-cell table:style-name="Table2.A1" office:value-type="string">
            <text:p text:style-name="P186">2</text:p>
          </table:table-cell>
          <table:table-cell table:style-name="Table2.A1" office:value-type="string">
            <text:p text:style-name="P198">2<text:span text:style-name="T191">2</text:span></text:p>
          </table:table-cell>
          <table:covered-table-cell table:style-name="Table2.A1"/>
          <table:table-cell table:style-name="Table2.A1" office:value-type="string">
            <text:p text:style-name="P186">2</text:p>
          </table:table-cell>
          <table:table-cell table:style-name="Table2.A1" office:value-type="string">
            <text:p text:style-name="P203">29</text:p>
          </table:table-cell>
          <table:covered-table-cell table:style-name="Table2.D1"/>
        </table:table-row>
        <table:table-row table:style-name="Table2.1">
          <table:table-cell table:style-name="Table2.A1" office:value-type="string">
            <text:p text:style-name="P186">3</text:p>
          </table:table-cell>
          <table:table-cell table:style-name="Table2.A1" office:value-type="string">
            <text:p text:style-name="P203">6</text:p>
          </table:table-cell>
          <table:table-cell table:style-name="Table2.A1" office:value-type="string">
            <text:p text:style-name="P198">4<text:span text:style-name="T191">9</text:span></text:p>
          </table:table-cell>
          <table:table-cell table:style-name="Table2.A1" office:value-type="string">
            <text:p text:style-name="P186">3</text:p>
          </table:table-cell>
          <table:table-cell table:style-name="Table2.A1" office:value-type="string">
            <text:p text:style-name="P203">1</text:p>
          </table:table-cell>
          <table:table-cell table:style-name="Table2.D1" office:value-type="string">
            <text:p text:style-name="P203">63</text:p>
          </table:table-cell>
        </table:table-row>
        <table:table-row table:style-name="Table2.1">
          <table:table-cell table:style-name="Table2.A1" table:number-columns-spanned="3" office:value-type="string">
            <text:p text:style-name="P186">One-Hand<text:span text:style-name="T189">ed</text:span></text:p>
          </table:table-cell>
          <table:covered-table-cell/>
          <table:covered-table-cell/>
          <table:table-cell table:style-name="Table2.D1" table:number-columns-spanned="3" office:value-type="string">
            <text:p text:style-name="P186">One-Hand<text:span text:style-name="T189">ed</text:span></text:p>
          </table:table-cell>
          <table:covered-table-cell/>
          <table:covered-table-cell/>
        </table:table-row>
        <table:table-row table:style-name="Table2.1">
          <table:table-cell table:style-name="Table2.A1" office:value-type="string">
            <text:p text:style-name="P186">4</text:p>
          </table:table-cell>
          <table:table-cell table:style-name="Table2.A1" office:value-type="string">
            <text:p text:style-name="P198">1<text:span text:style-name="T191">5</text:span></text:p>
          </table:table-cell>
          <table:table-cell table:style-name="Table2.A1" table:number-rows-spanned="2" office:value-type="string">
            <text:p text:style-name="P186">Total</text:p>
          </table:table-cell>
          <table:table-cell table:style-name="Table2.A1" office:value-type="string">
            <text:p text:style-name="P186">4</text:p>
          </table:table-cell>
          <table:table-cell table:style-name="Table2.A1" office:value-type="string">
            <text:p text:style-name="P203">18</text:p>
          </table:table-cell>
          <table:table-cell table:style-name="Table2.D1" table:number-rows-spanned="2" office:value-type="string">
            <text:p text:style-name="P186">Total</text:p>
          </table:table-cell>
        </table:table-row>
        <table:table-row table:style-name="Table2.1">
          <table:table-cell table:style-name="Table2.A1" office:value-type="string">
            <text:p text:style-name="P186">5</text:p>
          </table:table-cell>
          <table:table-cell table:style-name="Table2.A1" office:value-type="string">
            <text:p text:style-name="P198">1<text:span text:style-name="T191">8</text:span></text:p>
          </table:table-cell>
          <table:covered-table-cell table:style-name="Table2.A1"/>
          <table:table-cell table:style-name="Table2.A1" office:value-type="string">
            <text:p text:style-name="P186">5</text:p>
          </table:table-cell>
          <table:table-cell table:style-name="Table2.A1" office:value-type="string">
            <text:p text:style-name="P203">13</text:p>
          </table:table-cell>
          <table:covered-table-cell table:style-name="Table2.D1"/>
        </table:table-row>
        <table:table-row table:style-name="Table2.1">
          <table:table-cell table:style-name="Table2.A1" office:value-type="string">
            <text:p text:style-name="P186">6</text:p>
          </table:table-cell>
          <table:table-cell table:style-name="Table2.A1" office:value-type="string">
            <text:p text:style-name="P203">6</text:p>
          </table:table-cell>
          <table:table-cell table:style-name="Table2.A1" office:value-type="string">
            <text:p text:style-name="P198">3<text:span text:style-name="T191">9</text:span></text:p>
          </table:table-cell>
          <table:table-cell table:style-name="Table2.A1" office:value-type="string">
            <text:p text:style-name="P186">6</text:p>
          </table:table-cell>
          <table:table-cell table:style-name="Table2.A1" office:value-type="string">
            <text:p text:style-name="P203">1</text:p>
          </table:table-cell>
          <table:table-cell table:style-name="Table2.D1" office:value-type="string">
            <text:p text:style-name="P203">32</text:p>
          </table:table-cell>
        </table:table-row>
        <table:table-row table:style-name="Table2.10">
          <table:table-cell table:style-name="Table2.A1" table:number-columns-spanned="3" office:value-type="string">
            <text:p text:style-name="P186">One-Finger<text:span text:style-name="T189">ed</text:span></text:p>
          </table:table-cell>
          <table:covered-table-cell/>
          <table:covered-table-cell/>
          <table:table-cell table:style-name="Table2.D1" table:number-columns-spanned="3" office:value-type="string">
            <text:p text:style-name="P186">One-Finger<text:span text:style-name="T189">ed</text:span></text:p>
          </table:table-cell>
          <table:covered-table-cell/>
          <table:covered-table-cell/>
        </table:table-row>
        <table:table-row table:style-name="Table2.1">
          <table:table-cell table:style-name="Table2.A1" office:value-type="string">
            <text:p text:style-name="P192">7</text:p>
          </table:table-cell>
          <table:table-cell table:style-name="Table2.A1" office:value-type="string">
            <text:p text:style-name="P203">4</text:p>
          </table:table-cell>
          <table:table-cell table:style-name="Table2.A1" table:number-rows-spanned="2" office:value-type="string">
            <text:p text:style-name="P186">Total</text:p>
          </table:table-cell>
          <table:table-cell table:style-name="Table2.A1" office:value-type="string">
            <text:p text:style-name="P192">7</text:p>
          </table:table-cell>
          <table:table-cell table:style-name="Table2.A1" office:value-type="string">
            <text:p text:style-name="P203">4</text:p>
          </table:table-cell>
          <table:table-cell table:style-name="Table2.D1" table:number-rows-spanned="2" office:value-type="string">
            <text:p text:style-name="P186">Total</text:p>
          </table:table-cell>
        </table:table-row>
        <table:table-row table:style-name="Table2.1">
          <table:table-cell table:style-name="Table2.A12" office:value-type="string">
            <text:p text:style-name="P192">8</text:p>
          </table:table-cell>
          <table:table-cell table:style-name="Table2.A12" office:value-type="string">
            <text:p text:style-name="P203">5</text:p>
          </table:table-cell>
          <table:covered-table-cell table:style-name="Table2.A1"/>
          <table:table-cell table:style-name="Table2.A12" office:value-type="string">
            <text:p text:style-name="P192">8</text:p>
          </table:table-cell>
          <table:table-cell table:style-name="Table2.A12" office:value-type="string">
            <text:p text:style-name="P203">1</text:p>
          </table:table-cell>
          <table:covered-table-cell table:style-name="Table2.D1"/>
        </table:table-row>
        <table:table-row table:style-name="Table2.1">
          <table:table-cell table:style-name="Table2.A1" office:value-type="string">
            <text:p text:style-name="P192">9</text:p>
          </table:table-cell>
          <table:table-cell table:style-name="Table2.A1" office:value-type="string">
            <text:p text:style-name="P203">3</text:p>
          </table:table-cell>
          <table:table-cell table:style-name="Table2.A1" office:value-type="string">
            <text:p text:style-name="P198">1<text:span text:style-name="T191">2</text:span></text:p>
          </table:table-cell>
          <table:table-cell table:style-name="Table2.A1" office:value-type="string">
            <text:p text:style-name="P192">9</text:p>
          </table:table-cell>
          <table:table-cell table:style-name="Table2.A1" office:value-type="string">
            <text:p text:style-name="P198">0</text:p>
          </table:table-cell>
          <table:table-cell table:style-name="Table2.D1" office:value-type="string">
            <text:p text:style-name="P198">5</text:p>
          </table:table-cell>
        </table:table-row>
      </table:table>
      <text:p text:style-name="P159"/>
      <text:p text:style-name="P94">F<text:span text:style-name="T85">or </text:span><text:span text:style-name="T86">Azerty</text:span><text:span text:style-name="T85">, the data shows that 49% of these 100 most frequent </text:span><text:span text:style-name="T87">French</text:span><text:span text:style-name="T85"> bigrams are typed using two-hands and 51% one-handed. This neutral ratio hobbles typing rhythm. Only 1% of the bigrams are typed in home-row using two-hands.</text:span></text:p>
      <text:p text:style-name="P80"/>
      <text:p text:style-name="P87">In contrast to Azerty, 63% of those French bigrams are typed with two hands on a Dvorak -based keyboard transposed from a France-French keymap. Using the Dvorak, 32% of the bigrams are typed inside of home-row with two hands. Only 37% of the bigrams are typed one-handed. For typing these French bigrams, Dvorak does outclass Azerty.</text:p>
      <text:p text:style-name="P146"/>
      <text:p text:style-name="P146">The Polish branch is much removed from the English branch on the Indo-European language tree. The ensuing analysis of prevalent Polish bigrams compares the efficiency of Qwerty vs. Dvorak for typing this West Slavic language.</text:p>
      <text:p text:style-name="P146"/>
      <text:p text:style-name="P106">In <text:span text:style-name="T72">Fig. </text:span><text:span text:style-name="T82">10</text:span> the <text:span text:style-name="T179">Qwerty</text:span> keystroke forms required to type the most frequent <text:span text:style-name="T179">Polish</text:span> bigrams are cataloged.</text:p>
      <text:p text:style-name="P106">In <text:span text:style-name="T72">Fig. </text:span><text:span text:style-name="T82">11</text:span> the Dvorak keystroke forms required to type the most frequent <text:span text:style-name="T179">Polish</text:span> bigrams are cataloged.</text:p>
      <text:p text:style-name="P106"/>
      <text:p text:style-name="P146"><text:soft-page-break/>The next table summarizes the keystroke forms needed to type the most frequent <text:span text:style-name="T179">Polish</text:span> bigrams on each keyboard.</text:p>
      <text:p text:style-name="P146"/>
      <table:table table:name="Table6" table:style-name="Table6">
        <table:table-column table:style-name="Table6.A"/>
        <table:table-column table:style-name="Table6.B"/>
        <table:table-column table:style-name="Table6.C"/>
        <table:table-column table:style-name="Table6.D"/>
        <table:table-column table:style-name="Table6.B"/>
        <table:table-column table:style-name="Table6.F"/>
        <table:table-row table:style-name="Table6.1">
          <table:table-cell table:style-name="Table6.A1" table:number-columns-spanned="3" office:value-type="string">
            <text:p text:style-name="P196">Qwerty</text:p>
          </table:table-cell>
          <table:covered-table-cell/>
          <table:covered-table-cell/>
          <table:table-cell table:style-name="Table6.D1" table:number-columns-spanned="3" office:value-type="string">
            <text:p text:style-name="P184">Dvorak</text:p>
          </table:table-cell>
          <table:covered-table-cell/>
          <table:covered-table-cell/>
        </table:table-row>
        <table:table-row table:style-name="Table6.1">
          <table:table-cell table:style-name="Table6.A1" office:value-type="string">
            <text:p text:style-name="P184">Keystroke</text:p>
          </table:table-cell>
          <table:table-cell table:style-name="Table6.A1" table:number-columns-spanned="2" office:value-type="string">
            <text:p text:style-name="P184">Two-Hands</text:p>
          </table:table-cell>
          <table:covered-table-cell/>
          <table:table-cell table:style-name="Table6.A1" office:value-type="string">
            <text:p text:style-name="P184">Keystroke</text:p>
          </table:table-cell>
          <table:table-cell table:style-name="Table6.D1" table:number-columns-spanned="2" office:value-type="string">
            <text:p text:style-name="P184">Two-Hands</text:p>
          </table:table-cell>
          <table:covered-table-cell/>
        </table:table-row>
        <table:table-row table:style-name="Table6.1">
          <table:table-cell table:style-name="Table6.A1" office:value-type="string">
            <text:p text:style-name="P184">1</text:p>
          </table:table-cell>
          <table:table-cell table:style-name="Table6.A1" office:value-type="string">
            <text:p text:style-name="P195">18</text:p>
          </table:table-cell>
          <table:table-cell table:style-name="Table6.A1" table:number-rows-spanned="2" office:value-type="string">
            <text:p text:style-name="P184">Total</text:p>
          </table:table-cell>
          <table:table-cell table:style-name="Table6.A1" office:value-type="string">
            <text:p text:style-name="P184">1</text:p>
          </table:table-cell>
          <table:table-cell table:style-name="Table6.A1" office:value-type="string">
            <text:p text:style-name="P195">25</text:p>
          </table:table-cell>
          <table:table-cell table:style-name="Table6.D1" table:number-rows-spanned="2" office:value-type="string">
            <text:p text:style-name="P184">Total</text:p>
          </table:table-cell>
        </table:table-row>
        <table:table-row table:style-name="Table6.1">
          <table:table-cell table:style-name="Table6.A1" office:value-type="string">
            <text:p text:style-name="P184">2</text:p>
          </table:table-cell>
          <table:table-cell table:style-name="Table6.A1" office:value-type="string">
            <text:p text:style-name="P195">20</text:p>
          </table:table-cell>
          <table:covered-table-cell table:style-name="Table6.A1"/>
          <table:table-cell table:style-name="Table6.A1" office:value-type="string">
            <text:p text:style-name="P184">2</text:p>
          </table:table-cell>
          <table:table-cell table:style-name="Table6.A1" office:value-type="string">
            <text:p text:style-name="P195">42</text:p>
          </table:table-cell>
          <table:covered-table-cell table:style-name="Table6.D1"/>
        </table:table-row>
        <table:table-row table:style-name="Table6.1">
          <table:table-cell table:style-name="Table6.A1" office:value-type="string">
            <text:p text:style-name="P184">3</text:p>
          </table:table-cell>
          <table:table-cell table:style-name="Table6.A1" office:value-type="string">
            <text:p text:style-name="P195">9</text:p>
          </table:table-cell>
          <table:table-cell table:style-name="Table6.A1" office:value-type="string">
            <text:p text:style-name="P195">47</text:p>
          </table:table-cell>
          <table:table-cell table:style-name="Table6.A1" office:value-type="string">
            <text:p text:style-name="P184">3</text:p>
          </table:table-cell>
          <table:table-cell table:style-name="Table6.A1" office:value-type="string">
            <text:p text:style-name="P195">3</text:p>
          </table:table-cell>
          <table:table-cell table:style-name="Table6.D1" office:value-type="string">
            <text:p text:style-name="P195">70</text:p>
          </table:table-cell>
        </table:table-row>
        <table:table-row table:style-name="Table6.1">
          <table:table-cell table:style-name="Table6.A1" table:number-columns-spanned="3" office:value-type="string">
            <text:p text:style-name="P184">One-Hand<text:span text:style-name="T189">ed</text:span></text:p>
          </table:table-cell>
          <table:covered-table-cell/>
          <table:covered-table-cell/>
          <table:table-cell table:style-name="Table6.D1" table:number-columns-spanned="3" office:value-type="string">
            <text:p text:style-name="P184">One-Hand<text:span text:style-name="T189">ed</text:span></text:p>
          </table:table-cell>
          <table:covered-table-cell/>
          <table:covered-table-cell/>
        </table:table-row>
        <table:table-row table:style-name="Table6.1">
          <table:table-cell table:style-name="Table6.A1" office:value-type="string">
            <text:p text:style-name="P184">4</text:p>
          </table:table-cell>
          <table:table-cell table:style-name="Table6.A1" office:value-type="string">
            <text:p text:style-name="P195">12</text:p>
          </table:table-cell>
          <table:table-cell table:style-name="Table6.A1" table:number-rows-spanned="2" office:value-type="string">
            <text:p text:style-name="P184">Total</text:p>
          </table:table-cell>
          <table:table-cell table:style-name="Table6.A1" office:value-type="string">
            <text:p text:style-name="P184">4</text:p>
          </table:table-cell>
          <table:table-cell table:style-name="Table6.A1" office:value-type="string">
            <text:p text:style-name="P195">3</text:p>
          </table:table-cell>
          <table:table-cell table:style-name="Table6.D1" table:number-rows-spanned="2" office:value-type="string">
            <text:p text:style-name="P184">Total</text:p>
          </table:table-cell>
        </table:table-row>
        <table:table-row table:style-name="Table6.1">
          <table:table-cell table:style-name="Table6.A1" office:value-type="string">
            <text:p text:style-name="P184">5</text:p>
          </table:table-cell>
          <table:table-cell table:style-name="Table6.A1" office:value-type="string">
            <text:p text:style-name="P195">16</text:p>
          </table:table-cell>
          <table:covered-table-cell table:style-name="Table6.A1"/>
          <table:table-cell table:style-name="Table6.A1" office:value-type="string">
            <text:p text:style-name="P184">5</text:p>
          </table:table-cell>
          <table:table-cell table:style-name="Table6.A1" office:value-type="string">
            <text:p text:style-name="P195">15</text:p>
          </table:table-cell>
          <table:covered-table-cell table:style-name="Table6.D1"/>
        </table:table-row>
        <table:table-row table:style-name="Table6.1">
          <table:table-cell table:style-name="Table6.A1" office:value-type="string">
            <text:p text:style-name="P184">6</text:p>
          </table:table-cell>
          <table:table-cell table:style-name="Table6.A1" office:value-type="string">
            <text:p text:style-name="P195">10</text:p>
          </table:table-cell>
          <table:table-cell table:style-name="Table6.A1" office:value-type="string">
            <text:p text:style-name="P195">38</text:p>
          </table:table-cell>
          <table:table-cell table:style-name="Table6.A1" office:value-type="string">
            <text:p text:style-name="P184">6</text:p>
          </table:table-cell>
          <table:table-cell table:style-name="Table6.A1" office:value-type="string">
            <text:p text:style-name="P195">2</text:p>
          </table:table-cell>
          <table:table-cell table:style-name="Table6.D1" office:value-type="string">
            <text:p text:style-name="P195">20</text:p>
          </table:table-cell>
        </table:table-row>
        <table:table-row table:style-name="Table6.10">
          <table:table-cell table:style-name="Table6.A1" table:number-columns-spanned="3" office:value-type="string">
            <text:p text:style-name="P184">One-Finger<text:span text:style-name="T189">ed</text:span></text:p>
          </table:table-cell>
          <table:covered-table-cell/>
          <table:covered-table-cell/>
          <table:table-cell table:style-name="Table6.D1" table:number-columns-spanned="3" office:value-type="string">
            <text:p text:style-name="P184">One-Finger<text:span text:style-name="T189">ed</text:span></text:p>
          </table:table-cell>
          <table:covered-table-cell/>
          <table:covered-table-cell/>
        </table:table-row>
        <table:table-row table:style-name="Table6.1">
          <table:table-cell table:style-name="Table6.A1" office:value-type="string">
            <text:p text:style-name="P190">7</text:p>
          </table:table-cell>
          <table:table-cell table:style-name="Table6.A1" office:value-type="string">
            <text:p text:style-name="P195">0</text:p>
          </table:table-cell>
          <table:table-cell table:style-name="Table6.A1" table:number-rows-spanned="2" office:value-type="string">
            <text:p text:style-name="P184">Total</text:p>
          </table:table-cell>
          <table:table-cell table:style-name="Table6.A1" office:value-type="string">
            <text:p text:style-name="P190">7</text:p>
          </table:table-cell>
          <table:table-cell table:style-name="Table6.A1" office:value-type="string">
            <text:p text:style-name="P195">0</text:p>
          </table:table-cell>
          <table:table-cell table:style-name="Table6.D1" table:number-rows-spanned="2" office:value-type="string">
            <text:p text:style-name="P184">Total</text:p>
          </table:table-cell>
        </table:table-row>
        <table:table-row table:style-name="Table6.1">
          <table:table-cell table:style-name="Table6.A12" office:value-type="string">
            <text:p text:style-name="P190">8</text:p>
          </table:table-cell>
          <table:table-cell table:style-name="Table6.A12" office:value-type="string">
            <text:p text:style-name="P195">8</text:p>
          </table:table-cell>
          <table:covered-table-cell table:style-name="Table6.A1"/>
          <table:table-cell table:style-name="Table6.A12" office:value-type="string">
            <text:p text:style-name="P190">8</text:p>
          </table:table-cell>
          <table:table-cell table:style-name="Table6.A12" office:value-type="string">
            <text:p text:style-name="P195">5</text:p>
          </table:table-cell>
          <table:covered-table-cell table:style-name="Table6.D1"/>
        </table:table-row>
        <table:table-row table:style-name="Table6.1">
          <table:table-cell table:style-name="Table6.A1" office:value-type="string">
            <text:p text:style-name="P190">9</text:p>
          </table:table-cell>
          <table:table-cell table:style-name="Table6.A1" office:value-type="string">
            <text:p text:style-name="P195">2</text:p>
          </table:table-cell>
          <table:table-cell table:style-name="Table6.A1" office:value-type="string">
            <text:p text:style-name="P195">10</text:p>
          </table:table-cell>
          <table:table-cell table:style-name="Table6.A1" office:value-type="string">
            <text:p text:style-name="P190">9</text:p>
          </table:table-cell>
          <table:table-cell table:style-name="Table6.A1" office:value-type="string">
            <text:p text:style-name="P195">0</text:p>
          </table:table-cell>
          <table:table-cell table:style-name="Table6.D1" office:value-type="string">
            <text:p text:style-name="P195">5</text:p>
          </table:table-cell>
        </table:table-row>
        <table:table-row table:style-name="Table6.1">
          <table:table-cell table:style-name="Table6.A12" table:number-columns-spanned="3" office:value-type="string">
            <text:p text:style-name="P195">AltGr</text:p>
          </table:table-cell>
          <table:covered-table-cell/>
          <table:covered-table-cell/>
          <table:table-cell table:style-name="Table6.D14" table:number-columns-spanned="3" office:value-type="string">
            <text:p text:style-name="P195">AltGr</text:p>
          </table:table-cell>
          <table:covered-table-cell/>
          <table:covered-table-cell/>
        </table:table-row>
        <table:table-row table:style-name="Table6.1">
          <table:table-cell table:style-name="Table6.A12" office:value-type="string">
            <text:p text:style-name="P195">10</text:p>
          </table:table-cell>
          <table:table-cell table:style-name="Table6.A12" table:number-columns-spanned="2" office:value-type="string">
            <text:p text:style-name="P210"><text:s text:c="13"/>5</text:p>
          </table:table-cell>
          <table:covered-table-cell/>
          <table:table-cell table:style-name="Table6.A12" office:value-type="string">
            <text:p text:style-name="P201">10</text:p>
          </table:table-cell>
          <table:table-cell table:style-name="Table6.D14" table:number-columns-spanned="2" office:value-type="string">
            <text:p text:style-name="P195"><text:s text:c="12"/>5</text:p>
          </table:table-cell>
          <table:covered-table-cell/>
        </table:table-row>
      </table:table>
      <text:p text:style-name="P157"/>
      <text:p text:style-name="P88">F<text:span text:style-name="T85">or </text:span><text:span text:style-name="T86">Qwerty</text:span><text:span text:style-name="T85">, the data shows that 47% of these 100 most frequent </text:span><text:span text:style-name="T87">Polish</text:span><text:span text:style-name="T85"> bigrams are typed using two-hands and 48% one-handed. This neutral ratio hobbles typing rhythm. Just 7% of the bigrams are typed in home-row using two-hands.</text:span></text:p>
      <text:p text:style-name="P87"/>
      <text:p text:style-name="P87">In contrast to Qwerty, 70% of those Polish bigrams are typed with two hands on a Dvorak -based keyboard transposed from a Poland-Polish “programmer’s” keymap. Using a Dvorak, 22% of the bigrams are typed inside of home-row with two hands. Only 25% of the bigrams are typed one-handed. For typing these Polish bigrams, Dvorak outclasses Azerty.</text:p>
      <text:p text:style-name="P87"/>
      <text:p text:style-name="P90">The vast majority of Polish PC users employ the programmer’s keyboard, a U.S.-English keyboard with additional AltGr extended Latin letters. <text:span text:style-name="T203">Some</text:span> older persons and professionals use the 214, a Qwertz keyboard based on the Polish typewriter. Young Poles have grown up knowing only Qwerty and the use of AltGr.</text:p>
      <text:p text:style-name="P90"/>
      <text:p text:style-name="P80">Another widely used “standard” keyboard letter sequence (not related to the Qwerty) is the Russian-Cyrillic “JCUKEN.”</text:p>
      <text:p text:style-name="P98"/>
      <text:p text:style-name="P143"><text:soft-page-break/>The Russian branch is far removed from the English branch on the Indo-European language tree. The ensuing analysis of prevalent Russian bigrams compares the efficiency of the JCUKEN vs. Dvorak for typing this East Slavic language.</text:p>
      <text:p text:style-name="P143"/>
      <text:p text:style-name="P103"><text:span text:style-name="T2">Fig. </text:span><text:span text:style-name="T18">12</text:span><text:span text:style-name="T1"> illustrates a Russia-Russian dual labeled </text:span><text:span text:style-name="T60">Dvorak-based conventional</text:span><text:span text:style-name="T1"> typing-core with Cyrillic dominant.</text:span></text:p>
      <text:p text:style-name="P143"/>
      <text:p text:style-name="P98">In <text:span text:style-name="T72">Fig. </text:span><text:span text:style-name="T82">13</text:span> the JCUKEN keystroke forms required to type the most frequent Russian bigrams are cataloged.</text:p>
      <text:p text:style-name="P98">In <text:span text:style-name="T72">Fig. </text:span><text:span text:style-name="T82">14</text:span> the Dvorak keystroke forms required to type the most frequent Russian bigrams are cataloged.</text:p>
      <text:p text:style-name="P98"/>
      <text:p text:style-name="P143">The next table summarizes the keystroke forms needed to type the most frequent Russian bigrams on each keyboard.</text:p>
      <text:p text:style-name="P14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table:number-columns-spanned="3" office:value-type="string">
            <text:p text:style-name="P202">JCUKEN</text:p>
          </table:table-cell>
          <table:covered-table-cell/>
          <table:covered-table-cell/>
          <table:table-cell table:style-name="Table3.D1" table:number-columns-spanned="3" office:value-type="string">
            <text:p text:style-name="P185">Dvorak</text:p>
          </table:table-cell>
          <table:covered-table-cell/>
          <table:covered-table-cell/>
        </table:table-row>
        <table:table-row table:style-name="Table3.1">
          <table:table-cell table:style-name="Table3.A1" office:value-type="string">
            <text:p text:style-name="P185">Keystroke</text:p>
          </table:table-cell>
          <table:table-cell table:style-name="Table3.A1" table:number-columns-spanned="2" office:value-type="string">
            <text:p text:style-name="P185">Two-Hands</text:p>
          </table:table-cell>
          <table:covered-table-cell/>
          <table:table-cell table:style-name="Table3.A1" office:value-type="string">
            <text:p text:style-name="P185">Keystroke</text:p>
          </table:table-cell>
          <table:table-cell table:style-name="Table3.D1" table:number-columns-spanned="2" office:value-type="string">
            <text:p text:style-name="P185">Two-Hands</text:p>
          </table:table-cell>
          <table:covered-table-cell/>
        </table:table-row>
        <table:table-row table:style-name="Table3.1">
          <table:table-cell table:style-name="Table3.A1" office:value-type="string">
            <text:p text:style-name="P185">1</text:p>
          </table:table-cell>
          <table:table-cell table:style-name="Table3.A1" office:value-type="string">
            <text:p text:style-name="P197">1<text:span text:style-name="T190">5</text:span></text:p>
          </table:table-cell>
          <table:table-cell table:style-name="Table3.A1" table:number-rows-spanned="2" office:value-type="string">
            <text:p text:style-name="P185">Total</text:p>
          </table:table-cell>
          <table:table-cell table:style-name="Table3.A1" office:value-type="string">
            <text:p text:style-name="P185">1</text:p>
          </table:table-cell>
          <table:table-cell table:style-name="Table3.A1" office:value-type="string">
            <text:p text:style-name="P202">30</text:p>
          </table:table-cell>
          <table:table-cell table:style-name="Table3.D1" table:number-rows-spanned="2" office:value-type="string">
            <text:p text:style-name="P185">Total</text:p>
          </table:table-cell>
        </table:table-row>
        <table:table-row table:style-name="Table3.1">
          <table:table-cell table:style-name="Table3.A1" office:value-type="string">
            <text:p text:style-name="P185">2</text:p>
          </table:table-cell>
          <table:table-cell table:style-name="Table3.A1" office:value-type="string">
            <text:p text:style-name="P197"><text:span text:style-name="T190">3</text:span>0</text:p>
          </table:table-cell>
          <table:covered-table-cell table:style-name="Table3.A1"/>
          <table:table-cell table:style-name="Table3.A1" office:value-type="string">
            <text:p text:style-name="P185">2</text:p>
          </table:table-cell>
          <table:table-cell table:style-name="Table3.A1" office:value-type="string">
            <text:p text:style-name="P197">4<text:span text:style-name="T190">1</text:span></text:p>
          </table:table-cell>
          <table:covered-table-cell table:style-name="Table3.D1"/>
        </table:table-row>
        <table:table-row table:style-name="Table3.1">
          <table:table-cell table:style-name="Table3.A1" office:value-type="string">
            <text:p text:style-name="P185">3</text:p>
          </table:table-cell>
          <table:table-cell table:style-name="Table3.A1" office:value-type="string">
            <text:p text:style-name="P202">5</text:p>
          </table:table-cell>
          <table:table-cell table:style-name="Table3.A1" office:value-type="string">
            <text:p text:style-name="P202">50</text:p>
          </table:table-cell>
          <table:table-cell table:style-name="Table3.A1" office:value-type="string">
            <text:p text:style-name="P185">3</text:p>
          </table:table-cell>
          <table:table-cell table:style-name="Table3.A1" office:value-type="string">
            <text:p text:style-name="P202">2</text:p>
          </table:table-cell>
          <table:table-cell table:style-name="Table3.D1" office:value-type="string">
            <text:p text:style-name="P197">7<text:span text:style-name="T190">3</text:span></text:p>
          </table:table-cell>
        </table:table-row>
        <table:table-row table:style-name="Table3.1">
          <table:table-cell table:style-name="Table3.A1" table:number-columns-spanned="3" office:value-type="string">
            <text:p text:style-name="P185">One-Hand<text:span text:style-name="T189">ed</text:span></text:p>
          </table:table-cell>
          <table:covered-table-cell/>
          <table:covered-table-cell/>
          <table:table-cell table:style-name="Table3.D1" table:number-columns-spanned="3" office:value-type="string">
            <text:p text:style-name="P185">One-Hand<text:span text:style-name="T189">ed</text:span></text:p>
          </table:table-cell>
          <table:covered-table-cell/>
          <table:covered-table-cell/>
        </table:table-row>
        <table:table-row table:style-name="Table3.1">
          <table:table-cell table:style-name="Table3.A1" office:value-type="string">
            <text:p text:style-name="P185">4</text:p>
          </table:table-cell>
          <table:table-cell table:style-name="Table3.A1" office:value-type="string">
            <text:p text:style-name="P197">1<text:span text:style-name="T190">3</text:span></text:p>
          </table:table-cell>
          <table:table-cell table:style-name="Table3.A1" table:number-rows-spanned="2" office:value-type="string">
            <text:p text:style-name="P185">Total</text:p>
          </table:table-cell>
          <table:table-cell table:style-name="Table3.A1" office:value-type="string">
            <text:p text:style-name="P185">4</text:p>
          </table:table-cell>
          <table:table-cell table:style-name="Table3.A1" office:value-type="string">
            <text:p text:style-name="P202">5</text:p>
          </table:table-cell>
          <table:table-cell table:style-name="Table3.D1" table:number-rows-spanned="2" office:value-type="string">
            <text:p text:style-name="P185">Total</text:p>
          </table:table-cell>
        </table:table-row>
        <table:table-row table:style-name="Table3.1">
          <table:table-cell table:style-name="Table3.A1" office:value-type="string">
            <text:p text:style-name="P185">5</text:p>
          </table:table-cell>
          <table:table-cell table:style-name="Table3.A1" office:value-type="string">
            <text:p text:style-name="P202">7</text:p>
          </table:table-cell>
          <table:covered-table-cell table:style-name="Table3.A1"/>
          <table:table-cell table:style-name="Table3.A1" office:value-type="string">
            <text:p text:style-name="P185">5</text:p>
          </table:table-cell>
          <table:table-cell table:style-name="Table3.A1" office:value-type="string">
            <text:p text:style-name="P197">1<text:span text:style-name="T190">5</text:span></text:p>
          </table:table-cell>
          <table:covered-table-cell table:style-name="Table3.D1"/>
        </table:table-row>
        <table:table-row table:style-name="Table3.1">
          <table:table-cell table:style-name="Table3.A1" office:value-type="string">
            <text:p text:style-name="P185">6</text:p>
          </table:table-cell>
          <table:table-cell table:style-name="Table3.A1" office:value-type="string">
            <text:p text:style-name="P202">5</text:p>
          </table:table-cell>
          <table:table-cell table:style-name="Table3.A1" office:value-type="string">
            <text:p text:style-name="P202">25</text:p>
          </table:table-cell>
          <table:table-cell table:style-name="Table3.A1" office:value-type="string">
            <text:p text:style-name="P185">6</text:p>
          </table:table-cell>
          <table:table-cell table:style-name="Table3.A1" office:value-type="string">
            <text:p text:style-name="P202">0</text:p>
          </table:table-cell>
          <table:table-cell table:style-name="Table3.D1" office:value-type="string">
            <text:p text:style-name="P197">20</text:p>
          </table:table-cell>
        </table:table-row>
        <table:table-row table:style-name="Table3.10">
          <table:table-cell table:style-name="Table3.A1" table:number-columns-spanned="3" office:value-type="string">
            <text:p text:style-name="P185">One-Finger<text:span text:style-name="T189">ed</text:span></text:p>
          </table:table-cell>
          <table:covered-table-cell/>
          <table:covered-table-cell/>
          <table:table-cell table:style-name="Table3.D1" table:number-columns-spanned="3" office:value-type="string">
            <text:p text:style-name="P185">One-Finger<text:span text:style-name="T189">ed</text:span></text:p>
          </table:table-cell>
          <table:covered-table-cell/>
          <table:covered-table-cell/>
        </table:table-row>
        <table:table-row table:style-name="Table3.1">
          <table:table-cell table:style-name="Table3.A1" office:value-type="string">
            <text:p text:style-name="P191">7</text:p>
          </table:table-cell>
          <table:table-cell table:style-name="Table3.A1" office:value-type="string">
            <text:p text:style-name="P202">1</text:p>
          </table:table-cell>
          <table:table-cell table:style-name="Table3.A1" table:number-rows-spanned="2" office:value-type="string">
            <text:p text:style-name="P185">Total</text:p>
          </table:table-cell>
          <table:table-cell table:style-name="Table3.A1" office:value-type="string">
            <text:p text:style-name="P191">7</text:p>
          </table:table-cell>
          <table:table-cell table:style-name="Table3.A1" office:value-type="string">
            <text:p text:style-name="P202">1</text:p>
          </table:table-cell>
          <table:table-cell table:style-name="Table3.D1" table:number-rows-spanned="2" office:value-type="string">
            <text:p text:style-name="P185">Total</text:p>
          </table:table-cell>
        </table:table-row>
        <table:table-row table:style-name="Table3.1">
          <table:table-cell table:style-name="Table3.A12" office:value-type="string">
            <text:p text:style-name="P191">8</text:p>
          </table:table-cell>
          <table:table-cell table:style-name="Table3.A12" office:value-type="string">
            <text:p text:style-name="P197"><text:span text:style-name="T190">1</text:span>8</text:p>
          </table:table-cell>
          <table:covered-table-cell table:style-name="Table3.A1"/>
          <table:table-cell table:style-name="Table3.A12" office:value-type="string">
            <text:p text:style-name="P191">8</text:p>
          </table:table-cell>
          <table:table-cell table:style-name="Table3.A12" office:value-type="string">
            <text:p text:style-name="P202">6</text:p>
          </table:table-cell>
          <table:covered-table-cell table:style-name="Table3.D1"/>
        </table:table-row>
        <table:table-row table:style-name="Table3.1">
          <table:table-cell table:style-name="Table3.A1" office:value-type="string">
            <text:p text:style-name="P191">9</text:p>
          </table:table-cell>
          <table:table-cell table:style-name="Table3.A1" office:value-type="string">
            <text:p text:style-name="P202">6</text:p>
          </table:table-cell>
          <table:table-cell table:style-name="Table3.A1" office:value-type="string">
            <text:p text:style-name="P202">25</text:p>
          </table:table-cell>
          <table:table-cell table:style-name="Table3.A1" office:value-type="string">
            <text:p text:style-name="P191">9</text:p>
          </table:table-cell>
          <table:table-cell table:style-name="Table3.A1" office:value-type="string">
            <text:p text:style-name="P197">0</text:p>
          </table:table-cell>
          <table:table-cell table:style-name="Table3.D1" office:value-type="string">
            <text:p text:style-name="P202">7</text:p>
          </table:table-cell>
        </table:table-row>
      </table:table>
      <text:p text:style-name="P158"/>
      <text:p text:style-name="P93">F<text:span text:style-name="T85">or JCUKEN, the data shows that 50% of these 100 most frequent Russian bigrams are typed using two-hands and 50% one-handed. This neutral ratio hobbles typing rhythm. Only 9% of the bigrams are typed in home-row using two-hands.</text:span></text:p>
      <text:p text:style-name="P98"/>
      <text:p text:style-name="P98">In contrast to JCUKEN, 7<text:span text:style-name="T181">3</text:span>% of those Russian bigrams are typed with two hands on a Dvorak -based keyboard transposed from a Russia-Russian keymap. Using the Dvorak, 29% of the bigrams are typed inside of home-row with two hands. Only 2<text:span text:style-name="T181">7</text:span>% of the bigrams are typed one-handed. For typ<text:soft-page-break/>ing these Russian bigrams, Dvorak outclasses JCUKEN.</text:p>
      <text:p text:style-name="P115"/>
      <text:p text:style-name="P80">The next table summarizes the percentage of major typing keystroke forms required to type the one hundred most frequently occurring bigrams in each of the four languages.</text:p>
      <text:p text:style-name="P229"/>
      <table:table table:name="Table7" table:style-name="Table7">
        <table:table-column table:style-name="Table7.A" table:number-columns-repeated="2"/>
        <table:table-column table:style-name="Table7.C"/>
        <table:table-column table:style-name="Table7.A" table:number-columns-repeated="2"/>
        <table:table-row table:style-name="Table7.1">
          <table:table-cell table:style-name="Table7.A1" office:value-type="string">
            <text:p text:style-name="P183">Spanish</text:p>
            <text:p text:style-name="P183">Qwerty</text:p>
          </table:table-cell>
          <table:table-cell table:style-name="Table7.A1" office:value-type="string">
            <text:p text:style-name="P183">French</text:p>
            <text:p text:style-name="P183">Azerty</text:p>
          </table:table-cell>
          <table:table-cell table:style-name="Table7.A1" office:value-type="string">
            <text:p text:style-name="P211">Keystroke</text:p>
          </table:table-cell>
          <table:table-cell table:style-name="Table7.A1" office:value-type="string">
            <text:p text:style-name="P212">Polish</text:p>
            <text:p text:style-name="P212">Qwerty</text:p>
          </table:table-cell>
          <table:table-cell table:style-name="Table7.E1" office:value-type="string">
            <text:p text:style-name="P183">Russian</text:p>
            <text:p text:style-name="P183">JCUKEN</text:p>
          </table:table-cell>
        </table:table-row>
        <table:table-row table:style-name="Table7.2">
          <table:table-cell table:style-name="Table7.A1" office:value-type="string">
            <text:p text:style-name="P183">50</text:p>
          </table:table-cell>
          <table:table-cell table:style-name="Table7.A1" office:value-type="string">
            <text:p text:style-name="P183">49</text:p>
          </table:table-cell>
          <table:table-cell table:style-name="Table7.A1" office:value-type="string">
            <text:p text:style-name="P183">Two-Hands</text:p>
          </table:table-cell>
          <table:table-cell table:style-name="Table7.A1" office:value-type="string">
            <text:p text:style-name="P212">47</text:p>
          </table:table-cell>
          <table:table-cell table:style-name="Table7.E1" office:value-type="string">
            <text:p text:style-name="P183">50</text:p>
          </table:table-cell>
        </table:table-row>
        <table:table-row table:style-name="Table7.3">
          <table:table-cell table:style-name="Table7.A1" office:value-type="string">
            <text:p text:style-name="P183">38</text:p>
          </table:table-cell>
          <table:table-cell table:style-name="Table7.A1" office:value-type="string">
            <text:p text:style-name="P183">39</text:p>
          </table:table-cell>
          <table:table-cell table:style-name="Table7.A1" office:value-type="string">
            <text:p text:style-name="P183">One-Hand<text:span text:style-name="T188">ed</text:span></text:p>
          </table:table-cell>
          <table:table-cell table:style-name="Table7.A1" office:value-type="string">
            <text:p text:style-name="P212">38</text:p>
          </table:table-cell>
          <table:table-cell table:style-name="Table7.E1" office:value-type="string">
            <text:p text:style-name="P183">25</text:p>
          </table:table-cell>
        </table:table-row>
        <table:table-row table:style-name="Table7.3">
          <table:table-cell table:style-name="Table7.A1" office:value-type="string">
            <text:p text:style-name="P183">12</text:p>
          </table:table-cell>
          <table:table-cell table:style-name="Table7.A1" office:value-type="string">
            <text:p text:style-name="P183">12</text:p>
          </table:table-cell>
          <table:table-cell table:style-name="Table7.A1" office:value-type="string">
            <text:p text:style-name="P183">One-Finger<text:span text:style-name="T188">ed</text:span></text:p>
          </table:table-cell>
          <table:table-cell table:style-name="Table7.A1" office:value-type="string">
            <text:p text:style-name="P212">10</text:p>
          </table:table-cell>
          <table:table-cell table:style-name="Table7.E1" office:value-type="string">
            <text:p text:style-name="P183">25</text:p>
          </table:table-cell>
        </table:table-row>
        <table:table-row table:style-name="Table7.3">
          <table:table-cell table:style-name="Table7.A5" office:value-type="string">
            <text:p text:style-name="P213">N/A</text:p>
          </table:table-cell>
          <table:table-cell table:style-name="Table7.A5" office:value-type="string">
            <text:p text:style-name="P213">N/A</text:p>
          </table:table-cell>
          <table:table-cell table:style-name="Table7.A5" office:value-type="string">
            <text:p text:style-name="P212">AltGr</text:p>
          </table:table-cell>
          <table:table-cell table:style-name="Table7.A5" office:value-type="string">
            <text:p text:style-name="P212">5</text:p>
          </table:table-cell>
          <table:table-cell table:style-name="Table7.E5" office:value-type="string">
            <text:p text:style-name="P213">N/A</text:p>
          </table:table-cell>
        </table:table-row>
        <table:table-row table:style-name="Table7.6">
          <table:table-cell table:style-name="Table7.A1" office:value-type="string">
            <text:p text:style-name="P189">Spanish</text:p>
            <text:p text:style-name="P189">Dvorak</text:p>
          </table:table-cell>
          <table:table-cell table:style-name="Table7.A1" office:value-type="string">
            <text:p text:style-name="P183">French</text:p>
            <text:p text:style-name="P183">Dvorak</text:p>
          </table:table-cell>
          <table:table-cell table:style-name="Table7.A1" office:value-type="string">
            <text:p text:style-name="P211">Keystroke</text:p>
          </table:table-cell>
          <table:table-cell table:style-name="Table7.A1" office:value-type="string">
            <text:p text:style-name="P212">Polish</text:p>
            <text:p text:style-name="P212">Dvorak</text:p>
          </table:table-cell>
          <table:table-cell table:style-name="Table7.E1" office:value-type="string">
            <text:p text:style-name="P183">Russian</text:p>
            <text:p text:style-name="P183">Dvorak</text:p>
          </table:table-cell>
        </table:table-row>
        <table:table-row table:style-name="Table7.3">
          <table:table-cell table:style-name="Table7.A1" office:value-type="string">
            <text:p text:style-name="P183">72</text:p>
          </table:table-cell>
          <table:table-cell table:style-name="Table7.A1" office:value-type="string">
            <text:p text:style-name="P183">63</text:p>
          </table:table-cell>
          <table:table-cell table:style-name="Table7.A1" office:value-type="string">
            <text:p text:style-name="P183">Two-Hands</text:p>
          </table:table-cell>
          <table:table-cell table:style-name="Table7.A1" office:value-type="string">
            <text:p text:style-name="P212">70</text:p>
          </table:table-cell>
          <table:table-cell table:style-name="Table7.E1" office:value-type="string">
            <text:p text:style-name="P183">73</text:p>
          </table:table-cell>
        </table:table-row>
        <table:table-row table:style-name="Table7.3">
          <table:table-cell table:style-name="Table7.A1" office:value-type="string">
            <text:p text:style-name="P183">25</text:p>
          </table:table-cell>
          <table:table-cell table:style-name="Table7.A1" office:value-type="string">
            <text:p text:style-name="P183">32</text:p>
          </table:table-cell>
          <table:table-cell table:style-name="Table7.A1" office:value-type="string">
            <text:p text:style-name="P183">One-Hand<text:span text:style-name="T188">ed</text:span></text:p>
          </table:table-cell>
          <table:table-cell table:style-name="Table7.A1" office:value-type="string">
            <text:p text:style-name="P212">20</text:p>
          </table:table-cell>
          <table:table-cell table:style-name="Table7.E1" office:value-type="string">
            <text:p text:style-name="P183">20</text:p>
          </table:table-cell>
        </table:table-row>
        <table:table-row table:style-name="Table7.3">
          <table:table-cell table:style-name="Table7.A1" office:value-type="string">
            <text:p text:style-name="P183">3</text:p>
          </table:table-cell>
          <table:table-cell table:style-name="Table7.A1" office:value-type="string">
            <text:p text:style-name="P183">5</text:p>
          </table:table-cell>
          <table:table-cell table:style-name="Table7.A1" office:value-type="string">
            <text:p text:style-name="P183">One-Finger<text:span text:style-name="T188">ed</text:span></text:p>
          </table:table-cell>
          <table:table-cell table:style-name="Table7.A1" office:value-type="string">
            <text:p text:style-name="P212">5</text:p>
          </table:table-cell>
          <table:table-cell table:style-name="Table7.E1" office:value-type="string">
            <text:p text:style-name="P183">7</text:p>
          </table:table-cell>
        </table:table-row>
        <table:table-row table:style-name="Table7.3">
          <table:table-cell table:style-name="Table7.A5" office:value-type="string">
            <text:p text:style-name="P213">N/A</text:p>
          </table:table-cell>
          <table:table-cell table:style-name="Table7.A5" office:value-type="string">
            <text:p text:style-name="P213">N/A</text:p>
          </table:table-cell>
          <table:table-cell table:style-name="Table7.A5" office:value-type="string">
            <text:p text:style-name="P212">AltGr</text:p>
          </table:table-cell>
          <table:table-cell table:style-name="Table7.A5" office:value-type="string">
            <text:p text:style-name="P212">5</text:p>
          </table:table-cell>
          <table:table-cell table:style-name="Table7.E5" office:value-type="string">
            <text:p text:style-name="P213">N/A</text:p>
          </table:table-cell>
        </table:table-row>
      </table:table>
      <text:p text:style-name="P131"/>
      <text:p text:style-name="P143">All four languages evidence a significant reduction of one-fingered and one-handed keystrokes when using a Dvorak.</text:p>
      <text:p text:style-name="P143"/>
      <text:p text:style-name="P143">Moving to Dvorak improved Russian typing because JCUKEN appears to have high-use letters under the index fingers. Spanish typing improvements include elimination of hurdling and a major reduction of one-fingered keystrokes. French typing shows improvement although many bigrams remained or became one-handed. <text:span text:style-name="T185">Polish evidences a great movement toward two-handed typing. The charted languages all evidence</text:span> <text:span text:style-name="T185">a fundamental translocation of keystrokes to home-row.</text:span></text:p>
      <text:p text:style-name="P143"/>
      <text:p text:style-name="P129">The next table <text:span text:style-name="T185">summarizes the change in distribution of two-handed home-row keystrokes (a nearly effortless motion).</text:span></text:p>
      <text:p text:style-name="P143"/>
      <table:table table:name="Table5" table:style-name="Table5">
        <table:table-column table:style-name="Table5.A" table:number-columns-repeated="2"/>
        <table:table-column table:style-name="Table5.C"/>
        <table:table-column table:style-name="Table5.A" table:number-columns-repeated="2"/>
        <table:table-row table:style-name="Table5.1">
          <table:table-cell table:style-name="Table5.A1" office:value-type="string">
            <text:p text:style-name="P220">Spanish</text:p>
          </table:table-cell>
          <table:table-cell table:style-name="Table5.A1" office:value-type="string">
            <text:p text:style-name="P226">French</text:p>
          </table:table-cell>
          <table:table-cell table:style-name="Table5.A1" office:value-type="string">
            <text:p text:style-name="P228">Sequence</text:p>
          </table:table-cell>
          <table:table-cell table:style-name="Table5.A1" office:value-type="string">
            <text:p text:style-name="P227">Polish</text:p>
          </table:table-cell>
          <table:table-cell table:style-name="Table5.E1" office:value-type="string">
            <text:p text:style-name="P222">Russian</text:p>
          </table:table-cell>
        </table:table-row>
        <table:table-row table:style-name="Table5.1">
          <table:table-cell table:style-name="Table5.A2" office:value-type="string">
            <text:p text:style-name="P176">3%</text:p>
          </table:table-cell>
          <table:table-cell table:style-name="Table5.A2" office:value-type="string">
            <text:p text:style-name="P176"><text:span text:style-name="T186">1</text:span>%</text:p>
          </table:table-cell>
          <table:table-cell table:style-name="Table5.A2" office:value-type="string">
            <text:p text:style-name="P179">Conventional</text:p>
          </table:table-cell>
          <table:table-cell table:style-name="Table5.A2" office:value-type="string">
            <text:p text:style-name="P182">7%</text:p>
          </table:table-cell>
          <table:table-cell table:style-name="Table5.E2" office:value-type="string">
            <text:p text:style-name="P176"><text:span text:style-name="T186">9</text:span>%</text:p>
          </table:table-cell>
        </table:table-row>
        <table:table-row table:style-name="Table5.1">
          <table:table-cell table:style-name="Table5.A2" office:value-type="string">
            <text:p text:style-name="P174">35%</text:p>
          </table:table-cell>
          <table:table-cell table:style-name="Table5.A2" office:value-type="string">
            <text:p text:style-name="P218">32%</text:p>
          </table:table-cell>
          <table:table-cell table:style-name="Table5.A2" office:value-type="string">
            <text:p text:style-name="P224">Dvorak</text:p>
          </table:table-cell>
          <table:table-cell table:style-name="Table5.A2" office:value-type="string">
            <text:p text:style-name="P219">22%</text:p>
          </table:table-cell>
          <table:table-cell table:style-name="Table5.E2" office:value-type="string">
            <text:p text:style-name="P224">29%</text:p>
          </table:table-cell>
        </table:table-row>
      </table:table>
      <text:p text:style-name="P162"/>
      <text:p text:style-name="P115">The home-row left-hand placement of vowels is the cardinal feature of Dvorak’s efficient scheme. The juxtaposition of that neat and eloquent set of vowels with the opposing high-use consonants gives rise to a comfortable typing cadence.</text:p>
      <text:p text:style-name="P126"><text:soft-page-break/></text:p>
      <text:p text:style-name="P122">VI. Refutation of Related Art</text:p>
      <text:p text:style-name="P122"/>
      <text:p text:style-name="P25">“Ergonomically Engineered” designs for alphanumeric keyboards have been created that attempt to reduce the hobbling effects of 19th Century mechanical typewriter geometry. In most alternative keyboard designs the archetypal monolithic array of character keys is divided in an effort to achieve better alignment of those keys with the user’s hands and fingers.</text:p>
      <text:p text:style-name="P25"/>
      <text:p text:style-name="P25">Louis - U.S. Pat. No. 5,302,040 - Apr. 12, 1994: An asymmetrical splitting of the mechanical typing-core along touch-typing key assignments with complimentary rotation of the resulting two banks of character keys into mirrored angles.</text:p>
      <text:p text:style-name="P25"/>
      <text:p text:style-name="P39">Most split keyboard designs retain the irregular horizontal keystagger of typewriters. In an endeavor to reduce ulnar deviation, “ergo-split” designs divide the archetypal typing-core along touch-typing assignments, spread the resulting banks of keys apart, then counter-rotate each bank into mirrored angles so that the rows of keys extend perpendicular to the typist’s angled forearms. With respect to the typing-core, U.S. Pat. No. 5,302,040 exemplifies this trite design.</text:p>
      <text:p text:style-name="P25"/>
      <text:p text:style-name="P25">Refutation: Mechanical geometry negates this effort to reduce ulnar deviation. The uneven right-hand key columns are rotated beyond optimal and left-hand columns still retain a backswept angle, in conflict with biomechanical necessities.</text:p>
      <text:p text:style-name="P25"/>
      <text:p text:style-name="P43">When both hands are held over home-row in a relaxed posture, the unrestrained index fingers remain near extension and the outside fingers fold toward the palms. By nature, all eight fingertips fall into a straight line. Counter-rotating the whole of each character key bank into mirrored angles moves the keys on the outer-sides of the two banks from under the short outer fingers, making finger-reaches for top outside keys more arduous than on a standard keyboard.</text:p>
      <text:p text:style-name="P25"/>
      <text:p text:style-name="P25">Present embodiments have all of the keys ordered into conventional straight horizontal rows with the character producing keys arranged into columns on complementary angles. Those rows and columns are correctly angled for the user’s hands.</text:p>
      <text:p text:style-name="P25"/>
      <text:p text:style-name="P25">Grant - U.S. Pat. No. 5,416,498 - May 16, 1995: The addition of <text:s/>“tenting” to the split and counter-<text:soft-page-break/>rotated typing-core.</text:p>
      <text:p text:style-name="P25"/>
      <text:p text:style-name="P39">In a few low-priced ergo-split keyboards the typing-core halves are only rotated in two dimensions. In most versions the typing-core is also “tented” by sloping the two halves up to a peak along the central gap. This 3D design is meant to prevent the strain of rotating the palms entirely flat to engage the keys. This movement is called “wrist pronation.”</text:p>
      <text:p text:style-name="P39"/>
      <text:p text:style-name="P39">The best known expression of this upraised ergo-split keyboard design was introduced as the “Natural Keyboard” by the Microsoft Corporation in 1994. With respect to the typing-core, U.S. Pat. No. 5,416,498 exemplifies this design.</text:p>
      <text:p text:style-name="P25"/>
      <text:p text:style-name="P25">Refutation: Most typists use flat-topped keyboards and do not suffer any injury. The design is still flawed by mechanical geometry and counter-rotated key banks. An upraised keyboard cannot be fit directly into conventional notebook cases.</text:p>
      <text:p text:style-name="P55"/>
      <text:p text:style-name="P25">Present embodiments are of a flat-topped keyboard design that fits into most currently manufactured portable PC cases.</text:p>
      <text:p text:style-name="P55"/>
      <text:p text:style-name="P55">Chai-Ying et al. - U.S. Pat. No. 5,717,431 - Feb. 10, 1998: A “transforming” notebook keyboard of ergo-split geometry.</text:p>
      <text:p text:style-name="P55"/>
      <text:p text:style-name="P58">Split notebook keyboard designs are rare. One example is found in U.S. Pat. No. 5,717,431. It discloses a bifurcating keyboard with pivoting halves and a sliding touch-pad that provides typists ergo-split geometry when it is deployed.</text:p>
      <text:p text:style-name="P55"/>
      <text:p text:style-name="P55">Refutation: The chassis requires additional structural elements to achieve the expanding transformation of the keyboard. Such a complex design incurs higher production costs and increased failure rates over conventional notebook keyboards.</text:p>
      <text:p text:style-name="P55"/>
      <text:p text:style-name="P55">Present embodiments are of a traditional fixed design that fits directly into most currently manufactured notebook cases.</text:p>
      <text:p text:style-name="P25"/>
      <text:p text:style-name="P25">Lichtenberg - U.S. Pat. No. 5,336,001 - Aug. 9, 1994: A keyboard that addresses the fan-like motion <text:soft-page-break/>of operators’ hands.</text:p>
      <text:p text:style-name="P25"/>
      <text:p text:style-name="P39">When typists perform vertical reaches for keys outside of home-row, a natural biomechanical “fanning” of the hands occurs. A typist’s fingers spread apart during upward reaches for keys. Outer fingers traverse outside of the diagonal key columns. Compelling the outer fingers to follow unnatural paths results in uncomfortable and awkward typing.</text:p>
      <text:p text:style-name="P39"/>
      <text:p text:style-name="P58">An intensely human-engineered plan to address this effect is revealed in U.S. No. 5,336,001. The typing-core has two banks of character keys set on mirrored angles with the top alpha-row keys set wider than the bottom alpha-row keys.</text:p>
      <text:p text:style-name="P55"/>
      <text:p text:style-name="P55">Refutation: The exotic “double trapezoidal” keyboard geometry does compensate for finger fanning; however, due to the taller and wider footprint, this keyboard cannot be configured to fit directly into currently manufactured notebook cases.</text:p>
      <text:p text:style-name="P55"/>
      <text:p text:style-name="P55">Present embodiments are subject to finger fanning; however, flexible top-outside touch-typing assignments compensate.</text:p>
      <text:p text:style-name="P55"/>
      <text:p text:style-name="P25">Herzog et al. - U.S. Pat. No. 4,669,903 - June 2, 1987: A split typing-core with biomechanically proper key arrangement.</text:p>
      <text:p text:style-name="P25"/>
      <text:p text:style-name="P58">U.S. Pat. No. 4,669,903 discloses a symmetrically split typing-core, with uniform horizontal stagger between the four rows of character keys, in which that keystagger is reversed for left-hand keys. The two banks of character keys are set into four straight rows and arranged into ten columns<text:span text:style-name="T101">, structured on biomechanically proper mirrored diagonals.</text:span></text:p>
      <text:p text:style-name="P77"/>
      <text:p text:style-name="P58">Provision is made for forty character keys and <text:span text:style-name="T101">at least one other key </text:span><text:span text:style-name="T102">outside</text:span><text:span text:style-name="T103"> </text:span><text:span text:style-name="T101">of the split-array</text:span>. A space between the banks of keys (lower in elevation than the top surface of the keys) is claimed as an essential feature of the invention.</text:p>
      <text:p text:style-name="P55"/>
      <text:p text:style-name="P25">Refutation: The only stipulation made for the addition of any keys beyond the 40 character keys is “outside” of the split.</text:p>
      <text:p text:style-name="P25">Present embodiments require that keys be resettled “inside” of the split to create keyboards matching <text:soft-page-break/>current footprints.</text:p>
      <text:p text:style-name="P98"/>
      <text:p text:style-name="P85">Summary</text:p>
      <text:p text:style-name="P49"/>
      <text:p text:style-name="P25">A typing-core with bilateral and symmetrical split-array geometry matching the footprint of most contemporary desktop and notebook PC keyboard typing-cores. Within the unique geometry the <text:span text:style-name="T140">linear</text:span> columns of character producing keys are positioned on proper biomechanical angles to align with both the right-hand fingers and the left-hand fingers of a typist.</text:p>
      <text:p text:style-name="P25"/>
      <text:p text:style-name="P30">To populate the split-array typing-core geometry; a method is developed for the transposition of <text:span text:style-name="T121">Qwerty-based </text:span>keymaps <text:span text:style-name="T121">into Dvorak. Finally, a method is developed for </text:span>adjusting the <text:span text:style-name="T121">Dvorak</text:span> letter sequence so it will better serve any language written using the Greek, Latin or Cyrillic alphabets to produce a <text:span text:style-name="T121">new </text:span>family of <text:span text:style-name="T121">Coherent</text:span> Simplified Keyboard layouts.</text:p>
      <text:p text:style-name="P30"/>
      <text:p text:style-name="P85">Drawings―Figures</text:p>
      <text:p text:style-name="P49"/>
      <text:p text:style-name="P3">Fig. 1 illustrates a mechanical typewriter keyboard showing the key-lever arrangement that compelled odd keystagger.</text:p>
      <text:p text:style-name="P3">Fig. 2 illustrates a mechanical geometry Qwerty typing-core showing the crooked oblique key columns.</text:p>
      <text:p text:style-name="P167"><text:span text:style-name="T1">Fig. 3 </text:span><text:span text:style-name="T63">illustrates </text:span><text:span text:style-name="T64">Sholes’ last alternative to Qwerty </text:span><text:span text:style-name="T65">showing the Morse-code “paragraph separator.”</text:span></text:p>
      <text:p text:style-name="P168"><text:span text:style-name="T1">Fig. </text:span><text:span text:style-name="T66">4</text:span><text:span text:style-name="T1"> illustrates a mechanical geometry Dvorak typing-core showing the scientific letter arrangement.</text:span></text:p>
      <text:p text:style-name="P165">Fig. 5 catalogs the attributes of the one hundred most frequently occurring two-letter sequences in English</text:p>
      <text:p text:style-name="P166">Fig. 6 catalogs the Qwerty keystroke forms required to type the most frequent English bigrams.</text:p>
      <text:p text:style-name="P170">Fig. 7 catalogs the Dvorak keystroke forms required to type the most frequent English bigrams.</text:p>
      <text:p text:style-name="P166">Fig. 8 catalogs the <text:span text:style-name="T178">Qwerty</text:span> keystroke forms required to type the most frequent <text:span text:style-name="T178">Spanish </text:span>bigrams.</text:p>
      <text:p text:style-name="P166">Fig. 9 catalogs the Dvorak keystroke forms required to type the most frequent <text:span text:style-name="T178">Spanish</text:span> bigrams.</text:p>
      <text:p text:style-name="P230">Fig. 10 catalogs the Azerty keystroke forms required to type the most frequent French bigrams.</text:p>
      <text:p text:style-name="P230">Fig. 11 catalogs the Dvorak keystroke forms required to type the most frequent French bigrams.</text:p>
      <text:p text:style-name="P165">Fig. 12 catalogs the Qwerty keystroke forms required to type the most frequent Polish bigrams.</text:p>
      <text:p text:style-name="P230">Fig. 13 catalogs the Dvorak keystroke forms required to type the most frequent Polish bigrams.</text:p>
      <text:p text:style-name="P165"><text:soft-page-break/><text:span text:style-name="T1">Fig. </text:span><text:span text:style-name="T60">14</text:span><text:span text:style-name="T1"> illustrates a </text:span><text:span text:style-name="T60">Russia-Russian dual labeled Dvorak-based</text:span><text:span text:style-name="T1"> </text:span><text:span text:style-name="T60">conventional </text:span><text:span text:style-name="T61">t</text:span><text:span text:style-name="T1">yping-core with Cyrillic dominant.</text:span></text:p>
      <text:p text:style-name="P169">Fig. <text:span text:style-name="T178">15</text:span> catalogs the <text:span text:style-name="T178">JCUKEN</text:span> keystroke forms required to type the most frequent <text:span text:style-name="T178">Russian </text:span><text:s/>bigrams.</text:p>
      <text:p text:style-name="P169">Fig. <text:span text:style-name="T178">16</text:span> catalogs the Dvorak keystroke forms required to type the most frequent <text:span text:style-name="T178">Russian</text:span> bigrams.</text:p>
      <text:p text:style-name="P166"><text:span text:style-name="T1">Fig. </text:span><text:span text:style-name="T60">17</text:span><text:span text:style-name="T1"> illustrates a post-mechanical geometry Dvorak typing-core showing a symmetrically split character key-array.</text:span></text:p>
      <text:p text:style-name="P166"><text:span text:style-name="T1">Fig. </text:span><text:span text:style-name="T60">18</text:span><text:span text:style-name="T1"> illustrates a United States-English Dvorak typing-core showing the bilateral linear angled key columns.</text:span></text:p>
      <text:p text:style-name="P166"><text:span text:style-name="T1">Fig. </text:span><text:span text:style-name="T60">19</text:span><text:span text:style-name="T1"> illustrates a Brazil-Portuguese CSK typing-core for a desktop PC keyboard.</text:span></text:p>
      <text:p text:style-name="P166"><text:span text:style-name="T1">Fig. </text:span><text:span text:style-name="T60">20</text:span><text:span text:style-name="T1"> illustrates a Latin America-Spanish notebook PC keyboard with a CSK typing-core.</text:span></text:p>
      <text:p text:style-name="P166"><text:span text:style-name="T1">Fig. </text:span><text:span text:style-name="T60">21</text:span><text:span text:style-name="T1"> illustrates a Netherlands-Dutch notebook PC keyboard with a CSK typing-core.</text:span></text:p>
      <text:p text:style-name="P166"><text:span text:style-name="T1">Fig. </text:span><text:span text:style-name="T60">22</text:span><text:span text:style-name="T1"> illustrates a Denmark-Danish CSK typing-core for a notebook PC keyboard.</text:span></text:p>
      <text:p text:style-name="P165">Fig. <text:span text:style-name="T178">23</text:span> catalogs the realistic touch-typing assignments for the new symmetric post-mechanical typing-core.</text:p>
      <text:p text:style-name="P166"><text:span text:style-name="T1">Fig. </text:span><text:span text:style-name="T60">24</text:span><text:span text:style-name="T1"> illustrates a France-French CSK “lesser form” non-rectilinear typing-core with all character keys single-wide.</text:span></text:p>
      <text:p text:style-name="P166"><text:span text:style-name="T1">Fig. </text:span><text:span text:style-name="T60">25</text:span><text:span text:style-name="T1"> illustrates a Czech Republic-Czech CSK typing-core with the numbers-row extended Latin letters adjusted.</text:span></text:p>
      <text:p text:style-name="P165">Fig. <text:span text:style-name="T178">26</text:span> catalogs the ease and quality of reaches for consonant key-positions in the new geometry typing-core.</text:p>
      <text:p text:style-name="P165">Fig. <text:span text:style-name="T178">27</text:span> catalogs the offset of nine Western European languages consonant frequencies measured against the Dvorak.</text:p>
      <text:p text:style-name="P165">Fig. <text:span text:style-name="T178">28</text:span> summarizes the suggested modifications to the Dvorak sequence for the nine Western European languages.</text:p>
      <text:p text:style-name="P115"><text:span text:style-name="T90">Fig. </text:span><text:span text:style-name="T99">29</text:span><text:span text:style-name="T90"> catalogs the offset of seven Eastern European languages consonant frequencies measured against the </text:span>Dvorak.</text:p>
      <text:p text:style-name="P165">Fig. <text:span text:style-name="T178">30</text:span> summarizes the suggested modifications to the Dvorak sequence for the seven Eastern European languages.</text:p>
      <text:p text:style-name="P11">Fig. <text:span text:style-name="T178">31</text:span> illustrates a Russia-Russian dual labeled CSK typing-core with Cyrillic dominant.</text:p>
      <text:p text:style-name="P11">Fig. <text:span text:style-name="T178">32</text:span> illustrates a Poland-Polish CSK typing-core adapted from the “programmer’s” letter layout.</text:p>
      <text:p text:style-name="P165">Fig. <text:span text:style-name="T178">33</text:span> illustrates a Turkey-Turkish CSK typing-core adapted from the “Q” letter layout.</text:p>
      <text:p text:style-name="P165">Fig. <text:span text:style-name="T178">34</text:span> catalogs the offset of the Modern Greek language consonant frequencies compared to the Dvorak layout.</text:p>
      <text:p text:style-name="P166"><text:soft-page-break/>Fig. <text:span text:style-name="T178">35</text:span> illustrates a Greece-Greek CSK typing-core in the Modern Greek alphabet.</text:p>
      <text:p text:style-name="P166">Fig. <text:span text:style-name="T178">36</text:span> illustrates a Japan-Japanese dual-labeled CSK typing-core for a desktop PC keyboard.</text:p>
      <text:p text:style-name="P167">Fig. <text:span text:style-name="T178">37</text:span> illustrates an optional Czech Republic-Czech CSK typing-core with an initial HF letter swap.</text:p>
      <text:p text:style-name="P167">Fig. <text:span text:style-name="T178">38</text:span> illustrates an optional Poland-Polish CSK typing-core with an initial HF letter swap.</text:p>
      <text:p text:style-name="P6"/>
      <text:p text:style-name="P85">Detailed D<text:span text:style-name="T198">e</text:span>scription―First Embodiment</text:p>
      <text:p text:style-name="P85"/>
      <text:p text:style-name="P140">Any <text:span text:style-name="T204">m</text:span>odern OS can be modified to accept and differentiate between the interrupts from two differing keyboards that are plugged into the same USB. It is practicable for Qwerty and Dvorak users to “share” an information processing system.</text:p>
      <text:p text:style-name="P140"/>
      <text:p text:style-name="P80">Demand for “connectivity” has driven an exponential expansion of the data communications infrastructure. Consumers from all walks of life have grown dependent upon convenient mobile-computing to accomplish many day-to-day tasks.</text:p>
      <text:p text:style-name="P47"/>
      <text:p text:style-name="P62">Per-unit, the combined sales of smartphones, tablets and other “connected devices” have long overtaken the PC market. Consumers of these portable devices are adept at using thumb and touch-screen keyboards to text and twitter; however, when any measure of serious writing is necessary they sit down at a desk or table in front of a “full physical keyboard.”</text:p>
      <text:p text:style-name="P62"/>
      <text:p text:style-name="P47">Most people born since the turn of the century will never see a typewriter. These “purely digital natives” can embrace a neoteric keyboard, and PC manufacturers can abide any new design that fits directly into conventional notebook cases.</text:p>
      <text:p text:style-name="P47"/>
      <text:p text:style-name="P137"><text:span text:style-name="T151">PC k</text:span>eyboard manufacturers employ a unit of measure labeled “unit” <text:span text:style-name="T152">which is </text:span>used <text:span text:style-name="T152">to</text:span> <text:span text:style-name="T151">quantify </text:span>the width of, height of and distance between the keys. <text:span text:style-name="T151">A “unit”</text:span> is <text:span text:style-name="T151">19.05 mm, or 0.75 inches (based upon the size </text:span>of a <text:span text:style-name="T161">typical</text:span> character key<text:span text:style-name="T153">).</text:span></text:p>
      <text:p text:style-name="P136"/>
      <text:p text:style-name="P98">Notebook PC keyboards have a four-arrow “cursor keypad” that intrudes into the bottom right corner of the typing-core. Manufacturers execute the “wedging” of this keypad in various ways. Notebook keyboard designs lack standardization.</text:p>
      <text:p text:style-name="P25"/>
      <text:p text:style-name="P20">Irrespective of the foregoing incongruity, most desktop PC keyboards and notebook PC keyboards <text:soft-page-break/>share the same “core geometry.” The total area of a PC typing-core has “15 unit wide by 5 unit deep” proportions. This is the “core-footprint.”</text:p>
      <text:p text:style-name="P20"/>
      <text:p text:style-name="P85">I. Improved Keyboard Geometry Within the Core-Footprint</text:p>
      <text:p text:style-name="P48"/>
      <text:p text:style-name="P25">An ergonomic keyboard must embody a split character producing key-array with all of the character keys aligned along “natural biomechanical angles.” Two mirrored banks of diagonal key columns can be formed <text:span text:style-name="T147">(</text:span>within straight horizontal rows<text:span text:style-name="T147">)</text:span> by the establishment of a bilateral and symmetrical horizontal keystagger through the four rows of character keys.</text:p>
      <text:p text:style-name="P25"/>
      <text:p text:style-name="P39">The embodiments are described and illustrated by reference to the typing-core (or simply the Core) being populated by a Dvorak variant, but the embodiments are not meant to be so limited. Either unique Core can be populated by any sequence of characters in any writing system (even beyond the Latin, Cyrillic, Greek and Japanese illustrated).</text:p>
      <text:p text:style-name="P25"/>
      <text:p text:style-name="P25">The standard 101/104 PC keymap must be adjusted to populate a symmetrically split character producing key-array. The forty-seven character keys in the layout cannot be evenly divided to place an equal number of keys beneath each hand. A balanced division of the keys can result after a 48th character key is added. This change makes the present embodiment compatible with the universal 102/105 PC keymap that a majority of the keyboards for European languages are based on.</text:p>
      <text:p text:style-name="P25"/>
      <text:p text:style-name="P100"><text:span text:style-name="T2">Fig. 17.</text:span><text:span text:style-name="T1">illustrates the first embodiment of a “post-mechanical” Dvorak typing-core. </text:span><text:span text:style-name="T51">The Core has the totality of keys </text:span><text:span text:style-name="T1">arranged in</text:span><text:span text:style-name="T51">to</text:span><text:span text:style-name="T1"> five straight rows, </text:span><text:span text:style-name="T51">which embody </text:span><text:span text:style-name="T1">two </text:span><text:span text:style-name="T52">convergent </text:span><text:span text:style-name="T1">banks of character keys </text:span><text:span text:style-name="T53">arranged</text:span><text:span text:style-name="T1"> in</text:span><text:span text:style-name="T54">to</text:span><text:span text:style-name="T1"> linear key columns set on mirrored angles. The biomechanically correct array is created by </text:span><text:span text:style-name="T56">equalizing</text:span><text:span text:style-name="T1"> the </text:span><text:span text:style-name="T55">ragged </text:span><text:span text:style-name="T1">horizontal keystagger of </text:span><text:span text:style-name="T55">a</text:span><text:span text:style-name="T1"> mechanical array to </text:span><text:span text:style-name="T57">1/3</text:span><text:span text:style-name="T1">, then reversing the angle of left-hand key columns to open a gap in the shape of an “inverted V.”</text:span></text:p>
      <text:p text:style-name="P25"/>
      <text:p text:style-name="P113"><text:span text:style-name="T22">For functionality the “Shift” keys must remain in familiar position on the ends of the bottom alpha-row, but the four remaining “carriage control” keys cannot all be set outermost (as on a mechanical typewriter). In the split-array that placement would result in some keys extending outside of the </text:span><text:span text:style-name="T37">targeted</text:span><text:span text:style-name="T22"> core-footprint. Instead, two of those keys are relocated into the gap opened between the two banks of the split-array and centered vertically along the mid-line </text:span><text:span text:style-name="T9">24</text:span><text:span text:style-name="T1">.</text:span></text:p>
      <text:p text:style-name="P25"/>
      <text:p text:style-name="P98"><text:soft-page-break/><text:span text:style-name="T22">The Numbers-Row </text:span><text:span text:style-name="T3">R1</text:span><text:span text:style-name="T22"> remains intact save the displaced “Backspace” key and the addition of a forty-eighth character key (populated with a “section sign” under a “pilcrow”) set in the left end of the row. The row is shifted horizontally and centered along the mid-line of the array between the “5” and “6” keys. Finally, the two outer</text:span><text:span text:style-name="T38">most</text:span><text:span text:style-name="T22"> keys are set to one and 1/2 units wide to fill out the row.</text:span></text:p>
      <text:p text:style-name="P5"/>
      <text:p text:style-name="P107"><text:span text:style-name="T1">This row now has fourteen character keys: The left hand operates the “</text:span><text:span text:style-name="T106">section sign,</text:span><text:span text:style-name="T1"> grave, 1, 2, 3, 4” and “5” keys (to the left of the mid-line). The right hand operates the “6, 7, 8, 9, 0, left bracket” and “right bracket” keys (to the right of the mid-line. This modified row is 15 units wide matching the core-footprint.</text:span></text:p>
      <text:p text:style-name="P25"/>
      <text:p text:style-name="P112"><text:span text:style-name="T1">The Top Alpha-Row </text:span><text:span text:style-name="T2">R2</text:span><text:span text:style-name="T1"> is split between the “Y” and “F” keys. The “Tab” key is displaced. The “backslash” key is relo</text:span><text:span text:style-name="T59">c</text:span><text:span text:style-name="T1">ated from the right end to the left end of the row and the “forward slash” key is relocated from beside the “L” key to the right of the “backslash” (mirroring the key). The “hyphen” key (displaced from the row below) is relocated to the left of the “equal sign” key. Finally, the two outermost keys are set to one and 1/6th units wide to fill out the row.</text:span></text:p>
      <text:p text:style-name="P25"/>
      <text:p text:style-name="P24">This row now has fourteen character keys: The left hand operates the “backslash, forward slash, apostrophe, comma, period, P” and “Y” keys (to the left of the mid-line). The right hand operates the “F, G, C, R, L, hyphen” and “equal sign” keys (to the right of the midline). This modified row is 15 units wide matching the core-footprint.</text:p>
      <text:p text:style-name="P25"/>
      <text:p text:style-name="P98"><text:span text:style-name="T1">The Middle Alpha-Row </text:span><text:span text:style-name="T2">R3</text:span><text:span text:style-name="T22"> </text:span><text:span text:style-name="T1">is split between the “I” and “D” keys. The “hyphen” key is displaced (relocated to the row above). The “Caps Lock” key is set to one and 1/3rd units wide and inserted into the gap opened by the creation of the split-array. The “Backspace” key is placed into the left end of the row, while the “Enter” key remains in familiar position at the right end of the row and those two outermost keys are both set to one and 5/6ths units wide to fill out the row.</text:span></text:p>
      <text:p text:style-name="P25"/>
      <text:p text:style-name="P40">This row now has ten character keys: The left hand operates the “A, O, E, U” and “I” keys (to the left of the centered “Caps Lock” key). The right hand operates the “D, H, T, N” and “S” keys (to the right of the centered “Caps Lock” key). Outside of those ten character keys are the “Backspace” and “Enter” keys. This modified row is 15 units wide matching the core-footprint.</text:p>
      <text:p text:style-name="P41"/>
      <text:p text:style-name="P98"><text:span text:style-name="T1">The Bottom Alpha-Row </text:span><text:span text:style-name="T2">R4</text:span><text:span text:style-name="T1"> is split between the “X” and “B” keys. The “Tab” key is set to two units </text:span><text:soft-page-break/><text:span text:style-name="T1">wide and inserted into the gap opened by the creation of the split-array. Both of the “Shift” keys remain in familiar positions at the ends of the row and those two outermost keys are both set to one and 1/2 units wide to fill out the row.</text:span></text:p>
      <text:p text:style-name="P25"/>
      <text:p text:style-name="P40">This row retains ten character keys: The left hand operates the “semicolon, Q, J, K” and “X” keys (to the left of the centered “Tab” key). The right hand operates the “B, M, W, V” and “Z” keys (to the right of the centered “Tab” key). Outside of those ten keys are the two “Shift” keys. This modified row is 15 units wide matching the core-footprint.</text:p>
      <text:p text:style-name="P98"/>
      <text:p text:style-name="P98">The Spacebar-Row <text:span text:style-name="T72">R5</text:span> embodies a <text:span text:style-name="T167">five</text:span>-unit wide spacebar <text:span text:style-name="T72">26,</text:span><text:span text:style-name="T90"> </text:span><text:span text:style-name="T94">which</text:span><text:span text:style-name="T90"> is centered to </text:span><text:span text:style-name="T94">actualize</text:span><text:span text:style-name="T90"> bilateral symmetry within the </text:span><text:span text:style-name="T94">arrangement. </text:span><text:span text:style-name="T95">Present-day</text:span> desktop keyboards <text:span text:style-name="T72">Fig. 2</text:span> embody an off-center approximately<text:span text:style-name="T168"> </text:span>six-unit wide spacebar <text:span text:style-name="T72">28 </text:span>(asymmetry was <text:span text:style-name="T169">introduced</text:span> <text:span text:style-name="T169">when</text:span> three “natural” keys <text:span text:style-name="T72">30</text:span> were added). <text:span text:style-name="T169">Albeit t</text:span>he hands of a typist <text:span text:style-name="T169">do</text:span> maintain a more “open” position <text:span text:style-name="T169">when</text:span> operat<text:span text:style-name="T169">ing</text:span> the split-array <text:span text:style-name="T170">Core</text:span>, <text:span text:style-name="T169">t</text:span>he spacebar <text:span text:style-name="T169">does not need to be </text:span>broadened to assure easy reach.</text:p>
      <text:p text:style-name="P98"/>
      <text:p text:style-name="P37">When a touch-typing operator holds their hands in position over the keyboard in a relaxed posture, the unrestrained thumbs extend outside of the palms over the spacebar. Pulling the thumbs under the palms is arduous. By nature an operators thumbs reach inside horizontally well beyond where their index fingers rest upon the home-position keys.</text:p>
      <text:p text:style-name="P98"/>
      <text:p text:style-name="P101"><text:span text:style-name="T22">This “natural reach” permits replace</text:span><text:span text:style-name="T39">ment</text:span><text:span text:style-name="T22"> </text:span><text:span text:style-name="T39">of </text:span><text:span text:style-name="T22">the </text:span><text:span text:style-name="T39">old </text:span><text:span text:style-name="T22">s</text:span><text:span text:style-name="T40">ix</text:span><text:span text:style-name="T22">-unit wide spacebar </text:span><text:span text:style-name="T39">with</text:span><text:span text:style-name="T22"> a five-unit wide spacebar. The narrower spacebar still serves the more open hand position demanded by the split-array and also makes room for two added keys, “Cut” </text:span><text:span text:style-name="T5">32 </text:span><text:span text:style-name="T22">and “Copy” </text:span><text:span text:style-name="T6">34</text:span><text:span text:style-name="T9"> </text:span><text:span text:style-name="T22">(the Dvorak </text:span><text:span text:style-name="T41">layout</text:span><text:span text:style-name="T22"> makes using the “Ctrl-X” and “Ctrl-C” hot-key combinations awkward)</text:span><text:span text:style-name="T1">.</text:span></text:p>
      <text:p text:style-name="P15"/>
      <text:p text:style-name="P102"><text:span text:style-name="T24">This desktop Core embodies just one “Start” key </text:span><text:span text:style-name="T5">36</text:span><text:span text:style-name="T24"> (left-hand). This </text:span><text:span text:style-name="T25">change</text:span><text:span text:style-name="T24"> allows the right “Alt” and “Ctrl” (or the right “Alt Gr” and “Ctrl”) keys to </text:span><text:span text:style-name="T26">remain</text:span><text:span text:style-name="T24"> </text:span><text:span text:style-name="T26">1.5 units </text:span><text:span text:style-name="T24">wide imparting genuine bilateral symmetry to the </text:span><text:span text:style-name="T26">typing-core </text:span><text:span text:style-name="T24">design.</text:span></text:p>
      <text:p text:style-name="P155"/>
      <text:p text:style-name="P156">Present-day desktop typing-cores embody varied spacebar-row designs; there is no standard. Spacebar widths from 5.5 to 6.25 units are common. Modifier and natural key widths also vary with many designs setting all to 1.25 units.</text:p>
      <text:p text:style-name="P107"/>
      <text:p text:style-name="P98"><text:soft-page-break/><text:span text:style-name="T72">Fig. </text:span><text:span text:style-name="T80">18</text:span> illustrates the first embodiment with the linear key columns <text:span text:style-name="T72">C1'-C12'</text:span> depicted. The Core has two “convergent <text:span text:style-name="T171">quasi-</text:span>rhomboidal” banks of character keys (with bilateral and symmetrical key columns <text:span text:style-name="T171">set </text:span>on mirrored angles),which align with the fingers of each hand to permit comfortable two-handed touch-typing. The left hand operates the keys of columns <text:span text:style-name="T72">C1'-C6'</text:span> in the left-bank and the right hand operates the keys of columns <text:span text:style-name="T72">C7'-C12'</text:span> in the right-bank.</text:p>
      <text:p text:style-name="P3"/>
      <text:p text:style-name="P98"><text:span text:style-name="T1">The two additional keys abutting the spacebar (Cut and Copy) can be utilized instead as 49</text:span><text:span text:style-name="T44">th</text:span><text:span text:style-name="T1"> and 50</text:span><text:span text:style-name="T44">th</text:span><text:span text:style-name="T1"> character keys if needed. </text:span><text:span text:style-name="T2">Fig. </text:span><text:span text:style-name="T16">19</text:span><text:span text:style-name="T2"> </text:span><text:span text:style-name="T22">illustrates a Brazil-Portuguese Core compatible with a 106-key ABNT2 keyboard that requires a 49th character key </text:span><text:span text:style-name="T2">38</text:span><text:span text:style-name="T1">. Alternately, the “Caps Lock” key (rarely used on modern PCs) could be used for a 49th character key.</text:span></text:p>
      <text:p text:style-name="P3"/>
      <text:p text:style-name="P36">If desired the new keyboard geometry can <text:span text:style-name="T156">embody</text:span> as many as 51 character keys w<text:span text:style-name="T156">ith</text:span> the “Caps Lock” repurposed.</text:p>
      <text:p text:style-name="P36"/>
      <text:p text:style-name="P173"><text:span text:style-name="T85">The preceding modifications produce a split-array typing-core that is compatible with a conventional universal 102/105</text:span> <text:span text:style-name="T85">PC keyboard layout. This 21st Century alphanumeric keyboard arrangement features biomechanically proper geometry that fits within the selfsame fifteen-by-five core-footprint as currently manufactured desktop PC keyboard typing-cores.</text:span></text:p>
      <text:p text:style-name="P25"/>
      <text:p text:style-name="P36">The typing-core depicted in <text:span text:style-name="T72">Fig. </text:span><text:span text:style-name="T78">17</text:span> approximates an arrangement upon which a portable PC keyboard can be based.</text:p>
      <text:p text:style-name="P25"/>
      <text:p text:style-name="P49">II. <text:span text:style-name="T201">Portable I</text:span>mplementations of <text:span text:style-name="T201">P</text:span>ost-<text:span text:style-name="T201">M</text:span>echanical <text:span text:style-name="T201">G</text:span>eometry</text:p>
      <text:p text:style-name="P49"/>
      <text:p text:style-name="P25">It takes serious effort to acquire touch-typing skills. A typist using a desktop keyboard based on these Cores could easily convey those hard-earned motor-skills to an essentially identical typing-core on numerous portable PC implementations. A notebook keyboard based on the Core could physically fit directly into most currently produced notebook PC cases.</text:p>
      <text:p text:style-name="P25"/>
      <text:p text:style-name="P39">A novel typing-core for full physical keyboards is perfected in the present disclosure; however, software keyboards used for touch-screen devices and virtual “project-and-scan” interfaces can also embody post-mechanical geometry.</text:p>
      <text:p text:style-name="P25"/>
      <text:p text:style-name="P25"><text:soft-page-break/>Notebook keyboards can be grouped into tw<text:span text:style-name="T143">o </text:span>categories: larger notebook keyboards that embody a “discrete” <text:span text:style-name="T134">numeric</text:span><text:span text:style-name="T83">-</text:span>pad appended onto the right side of the Core or smaller notebook keyboards that embody an “embedded” <text:span text:style-name="T134">numeric</text:span>-pad.</text:p>
      <text:p text:style-name="P98"/>
      <text:p text:style-name="P128">A typist aligned near the mid-line a “discrete” notebook keyboard typing-core has the vertical key columns of a discrete numeric-pad aligned with the fingers of their right hand. All of the keys on that pad, including a secondary “enter” key, are comfortably reached. The design of this numeric-pad coincides with another office-machine, the “ten-key calculator.”</text:p>
      <text:p text:style-name="P98"/>
      <text:p text:style-name="P152">On an “embedded” notebook keyboard, the “7, 8” and “9” numbers-row keys are used for upper numeric-pad keys. The pad also employs thirteen other keys, which switch characters or function when the “num lock” is turned on. These keys serve as the “4, 5, 6, 1, 2, 3, 0, decimal, divide, multiply, subtract, add” and “total” keys (the “enter” key is used to total).</text:p>
      <text:p text:style-name="P98"/>
      <text:p text:style-name="P98">The numeric-pad in smaller “embedded” notebook keyboards is serviceable, but difficult to operate. An operator has to move their right hand up one row to a new home-position (queuing on the secondary “5” as home-key) then navigate the oddly crooked oblique key columns and (as a matter of course) “float out of position” to actuate the outlying “enter” key.</text:p>
      <text:p text:style-name="P25"/>
      <text:p text:style-name="P98">The present embodiment uses the same keys (in linear key columns) for an embedded pad (<text:span text:style-name="T72">Figs. 20, 21 and 22</text:span>). A typist using the embedded numeric-pad in the split-array does not have to relinquish the numeric home-position to actuate the “Enter” key. The reach for the carriage control key <text:span text:style-name="T72">40 </text:span>is one key width shorter because the “Ñ” key was relocated above.</text:p>
      <text:p text:style-name="P20"/>
      <text:p text:style-name="P143">Conventional “embedded” notebook keyboards generally range from 14 to 16 units wide. Often these smaller keyboards have a column of “navigation” keys (page up, page down, home, end, delete and insert) added onto the right side of the typing-core. Some have these keys positioned in a short row added above the function key-row; there is no standard plan.</text:p>
      <text:p text:style-name="P20"/>
      <text:p text:style-name="P64">A large percentage of bluetooth keyboards manufactured for use with tablets, smartphones or desktops are less than 15 units wide. There are keyboards sold as an accessory case/cover for tablet PCs that are barely over 12 units wide.</text:p>
      <text:p text:style-name="P64"/>
      <text:p text:style-name="P68"><text:soft-page-break/>Conventional “discrete” notebook keyboards commonly range from 18 to 20 units wide. Generally these large keyboards have a 4-key wide dedicated numeric-pad, but some embody a narrower 3-key wide pad; again, there is no standard plan.</text:p>
      <text:p text:style-name="P68"/>
      <text:p text:style-name="P68">The notebook variation of the typing-core embodies the same 5 by 15 footprint and centered five-unit wide spacebar as the desktop. Five single-width keys can be set to the left of the spacebars. The “ctrl, fn, start” and “alt” keys must be set in those positions. On the right side of the spacebars, owing to the variable standard for the cursor keypad “wedging” in the bottom right corner of the typing-core, there are two or three usable key-positions. The “alt gr” key must be set here.</text:p>
      <text:p text:style-name="P68"/>
      <text:p text:style-name="P64">The “alternate graphic” key is indispensable. Keyboards for most European languages are equipped with secondary characters (extended Latin letters, diacritical marks, currency signs, math symbols, etc.) accessed by use of this key.</text:p>
      <text:p text:style-name="P64"/>
      <text:p text:style-name="P68">The right-hand “alt”, “ctrl” and “start” keys are nonessential keys. Several keyboard shortcuts will not be available on a keyboard missing these keys, but this is a minor inconvenience. The “menu” key activates secondary menus just as the right mouse button does. If the “menu” key is desired a can be set outside the Core or the “cut” key can be repurposed.</text:p>
      <text:p text:style-name="P68"/>
      <text:p text:style-name="P25">Notebook PC manufacturers “wedge” the cursor keypad into the typing-core of current keyboards in two different ways:</text:p>
      <text:p text:style-name="P25"/>
      <text:list text:style-name="L2">
        <text:list-item>
          <text:p text:style-name="P237">When the up-arrow of the cursor keypad is made part of the bottom alpha-row, this is a “nestled cursor keypad.”</text:p>
        </text:list-item>
        <text:list-item>
          <text:p text:style-name="P238">When the cursor keypad is located in totality below the bottom alpha-row, this is a “dropped cursor keypad.”</text:p>
        </text:list-item>
      </text:list>
      <text:p text:style-name="P61"/>
      <text:p text:style-name="P25">In the present embodiment the bottom alpha-row of the fifteen-key wide typing-core has a one and 1/2 unit wide “shift” key in the last position on the right side. That right-hand “shift” key must stay in that end key-position to remain useful.</text:p>
      <text:p text:style-name="P25"/>
      <text:p text:style-name="P25">Hence, although this embodiment could be configured as a “nestled cursor keypad” style keyboard, the cursor pad would extend two keys outside of the 15 by 5 footprint. The keyboard would not fit <text:soft-page-break/>any presently manufactured notebook cases.</text:p>
      <text:p text:style-name="P25"/>
      <text:p text:style-name="P25">The present embodiment can be configured as a <text:s/>“dropped cursor keypad” style notebook keyboard<text:span text:style-name="T90">. </text:span><text:span text:style-name="T92">A</text:span><text:span text:style-name="T90"> keyboard based upon this typing-core (</text:span><text:span text:style-name="T73">Figs. </text:span><text:span text:style-name="T74">20 and 21</text:span><text:span text:style-name="T90">) can </text:span><text:span text:style-name="T92">fit directly into c</text:span><text:span text:style-name="T90">urrently manufactured </text:span><text:span text:style-name="T91">16-unit wide “embedded” notebook cases</text:span><text:span text:style-name="T90">. In these variations the cursor keypad is “wedged” two key-positions into the right end of the spacebar-row (</text:span><text:span text:style-name="T73">42 </text:span><text:span text:style-name="T90">and</text:span><text:span text:style-name="T73"> 44)</text:span><text:span text:style-name="T90">.</text:span></text:p>
      <text:p text:style-name="P25"/>
      <text:p text:style-name="P25">To build a keyboard that fits directly into existing fifteen-unit wide “embedded” and larger “discrete” notebook PC cases the cursor keypad must be “wedged” three key-positions into the right end of the spacebar-row<text:span text:style-name="T72"> 46</text:span>. <text:span text:style-name="T76">Fig. 22</text:span><text:span text:style-name="T90"> depicts the typing-core embodying two keys </text:span><text:span text:style-name="T73"><text:s/></text:span><text:span text:style-name="T90">(including the indispensable “alt gr” </text:span><text:span text:style-name="T73">48</text:span><text:span text:style-name="T90">) between the cursor keypad and the spacebar</text:span>.</text:p>
      <text:p text:style-name="P55"/>
      <text:p text:style-name="P49">III. Operating <text:span text:style-name="T202">t</text:span>he Improved Split-Array Keyboard</text:p>
      <text:p text:style-name="P49"/>
      <text:p text:style-name="P25">This bilateral and symmetrical split-array Core has two banks of character keys set into linear key columns on mirrored angles. These key columns conform to the “natural biomechanical angles” of the operator’s fingers. Vertical reaches out of home-row are comfortable for both hands and fewer errors occur due to off-center keystrokes that unwittingly actuate adjacent keys. Each hand has an equal number of touch-typing key assignments and the workloads are better balanced.</text:p>
      <text:p text:style-name="P25"/>
      <text:p text:style-name="P25">In <text:span text:style-name="T72">Fig. 23</text:span> the realistic touch-typing ssignments for the new symmetric post-mechanical typing-core are cataloged.</text:p>
      <text:p text:style-name="P25"/>
      <text:p text:style-name="P60">The flexible key assignments <text:span text:style-name="T142">make </text:span>allow<text:span text:style-name="T142">ance</text:span> for top-outside “fanning.” <text:span text:style-name="T141">A</text:span>verage-sized <text:span text:style-name="T142">adult </text:span>hands can oper<text:span text:style-name="T130">a</text:span>te this alphanumeric typing-core with a minimum of “floating” from home-position. Save the median keys, the only reaches that require a break from the home-position are those for numbers-row keys actuated with the index and little fingers.</text:p>
      <text:p text:style-name="P41"/>
      <text:p text:style-name="P25">The one and 1/2 unit wide “Shift” keys are familiarly located on the outer ends of the bottom alpha-row. The size of the keys does not effect their functionality. Their new absolutely bilateral, symmetrical and mirrored placement makes blind tactile location and operation of the narrower shift keys more predictable and easy then it was in old keyboard geometry.</text:p>
      <text:p text:style-name="P25"/>
      <text:p text:style-name="P25"><text:soft-page-break/>Both of the mid-line “carriage control” keys are positioned for ambidextrous actuation with either of the middle or index fingers. The “Tab” key is larger than it was in the old geometry and in a position that is easier to reach with either of the hands. The somewhat smaller “Caps Lock” key is in a new position that makes it very secure from unguided actuation.</text:p>
      <text:p text:style-name="P25"/>
      <text:p text:style-name="P25">The “Enter” key remains in the traditional position and of nominal width. When the “hyphen” was moved from between the “S” and the “Enter” key the finger reach required to actuate the “Enter” key became near effortless. The placement of the “Backspace” key mirrors the “Enter” key, so it is much easier to actuate than it was in the right upper corner location.</text:p>
      <text:p text:style-name="P25"/>
      <text:p text:style-name="P50"><text:span text:style-name="T118">I</text:span>V. Transposing Qwerty Keymaps <text:span text:style-name="T202">i</text:span>nto Post-Mechanical <text:span text:style-name="T118">Dvorak</text:span></text:p>
      <text:p text:style-name="P49"/>
      <text:p text:style-name="P59">Typewriter history discounts the market potential of keyboards with alternative letter layouts. However, Qwerty is an ad hoc expedient “work-around” for a crude mechanical system that was designed to satisfy a bygone telegrapher customer base. It would be antithetical to market a new post-mechanical geometry keyboard that recycles the Qwerty letter layout.</text:p>
      <text:p text:style-name="P25"/>
      <text:p text:style-name="P107">Qwerty did prevent the typewriter market from devolving into a “Babel” of discordant keyboard letter arrangements. Marketing new keyboard geometry without a proper successor to the “universal” would engender “chaotic forking.”</text:p>
      <text:p text:style-name="P25"/>
      <text:p text:style-name="P98">Although Dvorak was designed for English, the scientific touch-typing arrangement lends itself well to other languages.</text:p>
      <text:p text:style-name="P25"/>
      <text:p text:style-name="P98">The letter scheme forestalls awkward fingering. The prevalent letter sequences of English weighed in its design saturate the body of other European languages. Awkward sequences occur at a low rate when typing these languages on an ASK. When used for typing any language written using the Greek, Latin or Cyrillic alphabets there is an intrinsic dispersion of workload between the two hands. The logical arrangement of letters sets up a comfortable <text:span text:style-name="T144">back-and-forth</text:span> typing rhythm.</text:p>
      <text:p text:style-name="P25"/>
      <text:p text:style-name="P36">The U.S. - Dvorak keymap can be used as a template for transposing the Qwerty-<text:span text:style-name="T119">based</text:span> keymaps of other languages.</text:p>
      <text:p text:style-name="P25"/>
      <text:p text:style-name="P31"><text:soft-page-break/>Most languages written using the Latin, Cyrillic and Greek alphabets require the use of universal 102/105 PC keyboards. These languages Qwerty PC keymaps contain 48 character keys. Rules for the transposition of those keys are as follows:</text:p>
      <text:p text:style-name="P31"/>
      <text:list xml:id="list1885827205" text:style-name="WW8Num7">
        <text:list-item>
          <text:p text:style-name="P254">When a keymap embodies two abutting keys with the mirrored form character sets “bracket over brace” in the alpha rows those keys may be relocated to the right of the numbers-row “zero” key (this is standard in Dvorak).</text:p>
        </text:list-item>
      </text:list>
      <text:list text:style-name="L3">
        <text:list-item>
          <text:p text:style-name="P247"><text:span text:style-name="T1">When a keymap does not embody extended Latin letters in the numbers-row, that row should remain unaltered (rule #1 remains an option) except for relocating the 48</text:span><text:span text:style-name="T106">th</text:span><text:span text:style-name="T1"> character key to the left end of the row </text:span><text:span text:style-name="T2">50 </text:span><text:span text:style-name="T22">(</text:span><text:span text:style-name="T2">Fig. </text:span><text:span text:style-name="T14">20</text:span><text:span text:style-name="T22">).</text:span></text:p>
        </text:list-item>
        <text:list-item>
          <text:p text:style-name="P243">When a keymap embod<text:span text:style-name="T149">ies</text:span> extended Latin letters in the numbers-row, the 48<text:span text:style-name="T105">th</text:span> character key is relocated to the left end of the row (rule #1 remains an option), <text:span text:style-name="T149">then the extended </text:span>vowels are relocated into left-hand positions <text:span text:style-name="T72">52 </text:span>and the extended consonants into right-hand positions <text:span text:style-name="T72">54</text:span> (<text:span text:style-name="T72">Fig. 25</text:span>).</text:p>
        </text:list-item>
        <text:list-item>
          <text:p text:style-name="P248"><text:span text:style-name="T1">Extended Latin vowels in the alpha-rows are relocated into left-hand positions when possible, attending to the Frequency of Occurrence, so good typing rhythm can develop and the workloads kept balanced </text:span><text:span text:style-name="T2">56</text:span><text:span text:style-name="T22"> (</text:span><text:span text:style-name="T2">Fig. </text:span><text:span text:style-name="T14">22</text:span><text:span text:style-name="T22">).</text:span></text:p>
        </text:list-item>
        <text:list-item>
          <text:p text:style-name="P248"><text:span text:style-name="T1">Extended Latin consonants in the alpha-rows </text:span><text:span text:style-name="T46">are positioned</text:span><text:span text:style-name="T1"> in right-hand positions when possible, attending to the Frequency of Occurrence, so good typing rhythm can develop and the workloads kept balanced </text:span><text:span text:style-name="T2">58 </text:span><text:span text:style-name="T22">(</text:span><text:span text:style-name="T3">Fig. </text:span><text:span text:style-name="T4">20</text:span><text:span text:style-name="T22">).</text:span></text:p>
        </text:list-item>
        <text:list-item>
          <text:p text:style-name="P239">The three keys to the left of the “P” key should be populated with punctuation marks. Suggested order: “period, comma, apostrophe, quotes, semicolon, colon, hyphen, underline” and “question” (moving left from the “P”).</text:p>
        </text:list-item>
        <text:list-item>
          <text:p text:style-name="P248"><text:span text:style-name="T1">Primary dead keys (used for the most part to modify left-hand vowels) should be kept in right-hand positions, unless relocation to less suitable positions is required after other primary relocations are made </text:span><text:span text:style-name="T3">60</text:span><text:span text:style-name="T22"> (</text:span><text:span text:style-name="T3">Fig. </text:span><text:span text:style-name="T4">19</text:span><text:span text:style-name="T22">).</text:span></text:p>
        </text:list-item>
        <text:list-item>
          <text:p text:style-name="P240">When the keymap embodies a “semicolon/colon” key it can be relocated beneath the “A” key <text:span text:style-name="T72">62 </text:span><text:span text:style-name="T90">(</text:span><text:span text:style-name="T76">Fig. </text:span><text:span text:style-name="T77">35</text:span><text:span text:style-name="T90">).</text:span></text:p>
        </text:list-item>
        <text:list-item>
          <text:p text:style-name="P249"><text:span text:style-name="T1">When the keymap embodies a “hyphen/underline” key it can be relocated alongside the equal sign/plus sign key </text:span><text:span text:style-name="T2">64 </text:span><text:span text:style-name="T1">(</text:span><text:span text:style-name="T2">Fig. 17</text:span><text:span text:style-name="T1">) or </text:span><text:span text:style-name="T22">with the other top row left-hand punctuation keys </text:span><text:span text:style-name="T9">66 </text:span><text:span text:style-name="T22">(</text:span><text:span text:style-name="T9">Fig. 20</text:span><text:span text:style-name="T22">), as prescribed in rule #4.</text:span></text:p>
        </text:list-item>
        <text:list-item>
          <text:p text:style-name="P249"><text:span text:style-name="T1">When the keymap embodies mirrored-form character sets (for example { and }) they should be paired together by </text:span><text:span text:style-name="T22">positioning them on abutting keys, when possible </text:span><text:span text:style-name="T9">68 </text:span><text:span text:style-name="T22">(</text:span><text:span text:style-name="T9">Fig. 17</text:span><text:span text:style-name="T22">) and </text:span><text:span text:style-name="T9">70 </text:span><text:soft-page-break/><text:span text:style-name="T9">(Fig. </text:span><text:span text:style-name="T10">19</text:span><text:span text:style-name="T22">).</text:span></text:p>
        </text:list-item>
        <text:list-item>
          <text:p text:style-name="P249"><text:span text:style-name="T1">When Alt Graphic extended character case sets (for example Đ and đ) are separated by the relocation of primary characters, they should be reunited to an original key and an abutting key, when possible </text:span><text:span text:style-name="T2">72</text:span><text:span text:style-name="T1"> (</text:span><text:span text:style-name="T2">Fig. 25</text:span><text:span text:style-name="T1">)</text:span><text:span text:style-name="T22">.</text:span></text:p>
        </text:list-item>
        <text:list-item>
          <text:p text:style-name="P249"><text:span text:style-name="T1">When Alt Graphic mirrored-form character sets (for example « and ») are separated by the relocation of primary characters, they should be reunited to an original key and an abutting key, when possible </text:span><text:span text:style-name="T2">74 </text:span><text:span text:style-name="T22">(</text:span><text:span text:style-name="T2">Fig. </text:span><text:span text:style-name="T14">21</text:span><text:span text:style-name="T22">).</text:span></text:p>
        </text:list-item>
        <text:list-item>
          <text:p text:style-name="P249"><text:span text:style-name="T1">After Alt Graphic characters are relocated according to rules #10 and #11 </text:span><text:span text:style-name="T45">the remaining Alt Graphic characters in the alpha-rows may be relocated to other more appropriate positions </text:span><text:span text:style-name="T19">66 </text:span><text:span text:style-name="T42">(</text:span><text:span text:style-name="T19">Fig. </text:span><text:span text:style-name="T20">20</text:span><text:span text:style-name="T42">) and .</text:span><text:span text:style-name="T21">76</text:span><text:span text:style-name="T42"> (</text:span><text:span text:style-name="T21">Fig. 25</text:span><text:span text:style-name="T42">).</text:span></text:p>
        </text:list-item>
        <text:list-item>
          <text:p text:style-name="P253"><text:span text:style-name="T1">When Alt Graphic dead keys are moved by relocation of the primary character they can be, or not be, relocated to wherever seems proper (if they are relegated to Alt Graphic they are most likely seldom used)</text:span><text:span text:style-name="T2"> 58 </text:span><text:span text:style-name="T22">(</text:span><text:span text:style-name="T3">Fig. </text:span><text:span text:style-name="T7">20</text:span><text:span text:style-name="T22">).</text:span></text:p>
        </text:list-item>
      </text:list>
      <text:list text:continue-list="list1885827205" text:style-name="WW8Num7">
        <text:list-header>
          <text:p text:style-name="P235"/>
        </text:list-header>
      </text:list>
      <text:p text:style-name="P52">V. Keymaps <text:span text:style-name="T202">w</text:span>ith Extended Latin Letters <text:span text:style-name="T202">in</text:span> <text:span text:style-name="T202">t</text:span>he Numbers-Row</text:p>
      <text:p text:style-name="P23"/>
      <text:p text:style-name="P31">Keyboards for some languages are provisioned for broad use of extended Latin letters. The “cores” of these keyboards have lowercase letters with diacritics fixed in primary numbers-row locations (capital forms require use of “dead” keys). Keymaps that embody this scheme can be improved by the judicious repositioning of extended vowels into left-hand and extended consonants into right-hand numbers-row positions. This adjustment allows blind tactile operation of these keys.</text:p>
      <text:p text:style-name="P47"/>
      <text:p text:style-name="P115"><text:span text:style-name="T72">Fig. 24 </text:span>depicts a new France-French typing-core with lowercase extended Latin letters in the numbers-row transposed.</text:p>
      <text:p text:style-name="P4"/>
      <text:p text:style-name="P90"><text:span text:style-name="T88">Figs. 17 </text:span><text:span text:style-name="T89">through</text:span><text:span text:style-name="T88"> 22</text:span><text:span text:style-name="T85"> illustrate the first form of the first embodiment in which the end keys of the two top rows are widened to fashion a rectilinear “core.” </text:span><text:span text:style-name="T88">Fig. 24 </text:span><text:span text:style-name="T85">depicts a second form in which all character keys are single-wide </text:span><text:span text:style-name="T88">78</text:span><text:span text:style-name="T85">.</text:span></text:p>
      <text:p text:style-name="P31"/>
      <text:p text:style-name="P115"><text:span text:style-name="T72">Fig. 25 </text:span>illustrates a new Czech Republic-Czech typing-core with lowercase extended Latin letters in the numbers-row. Extended Latin vowels are relocated to the left side of the keyboard<text:span text:style-name="T72"> 52 </text:span>and extended Latin consonants to the right<text:span text:style-name="T72"> 54</text:span>.</text:p>
      <text:p text:style-name="P31"/>
      <text:p text:style-name="P115"><text:soft-page-break/>Extended Latin letters are rearranged to reflect the underlying common letters in the alpha-rows. A lesser consideration for these relocations is “frequency of use.” To best correlate the common and extended letters, non-alpha characters are relocated as needed. For example: to set the “á” over “A” the “plus sign” that was under the “1” is set beneath “6” <text:span text:style-name="T72">80</text:span>.</text:p>
      <text:p text:style-name="P32"/>
      <text:p text:style-name="P86"><text:span text:style-name="T68">V</text:span><text:span text:style-name="T71">I</text:span><text:span text:style-name="T68">. The </text:span><text:span text:style-name="T69">Coherent </text:span><text:span text:style-name="T68">Simplified Keyboard</text:span></text:p>
      <text:p text:style-name="P51"/>
      <text:p text:style-name="P121">PC keymaps simply transcribed from Qwerty to Dvorak would service languages beyond English well; notwithstanding, the 26 letters of the pure Dvorak sequence <text:span text:style-name="T145">c</text:span>ould be logically and subtly adjusted to better serve any specific language.</text:p>
      <text:p text:style-name="P153"/>
      <text:p text:style-name="P44">A family of “<text:span text:style-name="T113">Coherent</text:span> Simplified Keyboard” (<text:span text:style-name="T113">C</text:span>SK) layouts can be perfected from the Dvorak sequence. The following set of guidelines will preserve the crucial principals of the Dvorak design while allowing limited adjustments to be made so the letter arrangement can better serve other languages. These “Rules for <text:span text:style-name="T112">Coherency</text:span>” will work for most languages; but a language that has unusual statistics of common letter utilization might benefit from changes outside of these rules.</text:p>
      <text:p text:style-name="P25"/>
      <text:p text:style-name="P98"><text:span text:style-name="T1">“First Rule for </text:span><text:span text:style-name="T58">Coherency</text:span><text:span text:style-name="T1">”: The home-row A O E U I D H T N S grouping of basic letters is the indispensable “kernel” of the ASK sequence. The left-hand vowels work in symbiosis with the right-hand consonants to generate a comfortable back-and-forth two-handed typing cadence. This greatly practicable and recognizable grouping should not be dislocated.</text:span></text:p>
      <text:p text:style-name="P25"/>
      <text:p text:style-name="P41">“Second Rule for <text:span text:style-name="T112">Coherency</text:span>”: The letters “Y” and “P” should remain in position along with the principal punctuation marks in the left-hand top alpha-row. The “Y” is used as a vowel and it is correctly grouped with other vowels. The “P” is operated by the strongest finger and is easily combined with any of the vowels. Keeping these left-hand key-positions unaltered, above the immutable home-row letters, maintains good function and recognizable form in the letter sequence.</text:p>
      <text:p text:style-name="P25"/>
      <text:p text:style-name="P33">“Third Rule for <text:span text:style-name="T112">Coherenc</text:span>y”: The Qwerty “family” encompasses keymaps with <text:span text:style-name="T117">merely</text:span> a few letters divergence from the American layout. <text:span text:style-name="T117">The </text:span>Qwertz, Azerty and Qzerty <text:span text:style-name="T117">keyboard layouts are easily perceived as being members of the Qwerty “family.” </text:span>To <text:span text:style-name="T117">sustain</text:span> <text:span text:style-name="T113">coherency with </text:span>Dvorak, letter exchanges <text:span text:style-name="T117">should be </text:span>limited to two pairs or (in rare cases) three pairs.</text:p>
      <text:p text:style-name="P164"/>
      <text:p text:style-name="P122"><text:soft-page-break/><text:span text:style-name="T1">V</text:span><text:span text:style-name="T47">II</text:span><text:span text:style-name="T1">. Adjusting </text:span><text:span text:style-name="T67">t</text:span><text:span text:style-name="T1">he Dvorak </text:span><text:span text:style-name="T67">f</text:span><text:span text:style-name="T1">or Other Languages</text:span></text:p>
      <text:p text:style-name="P49"/>
      <text:p text:style-name="P25">Efficient smooth typing rhythm best develops when fingering a series of letters that alternates between hands. Therefore, the bottom row left-hand positions in the Dvorak layout are reserved for the least frequently used consonants. No back-and-forth typing rhythm can develop between any consonants situated there and the vowels located directly above them.</text:p>
      <text:p text:style-name="P25"/>
      <text:p text:style-name="P25">In <text:span text:style-name="T72">Fig. 26</text:span> the ease and quality of reaches for consonant key-positions in the new geometry typing-core are cataloged.</text:p>
      <text:p text:style-name="P25"/>
      <text:p text:style-name="P36">Consonant keys are assigned number values beginning with the strongest position and ending with the weakest. The value assigned to any consonant key-position depends upon the comparative strength of the finger utilized to actu<text:span text:style-name="T175">a</text:span>te the key and the awkwardness or ease of the required finger-reach from home-position to the location of that key.</text:p>
      <text:p text:style-name="P25"/>
      <text:p text:style-name="P25">Alphabetical characters represent the individual sounds of spoken language. The distinctive patterns of sound specific to any language cause discernible patterns to be ingrained into the written representations of that language. In this manner, the distinctive “voice” of a language determines the “frequency of occurrence of letters” in written texts of that language.</text:p>
      <text:p text:style-name="P25"/>
      <text:p text:style-name="P25">Still, languages that arise from common roots do evidence similar letter frequencies. When the frequency listings of nine major languages from western regions of Europe are charted together, analogous patterns emerge due to mutual ancestry.</text:p>
      <text:p text:style-name="P25"/>
      <text:p text:style-name="P24">In <text:span text:style-name="T72">Fig. 27</text:span> the table is designed to discover which letters in the pure Dvorak should be repositioned to customize the sequence for each of these Indo-European languages. These nine languages (sorted by “family relations”) are set in columns where the consonants of each language are listed in order of “frequency of occurrence”, from most to least commonly used. The languages are each compared to the Dvorak consonant letter sequence listed in the last column.</text:p>
      <text:p text:style-name="P41"/>
      <text:p text:style-name="P25">The Dvorak column lists consonants in order of “Ease and Quality of Reaches.” Any letter in the language columns that is offset by five or more rows vertically from the same letter in the Dvorak column has a numeric offset value assigned.</text:p>
      <text:p text:style-name="P25"><text:soft-page-break/></text:p>
      <text:p text:style-name="P25"><text:span text:style-name="T72">Fig. 27</text:span> catalogs the offset of the nine Western European languages consonant frequencies measured against the Dvorak.</text:p>
      <text:p text:style-name="P25"/>
      <text:p text:style-name="P97"><text:span text:style-name="T1">This table shows the amount of disparity between the most frequently used consonants and the most easily accessed key-positions in the Dvorak. Any letter charted +/-7 or more vertical positions away from that same letter’s location </text:span>in the Dvorak column is not well positioned for that language. Any letter charted +/-5 or +/-6 vertical positions out is considered marginally well located. Letters that cannot be moved have numeric offset values signed with an asterisk.</text:p>
      <text:p text:style-name="P25"/>
      <text:p text:style-name="P41">Disregarding German, the tabular statistical data reveals an average of approximately three consonants in each of eight remaining languages are far removed vertically from the same letters in the Dvorak column <text:span text:style-name="T132">(</text:span>about 15 percent of twenty consonants<text:span text:style-name="T132">)</text:span>. The pure Dvorak sequence would serve these languages well, much better than “universal” Qwerty variants.</text:p>
      <text:p text:style-name="P41"/>
      <text:p text:style-name="P172"><text:span text:style-name="T88">Fig. 27</text:span><text:span text:style-name="T85"> reveals that “H” is well positioned for typing German (the wellspring of English). For the other languages</text:span> <text:span text:style-name="T85">that setting (though inefficient) is an improvement over Qwerty variants, which have the yet more seldom used “J” set there.</text:span></text:p>
      <text:p text:style-name="P115"/>
      <text:p text:style-name="P107">English is the second most widely spoken language, ranking only behind Mandarin Chinese. English is the common language of international commerce; hence, it is widely spoken as a second-language. The cardinal placement of “H” adjacent to “G, C” and “T” is proper for any Latin alphabet-based keyboard that secondarily supports typing English.</text:p>
      <text:p text:style-name="P107"/>
      <text:p text:style-name="P25">Qwerty variants are peculiar. The scientific Dvorak arrangement can be subtly and sensibly adjusted to produce a better layout for any particular language. A method for adapting Dvorak to other languages, by altering the placement of just a few of the twenty common Latin consonants in the layout, will now be developed and applied to the charted languages.</text:p>
      <text:p text:style-name="P25"/>
      <text:p text:style-name="P107">The following method is subject to the imprecise (results dependent upon the sample size and mix of literary genres) and fickle nature of letter frequency statistics. Some languages have statistics that make the arbitrary execution and successful completion of this method impractical. In these cases a pragmatic “best fit” implementation is achieved.</text:p>
      <text:p text:style-name="P98"><text:soft-page-break/></text:p>
      <text:p text:style-name="P25">A charted consonant with an assigned value of +/-7 or more is considered “out-of-range.” These letters should be moved to more suitable key-positions. A consonant letter with an assigned value of +/-5 or +/-6 is considered “marginal-range.”</text:p>
      <text:p text:style-name="P25"/>
      <text:p text:style-name="P25">Within any language, an “out-of-range” consonant should be exchanged with another of roughly inverse numeric value. Only two to three swaps are permitted. The consonants “D, H, T, N, S” and “P” are charted, but not subject to exchange.</text:p>
      <text:p text:style-name="P25"/>
      <text:p text:style-name="P71">Guidelines for “coherently” altering Dvorak while heeding the foregoing consonant frequency table are developed next:</text:p>
      <text:p text:style-name="P42"/>
      <text:p text:style-name="P25">An understanding of the classification of consonant letters is helpful in deciding which changes to make to the Dvorak.</text:p>
      <text:p text:style-name="P25"/>
      <text:p text:style-name="P25">Consonants are vocalizations produced with the breath partly or wholly checked by any combination of the lips, teeth or tongue. The consonants are categorized by how the sound of the letter is formed and fall into one of these four groups:</text:p>
      <text:p text:style-name="P20"/>
      <text:list text:style-name="WW8Num4">
        <text:list-item>
          <text:p text:style-name="P250"><text:span text:style-name="T1">“Stopped Consonants”</text:span><text:span text:style-name="T2"> </text:span><text:span text:style-name="T1">require complete stoppage of the breath to produce: B D G K P T Q (C)</text:span></text:p>
        </text:list-item>
        <text:list-item>
          <text:p text:style-name="P250"><text:span text:style-name="T1">“Open Consonants”</text:span><text:span text:style-name="T2"> </text:span><text:span text:style-name="T1">require only partial stoppage of the breath to produce: L M N R W Y</text:span></text:p>
        </text:list-item>
        <text:list-item>
          <text:p text:style-name="P241">“Spirants” are open consonants that require friction in the oral passages: F J S V Z (C)</text:p>
        </text:list-item>
        <text:list-item>
          <text:p text:style-name="P241">An “Aspirant” is the breathed consonant: H</text:p>
        </text:list-item>
      </text:list>
      <text:p text:style-name="P41"/>
      <text:p text:style-name="P25">Pairs of consonants from the same classification should be selected for exchanges if possible. Consonants from the same group are used similarly to create sounds in spoken language and this is reflected in written words. Choosing pairs in this way will limit the creation of bad fingering sequences when altering the Dvorak layout for languages other than English.</text:p>
      <text:p text:style-name="P25"/>
      <text:p text:style-name="P25">The following method is designed to guide the selection of consonant swap-pairs when adjusting the standard Dvorak:</text:p>
      <text:p text:style-name="P25"/>
      <text:list xml:id="list3023590949" text:style-name="L4">
        <text:list-item>
          <text:p text:style-name="P242"><text:soft-page-break/>Identify the out-of-range, more frequently occurring consonants relegated to weaker key-positions.</text:p>
        </text:list-item>
        <text:list-item>
          <text:p text:style-name="P242">Identify the out-of-range, more rarely occurring consonants relegated to stronger key-positions.</text:p>
        </text:list-item>
        <text:list-item>
          <text:p text:style-name="P242">From the above groups, select two out-of-range consonants that are assigned inverse valued numeric offsets.</text:p>
        </text:list-item>
      </text:list>
      <text:list text:style-name="WW8Num3">
        <text:list-item>
          <text:p text:style-name="P251">If an out-of-range consonant has no out-of range compliment available, a marginal-range one can be selected.</text:p>
        </text:list-item>
        <text:list-item>
          <text:p text:style-name="P251">If it is possible, those two consonants selected should be from the same category (stopped, open or spirant).</text:p>
        </text:list-item>
      </text:list>
      <text:list text:continue-list="list3023590949" text:style-name="L4">
        <text:list-item>
          <text:p text:style-name="P242">Swap to resolve bad placement by moving frequently used consonants from weak to stronger key-positions.</text:p>
        </text:list-item>
        <text:list-item>
          <text:p text:style-name="P242">Swap to resolve bad placement by moving rarely used consonants from strong to weaker key-positions.</text:p>
        </text:list-item>
        <text:list-item>
          <text:p text:style-name="P242">Look for shared patterns in closely related languages and steer all consonant swaps to obtain coherence.</text:p>
        </text:list-item>
      </text:list>
      <text:p text:style-name="P98"/>
      <text:p text:style-name="P98">When pragmatically exercised these of “Rules of Exchange” provide the agency for fashioning a cognate <text:span text:style-name="T115">C</text:span>SK “family.”</text:p>
      <text:p text:style-name="P20"/>
      <text:p text:style-name="P116">Heeding those considerations, an analysis of the nine Western European languages consonant frequencies follows:</text:p>
      <text:p text:style-name="P98"/>
      <text:p text:style-name="P39">1. As seen in <text:span text:style-name="T72">Fig. 27</text:span>, the “K” occupies a weak left-hand position on the Dvorak, yet it is high-use out-of-range in Dutch, Danish, Nor<text:span text:style-name="T175">w</text:span>egian and Swedish. The “C” occupies a strong top row right-hand position on the Dvorak, yet it is low-use out-of-range in these four languages. These two letters should be exchanged.</text:p>
      <text:p text:style-name="P39"/>
      <text:p text:style-name="P66">Exchanging the letter “K” with “C” will improve the efficiency of these four language’s keyboards enabling common native words in these languages to be comfortably typed with a flowing back-and-forth rhythm.</text:p>
      <text:p text:style-name="P39"/>
      <text:p text:style-name="P24">2. The “Q” occupies a weak left-hand position on the Dvorak, yet it is high-use out-of-range in <text:soft-page-break/>Spanish, Portuguese and French. The “W” occupies a bottom row right-hand position on the Dvorak, yet is low-use out-of-range in Portu<text:span text:style-name="T175">g</text:span>uese and low-use marginal-range in Spanish and French. These two letters “could” be exchanged.</text:p>
      <text:p text:style-name="P39"/>
      <text:p text:style-name="P45">In most European languages written using the Latin script, “Q” near exclusively appears in the sequences: qua, que, qui and quo. Dvorak has “Q” positioned in a left-hand position where it can readily be combined with “U” to create these trigraphs. Different fingers actuate the two letters using an efficient outside to inside progression.</text:p>
      <text:p text:style-name="P45"/>
      <text:p text:style-name="P114">On a post-mechanical geometry Dvorak keyboard, moving “Q” from forth to third-tier produces no benefit. The old geometry’s backswept key columns forced a “crowded” awkward ring finger-reach under the middle finger to actuate “Q.” In the newer geometry that finger-reach is natural and effortless, the foregoing trigraphs can be adroitly created. The low-use “W” can remain in third-tier position. These two letters “should not” be swapped.</text:p>
      <text:p text:style-name="P39"/>
      <text:p text:style-name="P39">3. The “F” occupies a strong top row right-hand position on the Dvorak, yet it is low-use out-of-range in Dutch. The “V” occupies a bottom row right-hand position on the Dvorak, yet it is high-use marginal-range in Dutch. These two “spirants” should be exchanged.</text:p>
      <text:p text:style-name="P46"/>
      <text:p text:style-name="P98">In <text:span text:style-name="T72">Fig. 28</text:span> the suggested modifications to the Dvorak sequence for nine Western European languages are summarized.</text:p>
      <text:p text:style-name="P25"/>
      <text:p text:style-name="P98">Typing samples of these charted Western European languages on keyboards with either pure or modified Dvorak letter sequences reveals each to be more efficient than Qwerty variants. Aside from “Q” and “W” within three of the Romance languages, all out-of-range consonants previously charted are resolved within the proposal (“H” and “P” are immovable).</text:p>
      <text:p text:style-name="P25"/>
      <text:p text:style-name="P98"><text:span text:style-name="T2">Fig. </text:span><text:span text:style-name="T15">19</text:span><text:span text:style-name="T1"> illustrates a Brazil-Portuguese CSK embodying a standard Dvorak sequence.</text:span></text:p>
      <text:p text:style-name="P98"><text:span text:style-name="T2">Fig. </text:span><text:span text:style-name="T15">20</text:span><text:span text:style-name="T1"> illustrates a Latin America-Spanish CSK embodying a standard Dvorak sequence.</text:span></text:p>
      <text:p text:style-name="P98"><text:span text:style-name="T2">Fig. </text:span><text:span text:style-name="T15">21</text:span><text:span text:style-name="T1"> illustrates a Netherlands-Dutch CSK embodying a CK-FV letter swap within the Dvorak sequence.</text:span></text:p>
      <text:p text:style-name="P98"><text:span text:style-name="T2">Fig. </text:span><text:span text:style-name="T15">22</text:span><text:span text:style-name="T1"> illustrates a Denmark-Danish CSK embodying a CK letter swap within the Dvorak sequence.</text:span></text:p>
      <text:p text:style-name="P25"><text:span text:style-name="T72">Fig. 24</text:span> illustrates a France-French CSK embodying a standard Dvorak sequence.</text:p>
      <text:p text:style-name="P25"><text:soft-page-break/></text:p>
      <text:p text:style-name="P25">Languages from the eastern regions of Europe are further removed from English than western languages; still, preceding analytical methods can be used once again to develop a logically adjusted Dvorak layout for these more distant relatives.</text:p>
      <text:p text:style-name="P25"/>
      <text:p text:style-name="P68">Both Latin and Cyrillic-based alphabets descend from the Greek and can be transliterated. Twenty-one of the twenty-six standard Latin letters have equivalents in Cyrillic-based alphabets. Only the Latin letters “C, H, J, Q” and “W” do not have corresponding Cyrillic letters. The various phonetic Russian Qwerty keyboard arrangements fail to reach accord on substitutions for these letters. Keyboards with Cyrillic letters use additional letters that are set on Latin punctuation keys.</text:p>
      <text:p text:style-name="P68"/>
      <text:p text:style-name="P25">When several languages from Eastern Europe (written in the Latin or Cyrillic alphabets) are charted together, common roots of their languages and alphabets cause the outgrowth of similar patterns in the “frequency of occurrence of letters.”</text:p>
      <text:p text:style-name="P25"/>
      <text:p text:style-name="P24">In <text:span text:style-name="T72">Fig. 29</text:span> the table has the common consonants of seven languages from Eastern Europe organized into columns and listed in the order of “frequency of occurrence.” The Belarusian and Russian languages are each listed twice, first in a Cyrillic letters column and then secondly in a Latin letters column. These languages (sorted by family relations) are then compared to the Dvorak sequence in the last column. The same analytical methods are utilized as were before.</text:p>
      <text:p text:style-name="P41"/>
      <text:p text:style-name="P47">The <text:span text:style-name="T184">five</text:span> Cyrillic letters without direct Latin equivalents are matched up as they are on an AATSEEL phonetic keyboard. Those pairings are therefore uniform between the Belarusian and Russian languages in the consonant frequency table.</text:p>
      <text:p text:style-name="P47"/>
      <text:p text:style-name="P25"><text:span text:style-name="T72">Fig. 29</text:span> catalogs the offset of the <text:span text:style-name="T84">seven </text:span>Eastern European <text:span text:style-name="T84">languages</text:span> consonant frequencies measured against the Dvorak.</text:p>
      <text:p text:style-name="P25"/>
      <text:p text:style-name="P41">The charted data reveals that on average less than five consonants in each of these seven languages are out-of-range. This is less than one-forth of the twenty consonants. The standard Dvorak layout could serve these languages reasonably well.</text:p>
      <text:p text:style-name="P41"/>
      <text:p text:style-name="P41">Employing the foregoing method, an analysis of the seven Eastern European languages consonant <text:soft-page-break/>frequencies follows:</text:p>
      <text:p text:style-name="P25"/>
      <text:p text:style-name="P36">1. As seen in <text:span text:style-name="T72">Fig. 29</text:span>, the “V” occupies a weak bottom row right-hand position on the Dvorak, yet it high-use out-of-range in Czech, Slovak and Russian and high-use marginal-range in <text:span text:style-name="T182">Belarusian</text:span>. The “F” occupies a strong top row right-hand position on the Dvorak, yet it is low-use out-of range in Czech, Belarusian and Russian and low-use marginal-range in Slovak. These two “spirants” should be exchanged.</text:p>
      <text:p text:style-name="P36"/>
      <text:p text:style-name="P38">This “best fit” swap leaves “V” in the Czech keymap unresolved, but now a strong finger actuates this high-use letter. That letter “V” remains out-of-range at +7 after relocation from a position where it was +12.</text:p>
      <text:p text:style-name="P38"/>
      <text:p text:style-name="P36">2. The “Z” occupies a weak bottom row right-hand position on the Dvorak, yet it is high-use out-of-range in Hungar<text:span text:style-name="T175">i</text:span>an and Polish. The “F” occupies a strong top row right-hand position on the Dvorak, yet it is low-use out-of range in Polish and low-use marginal-range in Hungarian. These two “spirants” should be exchanged.</text:p>
      <text:p text:style-name="P36"/>
      <text:p text:style-name="P38">This “best fit” swap leaves “Z” in the Polish keymap unresolved, but now a strong finger actuates this high-use letter. That letter “Z” remains out-of-range at +8 after relocation from a position where it was +12.</text:p>
      <text:p text:style-name="P36"/>
      <text:p text:style-name="P18">3. The “K” occupies a weak left-hand position on the Dvorak, yet it is high-use out-of-range in Turkish, Hungarian, Belarusian and Russian The “C” occupies a strong top row right-hand position on the Dvorak, yet it is low-use out-of-range in these languages. These two letters should be exchanged.</text:p>
      <text:p text:style-name="P18"/>
      <text:p text:style-name="P19">4. The “K” occupies a weak left-hand position on the Dvorak, yet it is high-use out-of range in Czech, Polish and Slovak. The “G” occupies a strong top row right-hand position in the Dvorak, yet it is low-use out-of-range in Czech and low-use marginal-range in Polish and Slovak. These two “stopped consonants” should be exchanged.</text:p>
      <text:p text:style-name="P22"/>
      <text:p text:style-name="P24">5. The “W” occupies a weak bottom row right-hand position on the Dvorak, yet it is high-use out-of-range in Polish. The “L” occupies a top row right-hand position on the Dvorak, yet it is low-<text:soft-page-break/>use marginal-range in this language. These two letters “could” be exchanged.</text:p>
      <text:p text:style-name="P24"/>
      <text:p text:style-name="P45">Moving the letter “W” to an outside top corner key-position served by the shortest weakest finger is arguably counterproductive. On Dvorak a strong finger actuates this letter. These two letters “should not” be swapped.</text:p>
      <text:p text:style-name="P67"/>
      <text:p text:style-name="P79">6. The “J” occupies a weak left-hand position on the Dvorak, yet it is high-use out-of-range in Polish. There is no complementary letter at hand for exchange in the Polish keymap. The “J” is “orphaned.”</text:p>
      <text:p text:style-name="P67"/>
      <text:p text:style-name="P142">In the new geometry, “J” is operated using a strong finger in a reasonably comfortable reach..</text:p>
      <text:p text:style-name="P142"/>
      <text:p text:style-name="P96">7. The “Q” occupies a weak bottom row left-hand position on the Dvorak, yet it is high-use out-of-range in Russian and Belarusian. There are no complementary letters at hand for exchange in the keymaps. The “Q” is “orphaned.”</text:p>
      <text:p text:style-name="P92"/>
      <text:p text:style-name="P91">The Cyrillic “Я” is substituted for the letter “Q” on phonetic keyboards, so this high-use letter was assigned to a strong top row left-hand position. For a Dvorak, this substitution sets “Я” under the left hand. The letter “Я” is a vowel (ya) most often combined with right-hand consonants. This placement is correct in the Dvorak scheme.</text:p>
      <text:p text:style-name="P91"/>
      <text:p text:style-name="P151">In <text:span text:style-name="T72">Fig. 30</text:span> the suggested modifications to the Dvorak sequence for seven Eastern European languages are summarized.</text:p>
      <text:p text:style-name="P98"/>
      <text:p text:style-name="P98">This letter frequency analysis of Eastern European languages has been more complicated than the previous analysis of languages from the western regions of Europe. The results show similarity to the previous Western European languages.</text:p>
      <text:p text:style-name="P98"/>
      <text:p text:style-name="P25">Because some of these languages exhibit outlying statistics of common letter utilization, some keymaps have unresolved letters within the proposal. Attending to the “rules of exchange” swaps were made that improved positioning; still, some consonants remain out-of range. Several consonants could not be relocated and others that could, by rationale were not.</text:p>
      <text:p text:style-name="P73"/>
      <text:p text:style-name="P98"><text:soft-page-break/><text:span text:style-name="T2">Fig. </text:span><text:span text:style-name="T17">25</text:span><text:span text:style-name="T1"> illustrates a Czech Republic-Czech CSK embodying a GK-FV letter swap within the Dvorak sequence.</text:span></text:p>
      <text:p text:style-name="P98"><text:span text:style-name="T2">Fig. </text:span><text:span text:style-name="T17">31</text:span><text:span text:style-name="T1"> illustrates a Russia-Russian Cyrillic/Latin CSK embodying a CK-FV letter swap within the Dvorak sequence.</text:span></text:p>
      <text:p text:style-name="P25"><text:span text:style-name="T72">Fig. 32</text:span> illustrates a Poland-Polish CSK embodying a GK-FZ letter swap within the Dvorak sequence.</text:p>
      <text:p text:style-name="P98"><text:span text:style-name="T72">Fig. 33</text:span> illustrates a Turkey-Turkish CSK embodying a CK letter swap within the Dvorak sequence.</text:p>
      <text:p text:style-name="P25"/>
      <text:p text:style-name="P41">Turkish typists can use a Qwerty variant or the unique “Turkish-F” keyboard (with a very Dvorak-like design). Although “F” users have set many world records in typewriting championships, most computer users in Turkey type on a Qwerty.</text:p>
      <text:p text:style-name="P25"/>
      <text:p text:style-name="P25">Keyboards for the Greek language use a “phonetic” Qwerty letter sequence. The nearly 2,750 year-old Greek alphabet is easily transliterated into the Latin, so the Dvorak letter plan can therewith be logically adjusted using previous methods.</text:p>
      <text:p text:style-name="P3"/>
      <text:p text:style-name="P98"><text:span text:style-name="T22">The Modern Greek alphabet contains merely twenty-four letters. The A O E U I grouping of Latin vowels in the Dvorak sequence transliterates into the Greek vowels </text:span><text:span text:style-name="T43">Α Ο Ε Υ Ι. The Greek letter “Y” (upsilon) functions as the Latin letter “U.”</text:span></text:p>
      <text:p text:style-name="P17"/>
      <text:p text:style-name="P2">In <text:span text:style-name="T72">Fig. 34</text:span> the consonants of Greek are arranged in a row and listed in order of “frequency of occurrence.” The Greek language is listed twice, first in a Greek letter row and then again in a Latin letter row. A very pragmatic “targeted substitution” method is used to match up the ambiguous transliterations and leftover Latin consonants, creating letters of complementary offset for exchange. The Greek consonant table is analyzed using the preceding methods.</text:p>
      <text:p text:style-name="P3"/>
      <text:p text:style-name="P25"><text:span text:style-name="T72">Fig. 34</text:span> catalogs the offset of the Modern Greek language consonant frequencies measured against the Dvorak.</text:p>
      <text:p text:style-name="P25"/>
      <text:p text:style-name="P25">The charted information discloses three consonant letters out-of-range in this language. This is less than one-fifth of the seventeen consonants (in Modern Greek “H” is a vowel). The pure Dvorak layout could serve the Greek language well.</text:p>
      <text:p text:style-name="P25"/>
      <text:p text:style-name="P25"><text:soft-page-break/>Employing the previous methods, an analysis of the Modern Greek language consonant frequencies table follows:</text:p>
      <text:p text:style-name="P25"/>
      <text:p text:style-name="P24">1. In Modern Greek the letter “H” (eta) functions as a Latin “<text:span text:style-name="T104">Ē.</text:span>” As seen in <text:span text:style-name="T72">Fig. 34</text:span>, the “H” <text:span text:style-name="T163">is set in</text:span> the strongest right-hand key-position on a Dvorak. All vowels on Dvorak are set in left-hand positions, so “eta” could be relocated there. The Greek letter “<text:span text:style-name="T104">Π” </text:span><text:span text:style-name="T90">(pi) is </text:span>the fifth most frequent consonant and is out-of-range in a left-hand position. These two letters should be exchanged.</text:p>
      <text:p text:style-name="P39"/>
      <text:p text:style-name="P38">To exchange the letter “P” with the letter “H”, the first and second “Rules for <text:span text:style-name="T113">Coherenc</text:span>y” must be disregarded. </text:p>
      <text:p text:style-name="P39"/>
      <text:p text:style-name="P24">2. The letter “C” occupies the strongest top row right-hand position on the Dvorak, but it is matched with the Greek “<text:span text:style-name="T104">Ψ</text:span>” (psi) an out-of-range low-use letter in Greek. The letter “K” occupies a weak left-hand position on the Dvorak, yet the Greek “Κ” (kappa) is an out-of-range high-use letter in Greek. These two letters should be exchanged.</text:p>
      <text:p text:style-name="P41"/>
      <text:p text:style-name="P98"><text:span text:style-name="T22">In </text:span><text:span text:style-name="T3">Fig. </text:span><text:span text:style-name="T8">35</text:span><text:span text:style-name="T22"> the Greek letter “H” (eta)</text:span><text:span text:style-name="T2"> 82 </text:span><text:span text:style-name="T22">functions as a vowel, so it is moved into a left-hand position. The Greek vowel “Ω” (omega)</text:span><text:span text:style-name="T2"> 84 </text:span><text:span text:style-name="T22">substitutes for the Latin letter “Y.” The Greek letter “Π” (pi) </text:span><text:span text:style-name="T2">86</text:span><text:span text:style-name="T1"> is resettled into right-hand home-row.</text:span></text:p>
      <text:p text:style-name="P17"/>
      <text:p text:style-name="P53">V<text:span text:style-name="T120">II</text:span>I. Other Writing Systems <text:span text:style-name="T202">a</text:span>nd <text:span text:style-name="T202">t</text:span>he Dvorak</text:p>
      <text:p text:style-name="P53"/>
      <text:p text:style-name="P20">The Greek-based alphabets are pure phonemic forms of writing which use entirely independent vowel signs. This is rare in writing systems. There are minor alphabets that do depict purely separate vowels, but other writing systems are based upon consonants, syllables or ideas. Syllabaries, abjads, abugidas and logographies are antithetical to Dvorak’s scheme.</text:p>
      <text:p text:style-name="P20"/>
      <text:p text:style-name="P20">Many keyboards for non-Latin writing systems are dual-labeled Qwerty interfaces intended to switch between the native and Latin scripts. When needed, Latin lettered names can be inserted into native text. For typists who principally work in other writing systems (excluding the Cyrillic and Greek alphabets) the benefit of switching over to a Dvorak is dubious.</text:p>
      <text:p text:style-name="P20"/>
      <text:p text:style-name="P55"><text:span text:style-name="T72">Fig. </text:span><text:span text:style-name="T79">36</text:span> illustrates a Japan-Japanese “<text:span text:style-name="T124">CSK</text:span>” typing-core compatible with 106/109 PC keyboards. A <text:soft-page-break/>“hiragana” sequence transcribed from the Qwerty and minimally altered is exemplified. Six intact character keys were physically relocated and the “katakana” punctuation marks were separately relocated to place them with the Dvorak’s Latin punctuation keys.</text:p>
      <text:p text:style-name="P55"/>
      <text:p text:style-name="P36">Relocating the punctuation marks required an additional exchange. It was necessary to separately swap the hiragana symbol for the vowel “I” with the symbol “su” (the shifted “I” blocked relocation of the shifted katakana “full stop”).</text:p>
      <text:p text:style-name="P56"/>
      <text:p text:style-name="P55">T<text:span text:style-name="T90">o </text:span><text:span text:style-name="T96">pursue</text:span><text:span text:style-name="T90"> global commerce, Japanese businesses require multilingual workers. The Japanese education system compels students to master the Latin alphabet, several systems of Romanized Japanese writing </text:span><text:span text:style-name="T96">(r</text:span><text:span text:style-name="T100">ōmaji) </text:span><text:span text:style-name="T90">and the English language. </text:span><text:span text:style-name="T97">It is not unusual for Japanese</text:span><text:span text:style-name="T98"> to </text:span><text:span text:style-name="T90">acquire the use of a third language. The Japanese would value the advantages of Dvorak.</text:span></text:p>
      <text:p text:style-name="P55"/>
      <text:p text:style-name="P78">Writers of Japanese employ a pair of syllabaries <text:span text:style-name="T127">(kana) </text:span>and <text:span text:style-name="T127">many </text:span>thousands of Chinese logograms <text:span text:style-name="T127">(kanji)</text:span> to document the spoken word. PC users access th<text:span text:style-name="T127">e</text:span> immense <text:span text:style-name="T127">kanji</text:span> set using an Input Method Editor (IME). Th<text:span text:style-name="T128">at tool </text:span>allows Ja<text:span text:style-name="T131">pane</text:span>se typists to use a standard-sized PC keyboard. <text:span text:style-name="T128">Input to the IME is accomplished using r</text:span><text:span text:style-name="T129">ōmaji.</text:span><text:span text:style-name="T128"> </text:span>The Japanese PC keyboard has four extra keys in the typing-core (convert, noconvert, kana and size) used to command the IME and select font size.</text:p>
      <text:p text:style-name="P78"/>
      <text:p text:style-name="P57">Space for the four IME editing keys can be created inside the spacebar-row. The “Ctrl, Alt, Start” and “Menu” keys can all be narrowed to <text:span text:style-name="T172">produce</text:span> room for “Convert” <text:span text:style-name="T72">88 </text:span>and “Noconvert” keys <text:span text:style-name="T73">90</text:span><text:span text:style-name="T90">, positioned at the ends of the spacebar. The “Cut” and “Copy” keys (repositioned outside of the foregoing keys) can be repurposed as “Size” </text:span><text:span text:style-name="T81">92</text:span><text:span text:style-name="T72"> </text:span><text:span text:style-name="T90">and</text:span><text:span text:style-name="T72"> </text:span><text:span text:style-name="T90">“Kana” keys </text:span><text:span text:style-name="T81">94</text:span>.</text:p>
      <text:p text:style-name="P3"/>
      <text:p text:style-name="P49">IX. Beyond <text:span text:style-name="T202">t</text:span>he Rules <text:span text:style-name="T202">f</text:span>or Coherency</text:p>
      <text:p text:style-name="P47"/>
      <text:p text:style-name="P47">By exercising primary adjustment of Dvorak within constraint of the “Rules for <text:span text:style-name="T113">Coherency</text:span>” and “Rules of Exchange” a consistent <text:span text:style-name="T123">C</text:span>SK form emerges. All keymaps thus realized are seen to emerge from a common source. That “basal family” anchors perceptions, allowing keymaps with just a few modifications beyond the rules to likewise be recognized as <text:span text:style-name="T123">C</text:span>SK.</text:p>
      <text:p text:style-name="P25"/>
      <text:p text:style-name="P25">The preceding Dvorak adjustment method produced several keymaps that might benefit from changes beyond the “Rules for <text:span text:style-name="T113">Coherency</text:span>.” Save the “orphaned” “J” in Polish and Belarusian, the <text:soft-page-break/>listed exchanges leave some letters in 2 of the 17 charted languages unresolved. Due to peculiarly high statistical frequencies keymaps could not be contrived where all of the out-of-range letters are resolved. In the Czech <text:span text:style-name="T123">C</text:span>SK keymap “V” and in the Polish “Z” and “W” remain out-of-range.</text:p>
      <text:p text:style-name="P25"/>
      <text:p text:style-name="P36">These second, third and fifth most frequently occurring consonants would ideally be in first-tier home-row positions.</text:p>
      <text:p text:style-name="P25"/>
      <text:p text:style-name="P25">To improve upon these keymaps an initial exchange of “H” with “F” is required. The “H” is then positioned where it can be rather unwieldily accessed, permitting a typist to produce the common sequences “th, ch, gh” and “ght” when writing English. The “F” is moved into the cardinal key-position and is available for a swap with the “V” or “Z” situated below.</text:p>
      <text:p text:style-name="P25"/>
      <text:p text:style-name="P25">In the Czech keymap, the two and one-half letter exchanges “HF-FV-GK” produce a fresh keymap with all out-of-range consonants judiciously resettled (including the previously immovable “H”). In the Polish keymap, the two and one-half letter exchanges “HF-FZ-GK” produce a fresh keymap with most out-of-range consonants resolved within the “Rules of Exchange” (the fifth most often used consonant “W” and the orphaned letter “J” remain unresolved within the keymap).</text:p>
      <text:p text:style-name="P25"/>
      <text:p text:style-name="P25">The Czech <text:span text:style-name="T122">C</text:span>SK keymap and Polish <text:span text:style-name="T122">C</text:span>SK keymap based upon these exchanges allow operators to comfortably type the common letter sequences that include “V” and “Z” while not making those rare ones that include “H” utterly awkward.</text:p>
      <text:p text:style-name="P25"/>
      <text:p text:style-name="P25">The Polish <text:span text:style-name="T122">C</text:span>SK can be further improved by swapping the “W” and “M” so a repetitive cramped reach under the hand by the long middle finger is not necessary to type the fifth most commonly occurring consonant. The seven-letter exchange “HF-FZ-GK-MW” breaks several “Rules for <text:span text:style-name="T113">Coherency</text:span>”, but produces a better keyboard for typing the Polish language.</text:p>
      <text:p text:style-name="P25"/>
      <text:p text:style-name="P65">It is not feasible to resolve both “Z” and “W” into home-row key-positions sans disruption of the Dvorak framework.</text:p>
      <text:p text:style-name="P34"/>
      <text:p text:style-name="P34"><text:span text:style-name="T72">Fig. 37</text:span> illustrates a Czech Republic-Czech CSK embodying an HF-FV-GK letter swap within the Dvorak sequence.</text:p>
      <text:p text:style-name="P34"><text:span text:style-name="T72">Fig. 38 </text:span>illustrates a Poland-Polish CSK embodying an HF-FZ-GK-MW letter swap within the Dvo<text:soft-page-break/>rak sequence.</text:p>
      <text:p text:style-name="P34"/>
      <text:p text:style-name="P68">The orphaned out-of-range “J” in the Belarusian and Polish keymaps could be resolved by an exchange with non-ranked third-tier consonants; but a swap from forth to third-tier position is of dubious benefit. An immediate lateral swap (as in the preceding Polish “MW” exchange) would improve both keymaps. For Belarusian a “CJ” swap and for Polish a “GJ” swap would relocate “J” to a new position where cramped reach under the hand by the long middle finger is not required.</text:p>
      <text:p text:style-name="P25"/>
      <text:p text:style-name="P64">Applying that Poland-Polish “HF-FZ-GK-MW-GJ” eight-letter exchange would produce a keymap with almost one- third of the common letters displaced. The extensive modifications to the sequence wander far from Dvorak’s roots.</text:p>
      <text:p text:style-name="P25"/>
      <text:p text:style-name="P143"><text:span text:style-name="T1">Native speakers will judge how suitable the foregoing modified Dvorak sequences are for typing any particular </text:span><text:span text:style-name="T62">foreign </text:span><text:span text:style-name="T1">language. A few regularly occurring awkward fingering sequences may arise when using pure Dvorak;</text:span> however, these alterations may have created many more. Pure Dvorak would properly serve the vast majority of <text:span text:style-name="T183">European </text:span>languages.</text:p>
      <text:p text:style-name="P143"/>
      <text:p text:style-name="P124">Detailed Description―Second Embodiment</text:p>
      <text:p text:style-name="P143"/>
      <text:p text:style-name="P124">I. Improved Keyboard Geometry Within the Core-Footprint</text:p>
      <text:p text:style-name="P143"/>
      <text:p text:style-name="P124">II. Portable Implementations of Post-Mechanical Geometry</text:p>
      <text:p text:style-name="P143"/>
      <text:p text:style-name="P124">III. Operating the Improved Split-Array Keyboard</text:p>
      <text:p text:style-name="P143"/>
      <text:p text:style-name="P123">Claims <text:span text:style-name="T202">o</text:span>f <text:span text:style-name="T202">t</text:span>he Applicant</text:p>
      <text:p text:style-name="P85">(A long note to the patent application professional)</text:p>
      <text:p text:style-name="P118"/>
      <text:p text:style-name="P132">I, Ronald Earl Walker of Titusville FL, am the sole inventor of this unique keyboard arrangement and I cannot wrap my head around the notion of saddling post-mechanical keyboard geometry with Qwerty, a “lingering 19th Century kludge.”</text:p>
      <text:p text:style-name="P132"/>
      <text:p text:style-name="P132">Having failed to learn the use of Qwerty typewriters (angrily concluding that Qwerty is nonsensical), <text:soft-page-break/>I did learn to use a Dvorak PC. Now, despite decades of practice, my touch-typing skills are stymied by the keyboard’s asymmetric layout.</text:p>
      <text:p text:style-name="P132"/>
      <text:p text:style-name="P132">The U.S. patent application and ensuing foreign patent applications must claim the novel keyboard geometry. <text:span text:style-name="T157">However</text:span>, <text:span text:style-name="T157">making</text:span> <text:span text:style-name="T157">any </text:span>claim to the <text:span text:style-name="T157">subsequent</text:span> Qwerty transposition <text:span text:style-name="T157">or </text:span>Dvorak adjustment methods <text:span text:style-name="T157">would be counterproductive</text:span>.</text:p>
      <text:p text:style-name="P132"/>
      <text:p text:style-name="P134">I consider the new keyboard geometry and the CSK sequences as two halves of a complete logical concept. Though I <text:span text:style-name="T116">will </text:span>copyleft (GPL) the Qwerty transposition and Dvorak adjustment methods, it is important to include the methods in the disclosure. Can trolls claim GPLed methods that are USPTO disclosed? The open source framework will give voice to consensus when the preferred form of that intellectual work is submitted to the community for modification.</text:p>
      <text:p text:style-name="P141"/>
      <text:p text:style-name="P140">The historical impact of Qwerty is taught in economics and social science classes at the graduate level. It is the “go to” example for the concept of “path dependence” developed by Paul Allen David in 1985. He posited this: “a standard that is first-to-market can become entrenched” and he said, “inferior standards can persist simply because of the legacy that they have built up”. There is great contention whether or not Dvorak vs. Qwerty is confirmation of this phenomenon.</text:p>
      <text:p text:style-name="P141"/>
      <text:p text:style-name="P140">Academics and governments have done several studies of the effectiveness of Dvorak vs. Qwerty. All results produced by institutional entities are suspect, as their economic interests lay in the status quo. Individuals will chose which path to take. In a day and age where children are no longer taught handwriting because the keyboard is their writing instrument, purely digital native cosseting parents will choose either new geometry Dvorak or old mechanical Qwerty their families.</text:p>
      <text:p text:style-name="P133"/>
      <text:p text:style-name="P111">Although this document is written in the form of a patent application, a layman wrote it with the intention of persuading readers. If this attempt nears adequacy as patent document it is a fortunate happenstance attributable to the professionals whose works guided this author. No work was plagiarized; well-turned phrases were paraphrased. Direct quotes of others are justly enclosed in quotation marks and the sources of those quotes are duly recorded in the list of referenced material.</text:p>
      <text:p text:style-name="P140"/>
      <text:p text:style-name="P117"><text:span text:style-name="T205">Dholydai</text:span></text:p>
      <text:p text:style-name="P171">POST-MECHANICAL COHERENT SIMPLIFIED KEYBOARD</text:p>
      <text:p text:style-name="P115"/>
      <text:p text:style-name="P7">Abstract</text:p>
      <text:p text:style-name="P10"/>
      <text:p text:style-name="P82"><text:span text:style-name="T68">A unique typing-core is disclosed for substantive and virtual alpha-numeric keyboards in which the totality of keys are arranged to enable the implementation of keyboards with the selfsame footprint as conventional keyboards. Within the typing-core character keys are organized to align with natural biomechanical angles. Keyboards based upon the typing-core can be installed directly into the majority of currently produced notebook PC cases. To populate the typing-core a method is disclosed for transposing conventional Qwerty PC keymaps into Dvorak. Finally, a method is disclosed for adjusting the American Simplified Keyboard letter sequence to better serve any </text:span><text:span text:style-name="T70">specific </text:span><text:span text:style-name="T68">language, that is written u</text:span><text:span text:style-name="T70">s</text:span><text:span text:style-name="T68">ing the Greek, Latin or Cyrillic alphabets, and produce a family of </text:span><text:span text:style-name="T69">Coherent</text:span><text:span text:style-name="T68"> Simplified Keyboard letter arrangement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AMT" svg:font-family="'Albany AMT', Arial" style:font-family-generic="swiss" style:font-pitch="variable"/>
    <style:font-face style:name="Arial" svg:font-family="Arial" style:font-family-generic="swiss" style:font-pitch="variable"/>
    <style:font-face style:name="Lucida Sans Unicode" svg:font-family="'Lucida Sans Unicode'" style:font-family-generic="system" style:font-pitch="variable"/>
    <style:font-face style:name="Nimbus Sans L" svg:font-family="'Nimbus Sans L'" style:font-family-generic="swiss" style:font-pitch="variable"/>
    <style:font-face style:name="Nimbus Sans L1" svg:font-family="'Nimbus Sans L', Arial" style:font-family-generic="swiss" style:font-pitch="variable"/>
    <style:font-face style:name="StarSymbol" svg:font-family="StarSymbol, 'Arial Unicode MS'" style:font-charset="x-symbol"/>
    <style:font-face style:name="Tahoma" svg:font-family="Tahoma" style:font-family-generic="system" style:font-pitch="variable"/>
    <style:font-face style:name="Thorndale AMT" svg:font-family="'Thorndale AMT', 'Times New Roman'" style:font-family-generic="roman" style:font-pitch="variable"/>
    <style:font-face style:name="Times New Roman" svg:font-family="'Times New Roman'" style:font-family-generic="roman" style:font-pitch="variable"/>
    <style:font-face style:name="Times New Roman1" svg:font-family="'Times New Roman'" style:font-family-generic="swiss"/>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loext:opacity="0%" fo:font-size="12pt" fo:language="en" fo:country="US" style:font-name-asian="Nimbus Sans L1" style:font-family-asian="'Nimbus Sans L', Arial" style:font-family-generic-asian="swiss" style:font-pitch-asian="variable" style:font-size-asian="12pt" style:language-asian="zxx" style:country-asian="none" style:font-name-complex="Thorndale AMT" style:font-family-complex="'Thorndale AMT', 'Times New Roman'" style:font-family-generic-complex="roman" style:font-pitch-complex="variable" style:font-size-complex="12pt" style:language-complex="zxx" style:country-complex="non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Nimbus Sans L1" style:font-family-asian="'Nimbus Sans L', Arial" style:font-family-generic-asian="swiss" style:font-pitch-asian="variable" style:font-size-asian="14pt" style:font-name-complex="Thorndale AMT" style:font-family-complex="'Thorndale AMT', 'Times New Roman'" style:font-family-generic-complex="roman"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in" fo:margin-right="0in" fo:text-indent="0in" style:auto-text-indent="false"/>
      <style:text-properties style:font-name="Thorndale AMT" fo:font-family="'Thorndale AMT', 'Times New Roman'" style:font-family-generic="roman" style:font-pitch="variable" fo:font-size="18pt" fo:font-weight="bold" style:font-name-asian="Albany AMT" style:font-family-asian="'Albany AMT', Arial" style:font-family-generic-asian="swiss" style:font-pitch-asian="variable" style:font-size-asian="18pt" style:font-weight-asian="bold" style:font-name-complex="Thorndale AMT" style:font-family-complex="'Thorndale AMT', 'Times New Roman'" style:font-family-generic-complex="roman"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in"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in" fo:margin-right="0in" fo:text-indent="0in" style:auto-text-indent="false"/>
      <style:text-properties style:font-name="Thorndale AMT" fo:font-family="'Thorndale AMT', 'Times New Roman'" style:font-family-generic="roman" style:font-pitch="variable" fo:font-size="12pt" fo:font-weight="bold" style:font-name-asian="Albany AMT" style:font-family-asian="'Albany AMT', Arial" style:font-family-generic-asian="swiss" style:font-pitch-asian="variable" style:font-size-asian="12pt" style:font-weight-asian="bold" style:font-name-complex="Thorndale AMT" style:font-family-complex="'Thorndale AMT', 'Times New Roman'" style:font-family-generic-complex="roman" style:font-pitch-complex="variable" style:font-size-complex="12pt" style:font-weight-complex="bold"/>
    </style:style>
    <style:style style:name="List_20_1_20_Start" style:display-name="List 1 Start" style:family="paragraph" style:parent-style-name="List" style:class="list">
      <style:paragraph-properties fo:margin-left="0.25in" fo:margin-right="0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1_20_End" style:display-name="List 1 End" style:family="paragraph" style:parent-style-name="List" style:class="list">
      <style:paragraph-properties fo:margin-left="0.25in" fo:margin-right="0in" fo:margin-top="0in" fo:margin-bottom="0.166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ody_20_Text_20_2" style:display-name="Body Text 2" style:family="paragraph" style:parent-style-name="Standard">
      <style:paragraph-properties fo:hyphenation-ladder-count="no-limit"/>
      <style:text-properties fo:font-size="10pt" style:font-size-asian="10pt" fo:hyphenate="true" fo:hyphenation-remain-char-count="2" fo:hyphenation-push-char-count="2" loext:hyphenation-no-caps="false" loext:hyphenation-no-last-word="false" loext:hyphenation-word-char-count="no-limit" loext:hyphenation-zone="no-limit"/>
    </style:style>
    <style:style style:name="Title" style:family="paragraph" style:parent-style-name="Standard" style:next-style-name="Subtitle" style:class="chapter">
      <style:paragraph-properties fo:text-align="center" style:justify-single-word="false" fo:hyphenation-ladder-count="no-limit" fo:break-before="page"/>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Standard" style:next-style-name="Standard" style:class="text">
      <style:paragraph-properties fo:text-align="center" style:justify-single-word="false" fo:keep-with-next="always"/>
      <style:text-properties fo:font-size="10pt" fo:font-style="italic" style:font-size-asian="10pt" style:font-style-asian="italic"/>
    </style:style>
    <style:style style:name="Body_20_Text_20_Indent_20_2" style:display-name="Body Text Indent 2" style:family="paragraph" style:parent-style-name="Standard">
      <style:paragraph-properties fo:margin-left="0.2083in" fo:margin-right="0in" fo:text-indent="0in" style:auto-text-indent="false"/>
      <style:text-properties fo:font-size="10pt" style:font-size-asian="10pt"/>
    </style:style>
    <style:style style:name="Body_20_Text_20_Indent_20_3" style:display-name="Body Text Indent 3" style:family="paragraph" style:parent-style-name="Standard">
      <style:paragraph-properties fo:margin-left="0.2189in" fo:margin-right="0in" fo:hyphenation-ladder-count="no-limit" fo:text-indent="0in" style:auto-text-indent="false"/>
      <style:text-properties fo:font-size="10pt" style:font-size-asian="10pt" fo:hyphenate="tru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6" style:display-name="Heading 6" style:family="paragraph" style:parent-style-name="Standard" style:next-style-name="Standard" style:default-outline-level="6" style:class="text">
      <style:paragraph-properties fo:text-align="center" style:justify-single-word="false" fo:orphans="0" fo:widows="0" fo:keep-with-next="always"/>
      <style:text-properties fo:font-weight="bold" style:letter-kerning="true" style:font-name-asian="Nimbus Sans L1" style:font-family-asian="'Nimbus Sans L', Arial" style:font-family-generic-asian="swiss" style:font-pitch-asian="variable" style:language-asian="zxx" style:country-asian="none" style:font-weight-asian="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WW8Num2z0" style:family="text">
      <style:text-properties fo:font-size="10pt" style:font-size-asian="10pt" style:font-size-complex="10pt"/>
    </style:style>
    <style:style style:name="WW8Num3z0" style:family="text">
      <style:text-properties fo:font-size="10pt" style:font-size-asian="10pt" style:font-size-complex="10pt"/>
    </style:style>
    <style:style style:name="Absatz-Standardschriftart" style:family="text"/>
    <style:style style:name="WW8Num4z0" style:family="text">
      <style:text-properties fo:font-size="10pt" style:font-size-asian="10pt" style:font-size-complex="10pt"/>
    </style:style>
    <style:style style:name="WW-Absatz-Standardschriftart" style:family="text"/>
    <style:style style:name="Numbering_20_Symbols" style:display-name="Numbering Symbols" style:family="text">
      <style:text-properties fo:font-size="10pt" style:font-size-asian="10pt" style:font-size-complex="10pt"/>
    </style:style>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Line_20_numbering" style:display-name="Line numbering" style:family="text"/>
    <style:style style:name="WW-Absatz-Standardschriftart1" style:family="text"/>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Page_20_Number" style:display-name="Page Number" style:family="text" style:parent-style-name="Default_20_Paragraph_20_Font"/>
    <style:style style:name="WW8Num7z0" style:family="text">
      <style:text-properties fo:font-size="10pt" style:font-size-asian="10pt" style:font-size-complex="10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in" svg:y="0in" style:wrap="none" style:vertical-pos="top" style:vertical-rel="paragraph" style:horizontal-pos="center" style:horizontal-rel="paragraph" draw:fill="none"/>
    </style:style>
    <style:style style:name="OLE" style:family="graphic">
      <style:graphic-properties text:anchor-type="paragraph" svg:x="0in" svg:y="0in" style:wrap="none" style:vertical-pos="top" style:vertical-rel="paragraph"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min-label-distance="0.15in"/>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2in" fo:margin-left="0.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2in" fo:margin-left="0.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2in" fo:margin-left="0.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2in" fo:margin-left="0.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2in" fo:margin-left="0.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2in" fo:margin-left="0.2in"/>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WW8Num1">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WW8Num2">
      <text:list-level-style-number text:level="1" text:style-name="WW8Num2z0"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WW8Num3">
      <text:list-level-style-number text:level="1" text:style-name="WW8Num3z0"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WW8Num4">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WW8Num5">
      <text:list-level-style-number text:level="1" loext:num-list-format="%1%" style:num-format="">
        <style:list-level-properties/>
      </text:list-level-style-number>
      <text:list-level-style-number text:level="2" loext:num-list-format="%2%" style:num-format="">
        <style:list-level-properties/>
      </text:list-level-style-number>
      <text:list-level-style-number text:level="3" loext:num-list-format="%3%" style:num-format="">
        <style:list-level-properties/>
      </text:list-level-style-number>
      <text:list-level-style-number text:level="4" loext:num-list-format="%4%" style:num-format="">
        <style:list-level-properties/>
      </text:list-level-style-number>
      <text:list-level-style-number text:level="5" loext:num-list-format="%5%" style:num-format="">
        <style:list-level-properties/>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space-before="2.5in" text:min-label-width="0.25in"/>
      </text:list-level-style-number>
    </text:list-style>
    <text:list-style style:name="RTF_5f_Num_20_2" style:display-name="RTF_Num 2">
      <text:list-level-style-number text:level="1" loext:num-list-format="%1%." style:num-suffix="." style:num-format="I">
        <style:list-level-properties text:min-label-width="0.5in"/>
      </text:list-level-style-number>
      <text:list-level-style-number text:level="2" loext:num-list-format="%2%." style:num-suffix="." style:num-format="A" style:num-letter-sync="true">
        <style:list-level-properties text:space-before="0.5in" text:min-label-width="0.5in"/>
      </text:list-level-style-number>
      <text:list-level-style-number text:level="3" loext:num-list-format="%3%." style:num-suffix="." style:num-format="1">
        <style:list-level-properties text:space-before="1in" text:min-label-width="0.5in"/>
      </text:list-level-style-number>
      <text:list-level-style-number text:level="4" loext:num-list-format="%4%)" style:num-suffix=")" style:num-format="a" style:num-letter-sync="true">
        <style:list-level-properties text:space-before="1.5in" text:min-label-width="0.5in"/>
      </text:list-level-style-number>
      <text:list-level-style-number text:level="5" loext:num-list-format="(%5%)" style:num-prefix="(" style:num-suffix=")" style:num-format="1">
        <style:list-level-properties text:space-before="2in" text:min-label-width="0.5in"/>
      </text:list-level-style-number>
      <text:list-level-style-number text:level="6" loext:num-list-format="(%6%)" style:num-prefix="(" style:num-suffix=")" style:num-format="a" style:num-letter-sync="true">
        <style:list-level-properties text:space-before="2.5in" text:min-label-width="0.5in"/>
      </text:list-level-style-number>
      <text:list-level-style-number text:level="7" loext:num-list-format="(%7%)" style:num-prefix="(" style:num-suffix=")" style:num-format="i">
        <style:list-level-properties text:space-before="3in" text:min-label-width="0.5in"/>
      </text:list-level-style-number>
      <text:list-level-style-number text:level="8" loext:num-list-format="(%8%)" style:num-prefix="(" style:num-suffix=")" style:num-format="a" style:num-letter-sync="true">
        <style:list-level-properties text:space-before="3.5in" text:min-label-width="0.5in"/>
      </text:list-level-style-number>
      <text:list-level-style-number text:level="9" loext:num-list-format="(%9%)" style:num-prefix="(" style:num-suffix=")" style:num-format="i">
        <style:list-level-properties text:space-before="4in" text:min-label-width="0.5in"/>
      </text:list-level-style-number>
      <text:list-level-style-number text:level="10" loext:num-list-format="%10%." style:num-suffix="." style:num-format="1">
        <style:list-level-properties text:space-before="2.5in" text:min-label-width="0.25in"/>
      </text:list-level-style-number>
    </text:list-style>
    <text:list-style style:name="RTF_5f_Num_20_3" style:display-name="RTF_Num 3">
      <text:list-level-style-number text:level="1" text:style-name="RTF_5f_Num_20_3_20_1" loext:num-list-format="%1%." style:num-suffix="." style:num-format="1">
        <style:list-level-properties text:space-before="0.25in" text:min-label-width="0.25in"/>
      </text:list-level-style-number>
      <text:list-level-style-number text:level="2" text:style-name="RTF_5f_Num_20_3_20_2" loext:num-list-format="%2%." style:num-suffix="." style:num-format="1">
        <style:list-level-properties text:space-before="0.5in" text:min-label-width="0.25in"/>
      </text:list-level-style-number>
      <text:list-level-style-number text:level="3" text:style-name="RTF_5f_Num_20_3_20_3" loext:num-list-format="%3%." style:num-suffix="." style:num-format="1">
        <style:list-level-properties text:space-before="0.75in" text:min-label-width="0.25in"/>
      </text:list-level-style-number>
      <text:list-level-style-number text:level="4" text:style-name="RTF_5f_Num_20_3_20_4" loext:num-list-format="%4%." style:num-suffix="." style:num-format="1">
        <style:list-level-properties text:space-before="1in" text:min-label-width="0.25in"/>
      </text:list-level-style-number>
      <text:list-level-style-number text:level="5" text:style-name="RTF_5f_Num_20_3_20_5" loext:num-list-format="%5%." style:num-suffix="." style:num-format="1">
        <style:list-level-properties text:space-before="1.25in" text:min-label-width="0.25in"/>
      </text:list-level-style-number>
      <text:list-level-style-number text:level="6" text:style-name="RTF_5f_Num_20_3_20_6" loext:num-list-format="%6%." style:num-suffix="." style:num-format="1">
        <style:list-level-properties text:space-before="1.5in" text:min-label-width="0.25in"/>
      </text:list-level-style-number>
      <text:list-level-style-number text:level="7" text:style-name="RTF_5f_Num_20_3_20_7" loext:num-list-format="%7%." style:num-suffix="." style:num-format="1">
        <style:list-level-properties text:space-before="1.75in" text:min-label-width="0.25in"/>
      </text:list-level-style-number>
      <text:list-level-style-number text:level="8" text:style-name="RTF_5f_Num_20_3_20_8" loext:num-list-format="%8%." style:num-suffix="." style:num-format="1">
        <style:list-level-properties text:space-before="2in" text:min-label-width="0.25in"/>
      </text:list-level-style-number>
      <text:list-level-style-number text:level="9" text:style-name="RTF_5f_Num_20_3_20_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WW8Num7">
      <text:list-level-style-number text:level="1" text:style-name="WW8Num7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7z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7z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7z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7z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7z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7z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1pt" style:font-size-asian="11pt" style:font-size-complex="11pt"/>
    </style:style>
    <style:page-layout style:name="Mpm1">
      <style:page-layout-properties fo:page-width="8.5in" fo:page-height="11in" style:num-format="1" style:print-orientation="portrait" fo:margin-top="0.75in" fo:margin-bottom="0.75in" fo:margin-left="1in" fo:margin-right="0.75in" style:writing-mode="lr-tb" style:layout-grid-color="#c0c0c0" style:layout-grid-lines="38" style:layout-grid-base-height="0.1665in" style:layout-grid-ruby-height="0.0835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11in" fo:page-height="8.5in" style:num-format="1" style:print-orientation="landscape" fo:margin-top="1in" fo:margin-bottom="1in" fo:margin-left="1in" fo:margin-right="1in" style:writing-mode="lr-tb" style:layout-grid-color="#c0c0c0" style:layout-grid-lines="26" style:layout-grid-base-height="0.1665in" style:layout-grid-ruby-height="0.0835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11in" fo:page-height="8.5in" style:num-format="1" style:print-orientation="landscape" fo:margin-top="0.7902in" fo:margin-bottom="0.7902in" fo:margin-left="0.7902in" fo:margin-right="0.7902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5in" fo:margin-bottom="0.4in" fo:margin-left="1in" fo:margin-right="0.75in" style:writing-mode="lr-tb" style:layout-grid-color="#c0c0c0" style:layout-grid-lines="38" style:layout-grid-base-height="0.1665in" style:layout-grid-ruby-height="0.0835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3402in" fo:margin-left="0in" fo:margin-right="0in" fo:margin-top="0.1402in" style:dynamic-spacing="fals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master-page style:name="Convert_20_1" style:display-name="Convert 1" style:page-layout-name="Mpm2" draw:style-name="Mdp1"/>
    <style:master-page style:name="Convert_20_2" style:display-name="Convert 2" style:page-layout-name="Mpm2" draw:style-name="Mdp1"/>
    <style:master-page style:name="Convert_20_3" style:display-name="Convert 3" style:page-layout-name="Mpm2" draw:style-name="Mdp1"/>
    <style:master-page style:name="Convert_20_4" style:display-name="Convert 4" style:page-layout-name="Mpm2" draw:style-name="Mdp1"/>
    <style:master-page style:name="Convert_20_5" style:display-name="Convert 5" style:page-layout-name="Mpm2" draw:style-name="Mdp1"/>
    <style:master-page style:name="Convert_20_6" style:display-name="Convert 6" style:page-layout-name="Mpm2" draw:style-name="Mdp1"/>
    <style:master-page style:name="Convert_20_7" style:display-name="Convert 7" style:page-layout-name="Mpm2" draw:style-name="Mdp1"/>
    <style:master-page style:name="Convert_20_8" style:display-name="Convert 8" style:page-layout-name="Mpm2" draw:style-name="Mdp1"/>
    <style:master-page style:name="Convert_20_9" style:display-name="Convert 9" style:page-layout-name="Mpm2" draw:style-name="Mdp1"/>
    <style:master-page style:name="Convert_20_10" style:display-name="Convert 10" style:page-layout-name="Mpm2" draw:style-name="Mdp1"/>
    <style:master-page style:name="Convert_20_11" style:display-name="Convert 11" style:page-layout-name="Mpm2" draw:style-name="Mdp1"/>
    <style:master-page style:name="Convert_20_12" style:display-name="Convert 12" style:page-layout-name="Mpm2" draw:style-name="Mdp1"/>
    <style:master-page style:name="Convert_20_13" style:display-name="Convert 13" style:page-layout-name="Mpm1" draw:style-name="Mdp1"/>
    <style:master-page style:name="PatDraw" style:page-layout-name="Mpm3" draw:style-name="Mdp2"/>
    <style:master-page style:name="Patent" style:page-layout-name="Mpm4" draw:style-name="Mdp1">
      <style:footer>
        <text:p text:style-name="MP1"><text:page-number text:select-page="current">2</text:page-number></text:p>
      </style:footer>
    </style:master-page>
    <style:master-page style:name="HTML"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9.2$Windows_X86_64 LibreOffice_project/cdeefe45c17511d326101eed8008ac4092f278a9</meta:generator>
    <meta:initial-creator>Ronald Walker</meta:initial-creator>
    <meta:creation-date>2006-08-21T00:52:00</meta:creation-date>
    <dc:date>2024-01-07T18:42:17.761000000</dc:date>
    <meta:printed-by>Ronald Walker</meta:printed-by>
    <meta:print-date>2009-04-26T15:06:57</meta:print-date>
    <meta:editing-cycles>6246</meta:editing-cycles>
    <meta:editing-duration>P37DT18H48M50S</meta:editing-duration>
    <meta:document-statistic meta:table-count="9" meta:image-count="0" meta:object-count="0" meta:page-count="46" meta:paragraph-count="805" meta:word-count="14066" meta:character-count="88860" meta:non-whitespace-character-count="75582"/>
    <meta:user-defined meta:name="Info 1"/>
    <meta:user-defined meta:name="Info 2"/>
    <meta:user-defined meta:name="Info 3"/>
    <meta:user-defined meta:name="Info 4"/>
  </office:meta>
</office:document-meta>
</file>